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29in"/>
    </style:style>
    <style:style style:name="co2" style:family="table-column">
      <style:table-column-properties fo:break-before="auto" style:column-width="3.0937in"/>
    </style:style>
    <style:style style:name="co3" style:family="table-column">
      <style:table-column-properties fo:break-before="auto" style:column-width="1.1335in"/>
    </style:style>
    <style:style style:name="co4" style:family="table-column">
      <style:table-column-properties fo:break-before="auto" style:column-width="1.5846in"/>
    </style:style>
    <style:style style:name="co5" style:family="table-column">
      <style:table-column-properties fo:break-before="auto" style:column-width="1.6071in"/>
    </style:style>
    <style:style style:name="co6" style:family="table-column">
      <style:table-column-properties fo:break-before="auto" style:column-width="1.1772in"/>
    </style:style>
    <style:style style:name="co7" style:family="table-column">
      <style:table-column-properties fo:break-before="auto" style:column-width="2.4102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3.4346in"/>
    </style:style>
    <style:style style:name="co10" style:family="table-column">
      <style:table-column-properties fo:break-before="auto" style:column-width="1.398in"/>
    </style:style>
    <style:style style:name="co11" style:family="table-column">
      <style:table-column-properties fo:break-before="auto" style:column-width="0.698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PageStyle_5f_Basic_20_Facts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sic Fac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4" table:default-cell-style-name="Default"/>
        <table:table-row table:style-name="ro1"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Company Name</text:p>
          </table:table-cell>
          <table:table-cell table:style-name="ce1" office:value-type="string" calcext:value-type="string">
            <text:p>Security Price</text:p>
          </table:table-cell>
          <table:table-cell table:style-name="ce1" office:value-type="string" calcext:value-type="string">
            <text:p>Volume (90 Day Avg)</text:p>
          </table:table-cell>
          <table:table-cell table:style-name="ce1" office:value-type="string" calcext:value-type="string">
            <text:p>Market Capitalization</text:p>
          </table:table-cell>
          <table:table-cell table:style-name="ce1" office:value-type="string" calcext:value-type="string">
            <text:p>Dividend Yield</text:p>
          </table:table-cell>
          <table:table-cell table:style-name="ce1" office:value-type="string" calcext:value-type="string">
            <text:p>Company Headquarters Location</text:p>
          </table:table-cell>
          <table:table-cell table:style-name="ce1" office:value-type="string" calcext:value-type="string">
            <text:p>Sector</text:p>
          </table:table-cell>
          <table:table-cell table:style-name="ce1" office:value-type="string" calcext:value-type="string">
            <text:p>Industry</text:p>
          </table:table-cell>
          <table:table-cell table:style-name="ce1" office:value-type="string" calcext:value-type="string">
            <text:p>Optionable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Apple Inc</text:p>
          </table:table-cell>
          <table:table-cell office:value-type="float" office:value="168.635" calcext:value-type="float">
            <text:p>168.635</text:p>
          </table:table-cell>
          <table:table-cell office:value-type="float" office:value="98.70325" calcext:value-type="float">
            <text:p>98.70325</text:p>
          </table:table-cell>
          <table:table-cell office:value-type="string" calcext:value-type="string">
            <text:p>$2.70T</text:p>
          </table:table-cell>
          <table:table-cell office:value-type="float" office:value="0.53211" calcext:value-type="float">
            <text:p>0.5321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SFT</text:p>
          </table:table-cell>
          <table:table-cell office:value-type="string" calcext:value-type="string">
            <text:p>Microsoft Corp</text:p>
          </table:table-cell>
          <table:table-cell office:value-type="float" office:value="302.885" calcext:value-type="float">
            <text:p>302.885</text:p>
          </table:table-cell>
          <table:table-cell office:value-type="float" office:value="34.77572" calcext:value-type="float">
            <text:p>34.77572</text:p>
          </table:table-cell>
          <table:table-cell office:value-type="string" calcext:value-type="string">
            <text:p>$2.24T</text:p>
          </table:table-cell>
          <table:table-cell office:value-type="float" office:value="0.82899" calcext:value-type="float">
            <text:p>0.82899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Amazon.com Inc</text:p>
          </table:table-cell>
          <table:table-cell office:value-type="float" office:value="3302.34" calcext:value-type="float">
            <text:p>3302.34</text:p>
          </table:table-cell>
          <table:table-cell office:value-type="float" office:value="3.68553" calcext:value-type="float">
            <text:p>3.68553</text:p>
          </table:table-cell>
          <table:table-cell office:value-type="string" calcext:value-type="string">
            <text:p>$1.64T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SLA</text:p>
          </table:table-cell>
          <table:table-cell office:value-type="string" calcext:value-type="string">
            <text:p>Tesla Inc</text:p>
          </table:table-cell>
          <table:table-cell office:value-type="float" office:value="978.3752" calcext:value-type="float">
            <text:p>978.3752</text:p>
          </table:table-cell>
          <table:table-cell office:value-type="float" office:value="26.13187" calcext:value-type="float">
            <text:p>26.13187</text:p>
          </table:table-cell>
          <table:table-cell office:value-type="string" calcext:value-type="string">
            <text:p>$952.03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OOGL</text:p>
          </table:table-cell>
          <table:table-cell office:value-type="string" calcext:value-type="string">
            <text:p>Alphabet Inc</text:p>
          </table:table-cell>
          <table:table-cell office:value-type="float" office:value="2797.09" calcext:value-type="float">
            <text:p>2797.09</text:p>
          </table:table-cell>
          <table:table-cell office:value-type="float" office:value="1.77133" calcext:value-type="float">
            <text:p>1.77133</text:p>
          </table:table-cell>
          <table:table-cell office:value-type="string" calcext:value-type="string">
            <text:p>$940.00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Alphabet Inc</text:p>
          </table:table-cell>
          <table:table-cell office:value-type="float" office:value="2802.73" calcext:value-type="float">
            <text:p>2802.73</text:p>
          </table:table-cell>
          <table:table-cell office:value-type="float" office:value="1.42157" calcext:value-type="float">
            <text:p>1.42157</text:p>
          </table:table-cell>
          <table:table-cell office:value-type="string" calcext:value-type="string">
            <text:p>$861.56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VDA</text:p>
          </table:table-cell>
          <table:table-cell office:value-type="string" calcext:value-type="string">
            <text:p>NVIDIA Corporation</text:p>
          </table:table-cell>
          <table:table-cell office:value-type="float" office:value="263.45" calcext:value-type="float">
            <text:p>263.45</text:p>
          </table:table-cell>
          <table:table-cell office:value-type="float" office:value="51.65386" calcext:value-type="float">
            <text:p>51.65386</text:p>
          </table:table-cell>
          <table:table-cell office:value-type="string" calcext:value-type="string">
            <text:p>$671.02B</text:p>
          </table:table-cell>
          <table:table-cell office:value-type="float" office:value="0.05985" calcext:value-type="float">
            <text:p>0.0598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Meta Platforms Inc</text:p>
          </table:table-cell>
          <table:table-cell office:value-type="float" office:value="216.2001" calcext:value-type="float">
            <text:p>216.2001</text:p>
          </table:table-cell>
          <table:table-cell office:value-type="float" office:value="30.75004" calcext:value-type="float">
            <text:p>30.75004</text:p>
          </table:table-cell>
          <table:table-cell office:value-type="string" calcext:value-type="string">
            <text:p>$575.66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SM</text:p>
          </table:table-cell>
          <table:table-cell office:value-type="string" calcext:value-type="string">
            <text:p>Taiwan Semiconductor Manufacturing Co Ltd</text:p>
          </table:table-cell>
          <table:table-cell office:value-type="float" office:value="107.16" calcext:value-type="float">
            <text:p>107.16</text:p>
          </table:table-cell>
          <table:table-cell office:value-type="float" office:value="12.0389" calcext:value-type="float">
            <text:p>12.0389</text:p>
          </table:table-cell>
          <table:table-cell office:value-type="string" calcext:value-type="string">
            <text:p>$554.50B</text:p>
          </table:table-cell>
          <table:table-cell office:value-type="float" office:value="1.79901" calcext:value-type="float">
            <text:p>1.79901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NH</text:p>
          </table:table-cell>
          <table:table-cell office:value-type="string" calcext:value-type="string">
            <text:p>Unitedhealth Group Inc</text:p>
          </table:table-cell>
          <table:table-cell office:value-type="float" office:value="506.13" calcext:value-type="float">
            <text:p>506.13</text:p>
          </table:table-cell>
          <table:table-cell office:value-type="float" office:value="3.3063" calcext:value-type="float">
            <text:p>3.3063</text:p>
          </table:table-cell>
          <table:table-cell office:value-type="string" calcext:value-type="string">
            <text:p>$477.66B</text:p>
          </table:table-cell>
          <table:table-cell office:value-type="float" office:value="1.1425" calcext:value-type="float">
            <text:p>1.142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Providers &amp;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JNJ</text:p>
          </table:table-cell>
          <table:table-cell office:value-type="string" calcext:value-type="string">
            <text:p>Johnson &amp; Johnson</text:p>
          </table:table-cell>
          <table:table-cell office:value-type="float" office:value="174.35" calcext:value-type="float">
            <text:p>174.35</text:p>
          </table:table-cell>
          <table:table-cell office:value-type="float" office:value="8.13985" calcext:value-type="float">
            <text:p>8.13985</text:p>
          </table:table-cell>
          <table:table-cell office:value-type="string" calcext:value-type="string">
            <text:p>$462.37B</text:p>
          </table:table-cell>
          <table:table-cell office:value-type="float" office:value="2.41142" calcext:value-type="float">
            <text:p>2.4114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isa Inc</text:p>
          </table:table-cell>
          <table:table-cell office:value-type="float" office:value="217.65" calcext:value-type="float">
            <text:p>217.65</text:p>
          </table:table-cell>
          <table:table-cell office:value-type="float" office:value="10.3983" calcext:value-type="float">
            <text:p>10.3983</text:p>
          </table:table-cell>
          <table:table-cell office:value-type="string" calcext:value-type="string">
            <text:p>$455.09B</text:p>
          </table:table-cell>
          <table:table-cell office:value-type="float" office:value="0.69112" calcext:value-type="float">
            <text:p>0.6911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K/B</text:p>
          </table:table-cell>
          <table:table-cell office:value-type="string" calcext:value-type="string">
            <text:p>Berkshire Hathaway Inc</text:p>
          </table:table-cell>
          <table:table-cell office:value-type="float" office:value="349.2979" calcext:value-type="float">
            <text:p>349.2979</text:p>
          </table:table-cell>
          <table:table-cell office:value-type="float" office:value="5.19138" calcext:value-type="float">
            <text:p>5.19138</text:p>
          </table:table-cell>
          <table:table-cell office:value-type="string" calcext:value-type="string">
            <text:p>$450.23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Financial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JPM</text:p>
          </table:table-cell>
          <table:table-cell office:value-type="string" calcext:value-type="string">
            <text:p>JPMorgan Chase &amp; Co</text:p>
          </table:table-cell>
          <table:table-cell office:value-type="float" office:value="142" calcext:value-type="float">
            <text:p>142</text:p>
          </table:table-cell>
          <table:table-cell office:value-type="float" office:value="15.13137" calcext:value-type="float">
            <text:p>15.13137</text:p>
          </table:table-cell>
          <table:table-cell office:value-type="string" calcext:value-type="string">
            <text:p>$412.36B</text:p>
          </table:table-cell>
          <table:table-cell office:value-type="float" office:value="2.8643" calcext:value-type="float">
            <text:p>2.8643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MT</text:p>
          </table:table-cell>
          <table:table-cell office:value-type="string" calcext:value-type="string">
            <text:p>Walmart Inc</text:p>
          </table:table-cell>
          <table:table-cell office:value-type="float" office:value="143.62" calcext:value-type="float">
            <text:p>143.62</text:p>
          </table:table-cell>
          <table:table-cell office:value-type="float" office:value="9.38116" calcext:value-type="float">
            <text:p>9.38116</text:p>
          </table:table-cell>
          <table:table-cell office:value-type="string" calcext:value-type="string">
            <text:p>$396.89B</text:p>
          </table:table-cell>
          <table:table-cell office:value-type="float" office:value="1.55307" calcext:value-type="float">
            <text:p>1.55307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Food &amp; Staples Retailing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rocter &amp; Gamble Co (The)</text:p>
          </table:table-cell>
          <table:table-cell office:value-type="float" office:value="151.32" calcext:value-type="float">
            <text:p>151.32</text:p>
          </table:table-cell>
          <table:table-cell office:value-type="float" office:value="8.42593" calcext:value-type="float">
            <text:p>8.42593</text:p>
          </table:table-cell>
          <table:table-cell office:value-type="string" calcext:value-type="string">
            <text:p>$361.29B</text:p>
          </table:table-cell>
          <table:table-cell office:value-type="float" office:value="2.30839" calcext:value-type="float">
            <text:p>2.30839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ousehold Produc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XOM</text:p>
          </table:table-cell>
          <table:table-cell office:value-type="string" calcext:value-type="string">
            <text:p>Exxon Mobil Corp</text:p>
          </table:table-cell>
          <table:table-cell office:value-type="float" office:value="81.79" calcext:value-type="float">
            <text:p>81.79</text:p>
          </table:table-cell>
          <table:table-cell office:value-type="float" office:value="29.12572" calcext:value-type="float">
            <text:p>29.12572</text:p>
          </table:table-cell>
          <table:table-cell office:value-type="string" calcext:value-type="string">
            <text:p>$348.00B</text:p>
          </table:table-cell>
          <table:table-cell office:value-type="float" office:value="4.28224" calcext:value-type="float">
            <text:p>4.2822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AC</text:p>
          </table:table-cell>
          <table:table-cell office:value-type="string" calcext:value-type="string">
            <text:p>Bank of America Corp</text:p>
          </table:table-cell>
          <table:table-cell office:value-type="float" office:value="43.98" calcext:value-type="float">
            <text:p>43.98</text:p>
          </table:table-cell>
          <table:table-cell office:value-type="float" office:value="53.39917" calcext:value-type="float">
            <text:p>53.39917</text:p>
          </table:table-cell>
          <table:table-cell office:value-type="string" calcext:value-type="string">
            <text:p>$345.50B</text:p>
          </table:table-cell>
          <table:table-cell office:value-type="float" office:value="1.96078" calcext:value-type="float">
            <text:p>1.9607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D</text:p>
          </table:table-cell>
          <table:table-cell office:value-type="string" calcext:value-type="string">
            <text:p>Home Depot Inc. (The)</text:p>
          </table:table-cell>
          <table:table-cell office:value-type="float" office:value="329.745" calcext:value-type="float">
            <text:p>329.745</text:p>
          </table:table-cell>
          <table:table-cell office:value-type="float" office:value="4.60462" calcext:value-type="float">
            <text:p>4.60462</text:p>
          </table:table-cell>
          <table:table-cell office:value-type="string" calcext:value-type="string">
            <text:p>$343.94B</text:p>
          </table:table-cell>
          <table:table-cell office:value-type="float" office:value="2.30744" calcext:value-type="float">
            <text:p>2.3074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Retail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Mastercard Inc</text:p>
          </table:table-cell>
          <table:table-cell office:value-type="float" office:value="350.6245" calcext:value-type="float">
            <text:p>350.6245</text:p>
          </table:table-cell>
          <table:table-cell office:value-type="float" office:value="5.18342" calcext:value-type="float">
            <text:p>5.18342</text:p>
          </table:table-cell>
          <table:table-cell office:value-type="string" calcext:value-type="string">
            <text:p>$337.80B</text:p>
          </table:table-cell>
          <table:table-cell office:value-type="float" office:value="0.56716" calcext:value-type="float">
            <text:p>0.56716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RK/A</text:p>
          </table:table-cell>
          <table:table-cell office:value-type="string" calcext:value-type="string">
            <text:p>Berkshire Hathaway Inc</text:p>
          </table:table-cell>
          <table:table-cell office:value-type="float" office:value="524117.5" calcext:value-type="float">
            <text:p>524117.5</text:p>
          </table:table-cell>
          <table:table-cell office:value-type="float" office:value="0.00196" calcext:value-type="float">
            <text:p>0.00196</text:p>
          </table:table-cell>
          <table:table-cell office:value-type="string" calcext:value-type="string">
            <text:p>$322.88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Financial Services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VX</text:p>
          </table:table-cell>
          <table:table-cell office:value-type="string" calcext:value-type="string">
            <text:p>Chevron Corp</text:p>
          </table:table-cell>
          <table:table-cell office:value-type="float" office:value="164.21" calcext:value-type="float">
            <text:p>164.21</text:p>
          </table:table-cell>
          <table:table-cell office:value-type="float" office:value="15.59942" calcext:value-type="float">
            <text:p>15.59942</text:p>
          </table:table-cell>
          <table:table-cell office:value-type="string" calcext:value-type="string">
            <text:p>$320.65B</text:p>
          </table:table-cell>
          <table:table-cell office:value-type="float" office:value="3.44995" calcext:value-type="float">
            <text:p>3.4499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FE</text:p>
          </table:table-cell>
          <table:table-cell office:value-type="string" calcext:value-type="string">
            <text:p>Pfizer Inc</text:p>
          </table:table-cell>
          <table:table-cell office:value-type="float" office:value="52.99" calcext:value-type="float">
            <text:p>52.99</text:p>
          </table:table-cell>
          <table:table-cell office:value-type="float" office:value="39.33494" calcext:value-type="float">
            <text:p>39.33494</text:p>
          </table:table-cell>
          <table:table-cell office:value-type="string" calcext:value-type="string">
            <text:p>$306.05B</text:p>
          </table:table-cell>
          <table:table-cell office:value-type="float" office:value="2.95257" calcext:value-type="float">
            <text:p>2.95257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BBV</text:p>
          </table:table-cell>
          <table:table-cell office:value-type="string" calcext:value-type="string">
            <text:p>AbbVie Inc</text:p>
          </table:table-cell>
          <table:table-cell office:value-type="float" office:value="159.26" calcext:value-type="float">
            <text:p>159.26</text:p>
          </table:table-cell>
          <table:table-cell office:value-type="float" office:value="7.29857" calcext:value-type="float">
            <text:p>7.29857</text:p>
          </table:table-cell>
          <table:table-cell office:value-type="string" calcext:value-type="string">
            <text:p>$283.09B</text:p>
          </table:table-cell>
          <table:table-cell office:value-type="float" office:value="3.5239" calcext:value-type="float">
            <text:p>3.5239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ABA</text:p>
          </table:table-cell>
          <table:table-cell office:value-type="string" calcext:value-type="string">
            <text:p>Alibaba Group Holding Ltd</text:p>
          </table:table-cell>
          <table:table-cell office:value-type="float" office:value="115.1171" calcext:value-type="float">
            <text:p>115.1171</text:p>
          </table:table-cell>
          <table:table-cell office:value-type="float" office:value="28.10851" calcext:value-type="float">
            <text:p>28.10851</text:p>
          </table:table-cell>
          <table:table-cell office:value-type="string" calcext:value-type="string">
            <text:p>$281.58B</text:p>
          </table:table-cell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LY</text:p>
          </table:table-cell>
          <table:table-cell office:value-type="string" calcext:value-type="string">
            <text:p>Eli Lilly and Co</text:p>
          </table:table-cell>
          <table:table-cell office:value-type="float" office:value="284.27" calcext:value-type="float">
            <text:p>284.27</text:p>
          </table:table-cell>
          <table:table-cell office:value-type="float" office:value="3.03063" calcext:value-type="float">
            <text:p>3.03063</text:p>
          </table:table-cell>
          <table:table-cell office:value-type="string" calcext:value-type="string">
            <text:p>$275.84B</text:p>
          </table:table-cell>
          <table:table-cell office:value-type="float" office:value="1.3534" calcext:value-type="float">
            <text:p>1.353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SML</text:p>
          </table:table-cell>
          <table:table-cell office:value-type="string" calcext:value-type="string">
            <text:p>ASML Holding NV</text:p>
          </table:table-cell>
          <table:table-cell office:value-type="float" office:value="686.98" calcext:value-type="float">
            <text:p>686.98</text:p>
          </table:table-cell>
          <table:table-cell office:value-type="float" office:value="1.10179" calcext:value-type="float">
            <text:p>1.10179</text:p>
          </table:table-cell>
          <table:table-cell office:value-type="string" calcext:value-type="string">
            <text:p>$274.94B</text:p>
          </table:table-cell>
          <table:table-cell office:value-type="float" office:value="0.57899" calcext:value-type="float">
            <text:p>0.57899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KO</text:p>
          </table:table-cell>
          <table:table-cell office:value-type="string" calcext:value-type="string">
            <text:p>Coca-Cola Co (The)</text:p>
          </table:table-cell>
          <table:table-cell office:value-type="float" office:value="60.645" calcext:value-type="float">
            <text:p>60.645</text:p>
          </table:table-cell>
          <table:table-cell office:value-type="float" office:value="19.42837" calcext:value-type="float">
            <text:p>19.42837</text:p>
          </table:table-cell>
          <table:table-cell office:value-type="string" calcext:value-type="string">
            <text:p>$262.61B</text:p>
          </table:table-cell>
          <table:table-cell office:value-type="float" office:value="2.90525" calcext:value-type="float">
            <text:p>2.9052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IS</text:p>
          </table:table-cell>
          <table:table-cell office:value-type="string" calcext:value-type="string">
            <text:p>Walt Disney Co (The)</text:p>
          </table:table-cell>
          <table:table-cell office:value-type="float" office:value="140.69" calcext:value-type="float">
            <text:p>140.69</text:p>
          </table:table-cell>
          <table:table-cell office:value-type="float" office:value="13.49106" calcext:value-type="float">
            <text:p>13.49106</text:p>
          </table:table-cell>
          <table:table-cell office:value-type="string" calcext:value-type="string">
            <text:p>$252.38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HHBY</text:p>
          </table:table-cell>
          <table:table-cell office:value-type="string" calcext:value-type="string">
            <text:p>Roche Holding AG</text:p>
          </table:table-cell>
          <table:table-cell office:value-type="float" office:value="49.196" calcext:value-type="float">
            <text:p>49.196</text:p>
          </table:table-cell>
          <table:table-cell office:value-type="float" office:value="0.9848" calcext:value-type="float">
            <text:p>0.9848</text:p>
          </table:table-cell>
          <table:table-cell office:value-type="string" calcext:value-type="string">
            <text:p>$250.63B</text:p>
          </table:table-cell>
          <table:table-cell office:value-type="float" office:value="2.58578" calcext:value-type="float">
            <text:p>2.58578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Costco Wholesale Corp</text:p>
          </table:table-cell>
          <table:table-cell office:value-type="float" office:value="557.42" calcext:value-type="float">
            <text:p>557.42</text:p>
          </table:table-cell>
          <table:table-cell office:value-type="float" office:value="2.57783" calcext:value-type="float">
            <text:p>2.57783</text:p>
          </table:table-cell>
          <table:table-cell office:value-type="string" calcext:value-type="string">
            <text:p>$246.22B</text:p>
          </table:table-cell>
          <table:table-cell office:value-type="float" office:value="0.56883" calcext:value-type="float">
            <text:p>0.56883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Food &amp; Staples Retailing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VGO</text:p>
          </table:table-cell>
          <table:table-cell office:value-type="string" calcext:value-type="string">
            <text:p>Broadcom Inc</text:p>
          </table:table-cell>
          <table:table-cell office:value-type="float" office:value="608.86" calcext:value-type="float">
            <text:p>608.86</text:p>
          </table:table-cell>
          <table:table-cell office:value-type="float" office:value="2.56891" calcext:value-type="float">
            <text:p>2.56891</text:p>
          </table:table-cell>
          <table:table-cell office:value-type="string" calcext:value-type="string">
            <text:p>$245.50B</text:p>
          </table:table-cell>
          <table:table-cell office:value-type="float" office:value="2.72747" calcext:value-type="float">
            <text:p>2.72747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oyota Motor Corp</text:p>
          </table:table-cell>
          <table:table-cell office:value-type="float" office:value="173.01" calcext:value-type="float">
            <text:p>173.01</text:p>
          </table:table-cell>
          <table:table-cell office:value-type="float" office:value="0.31252" calcext:value-type="float">
            <text:p>0.31252</text:p>
          </table:table-cell>
          <table:table-cell office:value-type="string" calcext:value-type="string">
            <text:p>$236.75B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SCO</text:p>
          </table:table-cell>
          <table:table-cell office:value-type="string" calcext:value-type="string">
            <text:p>Cisco Systems Inc</text:p>
          </table:table-cell>
          <table:table-cell office:value-type="float" office:value="56.25" calcext:value-type="float">
            <text:p>56.25</text:p>
          </table:table-cell>
          <table:table-cell office:value-type="float" office:value="23.34313" calcext:value-type="float">
            <text:p>23.34313</text:p>
          </table:table-cell>
          <table:table-cell office:value-type="string" calcext:value-type="string">
            <text:p>$232.63B</text:p>
          </table:table-cell>
          <table:table-cell office:value-type="float" office:value="2.71429" calcext:value-type="float">
            <text:p>2.71429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MO</text:p>
          </table:table-cell>
          <table:table-cell office:value-type="string" calcext:value-type="string">
            <text:p>Thermo Fisher Scientific Inc</text:p>
          </table:table-cell>
          <table:table-cell office:value-type="float" office:value="588.065" calcext:value-type="float">
            <text:p>588.065</text:p>
          </table:table-cell>
          <table:table-cell office:value-type="float" office:value="1.55059" calcext:value-type="float">
            <text:p>1.55059</text:p>
          </table:table-cell>
          <table:table-cell office:value-type="string" calcext:value-type="string">
            <text:p>$230.53B</text:p>
          </table:table-cell>
          <table:table-cell office:value-type="float" office:value="0.20363" calcext:value-type="float">
            <text:p>0.20363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EP</text:p>
          </table:table-cell>
          <table:table-cell office:value-type="string" calcext:value-type="string">
            <text:p>PepsiCo Inc</text:p>
          </table:table-cell>
          <table:table-cell office:value-type="float" office:value="163.83" calcext:value-type="float">
            <text:p>163.83</text:p>
          </table:table-cell>
          <table:table-cell office:value-type="float" office:value="5.32586" calcext:value-type="float">
            <text:p>5.32586</text:p>
          </table:table-cell>
          <table:table-cell office:value-type="string" calcext:value-type="string">
            <text:p>$224.89B</text:p>
          </table:table-cell>
          <table:table-cell office:value-type="float" office:value="2.64518" calcext:value-type="float">
            <text:p>2.6451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ORCL</text:p>
          </table:table-cell>
          <table:table-cell office:value-type="string" calcext:value-type="string">
            <text:p>Oracle Corp</text:p>
          </table:table-cell>
          <table:table-cell office:value-type="float" office:value="81.63" calcext:value-type="float">
            <text:p>81.63</text:p>
          </table:table-cell>
          <table:table-cell office:value-type="float" office:value="10.18907" calcext:value-type="float">
            <text:p>10.18907</text:p>
          </table:table-cell>
          <table:table-cell office:value-type="string" calcext:value-type="string">
            <text:p>$216.01B</text:p>
          </table:table-cell>
          <table:table-cell office:value-type="float" office:value="1.58103" calcext:value-type="float">
            <text:p>1.58103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CN</text:p>
          </table:table-cell>
          <table:table-cell office:value-type="string" calcext:value-type="string">
            <text:p>Accenture PLC</text:p>
          </table:table-cell>
          <table:table-cell office:value-type="float" office:value="326.285" calcext:value-type="float">
            <text:p>326.285</text:p>
          </table:table-cell>
          <table:table-cell office:value-type="float" office:value="2.7184" calcext:value-type="float">
            <text:p>2.7184</text:p>
          </table:table-cell>
          <table:table-cell office:value-type="string" calcext:value-type="string">
            <text:p>$214.96B</text:p>
          </table:table-cell>
          <table:table-cell office:value-type="float" office:value="1.19569" calcext:value-type="float">
            <text:p>1.19569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BT</text:p>
          </table:table-cell>
          <table:table-cell office:value-type="string" calcext:value-type="string">
            <text:p>Abbott Laboratories</text:p>
          </table:table-cell>
          <table:table-cell office:value-type="float" office:value="121.455" calcext:value-type="float">
            <text:p>121.455</text:p>
          </table:table-cell>
          <table:table-cell office:value-type="float" office:value="6.03274" calcext:value-type="float">
            <text:p>6.03274</text:p>
          </table:table-cell>
          <table:table-cell office:value-type="string" calcext:value-type="string">
            <text:p>$214.72B</text:p>
          </table:table-cell>
          <table:table-cell office:value-type="float" office:value="1.54402" calcext:value-type="float">
            <text:p>1.5440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VZ</text:p>
          </table:table-cell>
          <table:table-cell office:value-type="string" calcext:value-type="string">
            <text:p>Verizon Communications Inc</text:p>
          </table:table-cell>
          <table:table-cell office:value-type="float" office:value="50.98" calcext:value-type="float">
            <text:p>50.98</text:p>
          </table:table-cell>
          <table:table-cell office:value-type="float" office:value="23.55134" calcext:value-type="float">
            <text:p>23.55134</text:p>
          </table:table-cell>
          <table:table-cell office:value-type="string" calcext:value-type="string">
            <text:p>$214.51B</text:p>
          </table:table-cell>
          <table:table-cell office:value-type="float" office:value="5.00978" calcext:value-type="float">
            <text:p>5.0097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Diversified Telecommunication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DBE</text:p>
          </table:table-cell>
          <table:table-cell office:value-type="string" calcext:value-type="string">
            <text:p>Adobe Inc</text:p>
          </table:table-cell>
          <table:table-cell office:value-type="float" office:value="465.4321" calcext:value-type="float">
            <text:p>465.4321</text:p>
          </table:table-cell>
          <table:table-cell office:value-type="float" office:value="3.57845" calcext:value-type="float">
            <text:p>3.57845</text:p>
          </table:table-cell>
          <table:table-cell office:value-type="string" calcext:value-type="string">
            <text:p>$213.96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RM</text:p>
          </table:table-cell>
          <table:table-cell office:value-type="string" calcext:value-type="string">
            <text:p>salesforce.com Inc</text:p>
          </table:table-cell>
          <table:table-cell office:value-type="float" office:value="218.2" calcext:value-type="float">
            <text:p>218.2</text:p>
          </table:table-cell>
          <table:table-cell office:value-type="float" office:value="7.15034" calcext:value-type="float">
            <text:p>7.15034</text:p>
          </table:table-cell>
          <table:table-cell office:value-type="string" calcext:value-type="string">
            <text:p>$211.58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MCSA</text:p>
          </table:table-cell>
          <table:table-cell office:value-type="string" calcext:value-type="string">
            <text:p>Comcast Corp</text:p>
          </table:table-cell>
          <table:table-cell office:value-type="float" office:value="47.2825" calcext:value-type="float">
            <text:p>47.2825</text:p>
          </table:table-cell>
          <table:table-cell office:value-type="float" office:value="22.81915" calcext:value-type="float">
            <text:p>22.81915</text:p>
          </table:table-cell>
          <table:table-cell office:value-type="string" calcext:value-type="string">
            <text:p>$211.57B</text:p>
          </table:table-cell>
          <table:table-cell office:value-type="float" office:value="2.31412" calcext:value-type="float">
            <text:p>2.3141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HR</text:p>
          </table:table-cell>
          <table:table-cell office:value-type="string" calcext:value-type="string">
            <text:p>Danaher Corp</text:p>
          </table:table-cell>
          <table:table-cell office:value-type="float" office:value="293.45" calcext:value-type="float">
            <text:p>293.45</text:p>
          </table:table-cell>
          <table:table-cell office:value-type="float" office:value="2.85676" calcext:value-type="float">
            <text:p>2.85676</text:p>
          </table:table-cell>
          <table:table-cell office:value-type="string" calcext:value-type="string">
            <text:p>$206.93B</text:p>
          </table:table-cell>
          <table:table-cell office:value-type="float" office:value="0.3457" calcext:value-type="float">
            <text:p>0.3457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KE</text:p>
          </table:table-cell>
          <table:table-cell office:value-type="string" calcext:value-type="string">
            <text:p>Nike Inc</text:p>
          </table:table-cell>
          <table:table-cell office:value-type="float" office:value="133.8425" calcext:value-type="float">
            <text:p>133.8425</text:p>
          </table:table-cell>
          <table:table-cell office:value-type="float" office:value="6.48358" calcext:value-type="float">
            <text:p>6.48358</text:p>
          </table:table-cell>
          <table:table-cell office:value-type="string" calcext:value-type="string">
            <text:p>$205.87B</text:p>
          </table:table-cell>
          <table:table-cell office:value-type="float" office:value="0.93709" calcext:value-type="float">
            <text:p>0.93709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Textiles, Apparel &amp; Luxury Good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HEL</text:p>
          </table:table-cell>
          <table:table-cell office:value-type="string" calcext:value-type="string">
            <text:p>Shell Plc</text:p>
          </table:table-cell>
          <table:table-cell office:value-type="float" office:value="53.2582" calcext:value-type="float">
            <text:p>53.2582</text:p>
          </table:table-cell>
          <table:table-cell office:value-type="float" office:value="5.07586" calcext:value-type="float">
            <text:p>5.07586</text:p>
          </table:table-cell>
          <table:table-cell office:value-type="string" calcext:value-type="string">
            <text:p>$202.25B</text:p>
          </table:table-cell>
          <table:table-cell office:value-type="float" office:value="3.34394" calcext:value-type="float">
            <text:p>3.34394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RK</text:p>
          </table:table-cell>
          <table:table-cell office:value-type="string" calcext:value-type="string">
            <text:p>Merck &amp; Co Inc</text:p>
          </table:table-cell>
          <table:table-cell office:value-type="float" office:value="79.1" calcext:value-type="float">
            <text:p>79.1</text:p>
          </table:table-cell>
          <table:table-cell office:value-type="float" office:value="13.07592" calcext:value-type="float">
            <text:p>13.07592</text:p>
          </table:table-cell>
          <table:table-cell office:value-type="string" calcext:value-type="string">
            <text:p>$199.84B</text:p>
          </table:table-cell>
          <table:table-cell office:value-type="float" office:value="3.49102" calcext:value-type="float">
            <text:p>3.4910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ZN</text:p>
          </table:table-cell>
          <table:table-cell office:value-type="string" calcext:value-type="string">
            <text:p>Astrazeneca PLC</text:p>
          </table:table-cell>
          <table:table-cell office:value-type="float" office:value="63.555" calcext:value-type="float">
            <text:p>63.555</text:p>
          </table:table-cell>
          <table:table-cell office:value-type="float" office:value="6.66828" calcext:value-type="float">
            <text:p>6.66828</text:p>
          </table:table-cell>
          <table:table-cell office:value-type="string" calcext:value-type="string">
            <text:p>$196.72B</text:p>
          </table:table-cell>
          <table:table-cell office:value-type="float" office:value="3.75709" calcext:value-type="float">
            <text:p>3.7570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FC</text:p>
          </table:table-cell>
          <table:table-cell office:value-type="string" calcext:value-type="string">
            <text:p>Wells Fargo &amp; Co</text:p>
          </table:table-cell>
          <table:table-cell office:value-type="float" office:value="53.04" calcext:value-type="float">
            <text:p>53.04</text:p>
          </table:table-cell>
          <table:table-cell office:value-type="float" office:value="30.18995" calcext:value-type="float">
            <text:p>30.18995</text:p>
          </table:table-cell>
          <table:table-cell office:value-type="string" calcext:value-type="string">
            <text:p>$194.41B</text:p>
          </table:table-cell>
          <table:table-cell office:value-type="float" office:value="1.95542" calcext:value-type="float">
            <text:p>1.9554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NTC</text:p>
          </table:table-cell>
          <table:table-cell office:value-type="string" calcext:value-type="string">
            <text:p>Intel Corp</text:p>
          </table:table-cell>
          <table:table-cell office:value-type="float" office:value="48.2724" calcext:value-type="float">
            <text:p>48.2724</text:p>
          </table:table-cell>
          <table:table-cell office:value-type="float" office:value="37.39121" calcext:value-type="float">
            <text:p>37.39121</text:p>
          </table:table-cell>
          <table:table-cell office:value-type="string" calcext:value-type="string">
            <text:p>$192.92B</text:p>
          </table:table-cell>
          <table:table-cell office:value-type="float" office:value="3.08082" calcext:value-type="float">
            <text:p>3.0808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VS</text:p>
          </table:table-cell>
          <table:table-cell office:value-type="string" calcext:value-type="string">
            <text:p>Novartis AG</text:p>
          </table:table-cell>
          <table:table-cell office:value-type="float" office:value="86.025" calcext:value-type="float">
            <text:p>86.025</text:p>
          </table:table-cell>
          <table:table-cell office:value-type="float" office:value="2.66882" calcext:value-type="float">
            <text:p>2.66882</text:p>
          </table:table-cell>
          <table:table-cell office:value-type="string" calcext:value-type="string">
            <text:p>$192.38B</text:p>
          </table:table-cell>
          <table:table-cell office:value-type="float" office:value="3.86298" calcext:value-type="float">
            <text:p>3.86298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VO</text:p>
          </table:table-cell>
          <table:table-cell office:value-type="string" calcext:value-type="string">
            <text:p>Novo Nordisk A/S</text:p>
          </table:table-cell>
          <table:table-cell office:value-type="float" office:value="109.29" calcext:value-type="float">
            <text:p>109.29</text:p>
          </table:table-cell>
          <table:table-cell office:value-type="float" office:value="1.40498" calcext:value-type="float">
            <text:p>1.40498</text:p>
          </table:table-cell>
          <table:table-cell office:value-type="string" calcext:value-type="string">
            <text:p>$191.62B</text:p>
          </table:table-cell>
          <table:table-cell office:value-type="float" office:value="1.43962" calcext:value-type="float">
            <text:p>1.43962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PS</text:p>
          </table:table-cell>
          <table:table-cell office:value-type="string" calcext:value-type="string">
            <text:p>United Parcel Service Inc</text:p>
          </table:table-cell>
          <table:table-cell office:value-type="float" office:value="218.025" calcext:value-type="float">
            <text:p>218.025</text:p>
          </table:table-cell>
          <table:table-cell office:value-type="float" office:value="2.96438" calcext:value-type="float">
            <text:p>2.96438</text:p>
          </table:table-cell>
          <table:table-cell office:value-type="string" calcext:value-type="string">
            <text:p>$190.23B</text:p>
          </table:table-cell>
          <table:table-cell office:value-type="float" office:value="2.78184" calcext:value-type="float">
            <text:p>2.7818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 Freight &amp; Logistic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Advanced Micro Devices Inc</text:p>
          </table:table-cell>
          <table:table-cell office:value-type="float" office:value="114.24" calcext:value-type="float">
            <text:p>114.24</text:p>
          </table:table-cell>
          <table:table-cell office:value-type="float" office:value="83.79311" calcext:value-type="float">
            <text:p>83.79311</text:p>
          </table:table-cell>
          <table:table-cell office:value-type="string" calcext:value-type="string">
            <text:p>$188.64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HP</text:p>
          </table:table-cell>
          <table:table-cell office:value-type="string" calcext:value-type="string">
            <text:p>BHP Group Ltd</text:p>
          </table:table-cell>
          <table:table-cell office:value-type="float" office:value="70.96" calcext:value-type="float">
            <text:p>70.96</text:p>
          </table:table-cell>
          <table:table-cell office:value-type="float" office:value="5.03036" calcext:value-type="float">
            <text:p>5.03036</text:p>
          </table:table-cell>
          <table:table-cell office:value-type="string" calcext:value-type="string">
            <text:p>$181.33B</text:p>
          </table:table-cell>
          <table:table-cell office:value-type="float" office:value="9.77108" calcext:value-type="float">
            <text:p>9.7710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QCOM</text:p>
          </table:table-cell>
          <table:table-cell office:value-type="string" calcext:value-type="string">
            <text:p>QUALCOMM Inc.</text:p>
          </table:table-cell>
          <table:table-cell office:value-type="float" office:value="157.77" calcext:value-type="float">
            <text:p>157.77</text:p>
          </table:table-cell>
          <table:table-cell office:value-type="float" office:value="11.10026" calcext:value-type="float">
            <text:p>11.10026</text:p>
          </table:table-cell>
          <table:table-cell office:value-type="string" calcext:value-type="string">
            <text:p>$175.35B</text:p>
          </table:table-cell>
          <table:table-cell office:value-type="float" office:value="1.74818" calcext:value-type="float">
            <text:p>1.7481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CD</text:p>
          </table:table-cell>
          <table:table-cell office:value-type="string" calcext:value-type="string">
            <text:p>McDonald's Corp</text:p>
          </table:table-cell>
          <table:table-cell office:value-type="float" office:value="237.515" calcext:value-type="float">
            <text:p>237.515</text:p>
          </table:table-cell>
          <table:table-cell office:value-type="float" office:value="3.16272" calcext:value-type="float">
            <text:p>3.16272</text:p>
          </table:table-cell>
          <table:table-cell office:value-type="string" calcext:value-type="string">
            <text:p>$174.98B</text:p>
          </table:table-cell>
          <table:table-cell office:value-type="float" office:value="2.34574" calcext:value-type="float">
            <text:p>2.3457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CHW</text:p>
          </table:table-cell>
          <table:table-cell office:value-type="string" calcext:value-type="string">
            <text:p>Schwab (Charles) Corp</text:p>
          </table:table-cell>
          <table:table-cell office:value-type="float" office:value="91.63" calcext:value-type="float">
            <text:p>91.63</text:p>
          </table:table-cell>
          <table:table-cell office:value-type="float" office:value="7.33556" calcext:value-type="float">
            <text:p>7.33556</text:p>
          </table:table-cell>
          <table:table-cell office:value-type="string" calcext:value-type="string">
            <text:p>$168.58B</text:p>
          </table:table-cell>
          <table:table-cell office:value-type="float" office:value="0.89878" calcext:value-type="float">
            <text:p>0.8987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NP</text:p>
          </table:table-cell>
          <table:table-cell office:value-type="string" calcext:value-type="string">
            <text:p>Union Pacific Corp</text:p>
          </table:table-cell>
          <table:table-cell office:value-type="float" office:value="265.54" calcext:value-type="float">
            <text:p>265.54</text:p>
          </table:table-cell>
          <table:table-cell office:value-type="float" office:value="3.17988" calcext:value-type="float">
            <text:p>3.17988</text:p>
          </table:table-cell>
          <table:table-cell office:value-type="string" calcext:value-type="string">
            <text:p>$168.47B</text:p>
          </table:table-cell>
          <table:table-cell office:value-type="float" office:value="1.78443" calcext:value-type="float">
            <text:p>1.78443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oad &amp; Rail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XN</text:p>
          </table:table-cell>
          <table:table-cell office:value-type="string" calcext:value-type="string">
            <text:p>Texas Instruments Inc</text:p>
          </table:table-cell>
          <table:table-cell office:value-type="float" office:value="181.205" calcext:value-type="float">
            <text:p>181.205</text:p>
          </table:table-cell>
          <table:table-cell office:value-type="float" office:value="5.82836" calcext:value-type="float">
            <text:p>5.82836</text:p>
          </table:table-cell>
          <table:table-cell office:value-type="string" calcext:value-type="string">
            <text:p>$166.54B</text:p>
          </table:table-cell>
          <table:table-cell office:value-type="float" office:value="2.54904" calcext:value-type="float">
            <text:p>2.5490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Netflix Inc</text:p>
          </table:table-cell>
          <table:table-cell office:value-type="float" office:value="382.88" calcext:value-type="float">
            <text:p>382.88</text:p>
          </table:table-cell>
          <table:table-cell office:value-type="float" office:value="6.42456" calcext:value-type="float">
            <text:p>6.42456</text:p>
          </table:table-cell>
          <table:table-cell office:value-type="string" calcext:value-type="string">
            <text:p>$166.30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T&amp;T Inc</text:p>
          </table:table-cell>
          <table:table-cell office:value-type="float" office:value="23.21" calcext:value-type="float">
            <text:p>23.21</text:p>
          </table:table-cell>
          <table:table-cell office:value-type="float" office:value="56.03445" calcext:value-type="float">
            <text:p>56.03445</text:p>
          </table:table-cell>
          <table:table-cell office:value-type="string" calcext:value-type="string">
            <text:p>$165.43B</text:p>
          </table:table-cell>
          <table:table-cell office:value-type="float" office:value="8.981" calcext:value-type="float">
            <text:p>8.98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Diversified Telecommunication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organ Stanley</text:p>
          </table:table-cell>
          <table:table-cell office:value-type="float" office:value="93.86" calcext:value-type="float">
            <text:p>93.86</text:p>
          </table:table-cell>
          <table:table-cell office:value-type="float" office:value="10.98815" calcext:value-type="float">
            <text:p>10.98815</text:p>
          </table:table-cell>
          <table:table-cell office:value-type="string" calcext:value-type="string">
            <text:p>$164.97B</text:p>
          </table:table-cell>
          <table:table-cell office:value-type="float" office:value="3.02343" calcext:value-type="float">
            <text:p>3.02343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Y</text:p>
          </table:table-cell>
          <table:table-cell office:value-type="string" calcext:value-type="string">
            <text:p>Royal Bank of Canada</text:p>
          </table:table-cell>
          <table:table-cell office:value-type="float" office:value="114.02" calcext:value-type="float">
            <text:p>114.02</text:p>
          </table:table-cell>
          <table:table-cell office:value-type="float" office:value="1.52055" calcext:value-type="float">
            <text:p>1.52055</text:p>
          </table:table-cell>
          <table:table-cell office:value-type="string" calcext:value-type="string">
            <text:p>$160.75B</text:p>
          </table:table-cell>
          <table:table-cell office:value-type="float" office:value="3.3583" calcext:value-type="float">
            <text:p>3.3583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EE</text:p>
          </table:table-cell>
          <table:table-cell office:value-type="string" calcext:value-type="string">
            <text:p>NextEra Energy Inc</text:p>
          </table:table-cell>
          <table:table-cell office:value-type="float" office:value="82.37" calcext:value-type="float">
            <text:p>82.37</text:p>
          </table:table-cell>
          <table:table-cell office:value-type="float" office:value="9.61055" calcext:value-type="float">
            <text:p>9.61055</text:p>
          </table:table-cell>
          <table:table-cell office:value-type="string" calcext:value-type="string">
            <text:p>$160.55B</text:p>
          </table:table-cell>
          <table:table-cell office:value-type="float" office:value="2.07824" calcext:value-type="float">
            <text:p>2.0782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Linde Plc</text:p>
          </table:table-cell>
          <table:table-cell office:value-type="float" office:value="311.26" calcext:value-type="float">
            <text:p>311.26</text:p>
          </table:table-cell>
          <table:table-cell office:value-type="float" office:value="2.03541" calcext:value-type="float">
            <text:p>2.03541</text:p>
          </table:table-cell>
          <table:table-cell office:value-type="string" calcext:value-type="string">
            <text:p>$157.76B</text:p>
          </table:table-cell>
          <table:table-cell office:value-type="float" office:value="1.50628" calcext:value-type="float">
            <text:p>1.50628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MUS</text:p>
          </table:table-cell>
          <table:table-cell office:value-type="string" calcext:value-type="string">
            <text:p>T-Mobile US Inc</text:p>
          </table:table-cell>
          <table:table-cell office:value-type="float" office:value="126.21" calcext:value-type="float">
            <text:p>126.21</text:p>
          </table:table-cell>
          <table:table-cell office:value-type="float" office:value="5.40534" calcext:value-type="float">
            <text:p>5.40534</text:p>
          </table:table-cell>
          <table:table-cell office:value-type="string" calcext:value-type="string">
            <text:p>$157.37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Wireless Telecommunication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MY</text:p>
          </table:table-cell>
          <table:table-cell office:value-type="string" calcext:value-type="string">
            <text:p>Bristol-Myers Squibb Co</text:p>
          </table:table-cell>
          <table:table-cell office:value-type="float" office:value="70.485" calcext:value-type="float">
            <text:p>70.485</text:p>
          </table:table-cell>
          <table:table-cell office:value-type="float" office:value="14.58634" calcext:value-type="float">
            <text:p>14.58634</text:p>
          </table:table-cell>
          <table:table-cell office:value-type="string" calcext:value-type="string">
            <text:p>$154.87B</text:p>
          </table:table-cell>
          <table:table-cell office:value-type="float" office:value="3.04011" calcext:value-type="float">
            <text:p>3.0401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Lowe's Cos Inc</text:p>
          </table:table-cell>
          <table:table-cell office:value-type="float" office:value="229.07" calcext:value-type="float">
            <text:p>229.07</text:p>
          </table:table-cell>
          <table:table-cell office:value-type="float" office:value="3.74562" calcext:value-type="float">
            <text:p>3.74562</text:p>
          </table:table-cell>
          <table:table-cell office:value-type="string" calcext:value-type="string">
            <text:p>$152.49B</text:p>
          </table:table-cell>
          <table:table-cell office:value-type="float" office:value="1.40598" calcext:value-type="float">
            <text:p>1.4059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Retail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TX</text:p>
          </table:table-cell>
          <table:table-cell office:value-type="string" calcext:value-type="string">
            <text:p>Raytheon Technologies Corp</text:p>
          </table:table-cell>
          <table:table-cell office:value-type="float" office:value="101.135" calcext:value-type="float">
            <text:p>101.135</text:p>
          </table:table-cell>
          <table:table-cell office:value-type="float" office:value="6.21277" calcext:value-type="float">
            <text:p>6.21277</text:p>
          </table:table-cell>
          <table:table-cell office:value-type="string" calcext:value-type="string">
            <text:p>$148.94B</text:p>
          </table:table-cell>
          <table:table-cell office:value-type="float" office:value="2.04122" calcext:value-type="float">
            <text:p>2.0412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X</text:p>
          </table:table-cell>
          <table:table-cell office:value-type="string" calcext:value-type="string">
            <text:p>Blackstone Group Inc</text:p>
          </table:table-cell>
          <table:table-cell office:value-type="float" office:value="126.575" calcext:value-type="float">
            <text:p>126.575</text:p>
          </table:table-cell>
          <table:table-cell office:value-type="float" office:value="4.78491" calcext:value-type="float">
            <text:p>4.78491</text:p>
          </table:table-cell>
          <table:table-cell office:value-type="string" calcext:value-type="string">
            <text:p>$148.58B</text:p>
          </table:table-cell>
          <table:table-cell office:value-type="float" office:value="4.09395" calcext:value-type="float">
            <text:p>4.0939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Toronto-Dominion Bank (The)</text:p>
          </table:table-cell>
          <table:table-cell office:value-type="float" office:value="82.015" calcext:value-type="float">
            <text:p>82.015</text:p>
          </table:table-cell>
          <table:table-cell office:value-type="float" office:value="2.14699" calcext:value-type="float">
            <text:p>2.14699</text:p>
          </table:table-cell>
          <table:table-cell office:value-type="string" calcext:value-type="string">
            <text:p>$148.52B</text:p>
          </table:table-cell>
          <table:table-cell office:value-type="float" office:value="3.45885" calcext:value-type="float">
            <text:p>3.45885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PGI</text:p>
          </table:table-cell>
          <table:table-cell office:value-type="string" calcext:value-type="string">
            <text:p>S&amp;P Global Inc</text:p>
          </table:table-cell>
          <table:table-cell office:value-type="float" office:value="415.785" calcext:value-type="float">
            <text:p>415.785</text:p>
          </table:table-cell>
          <table:table-cell office:value-type="float" office:value="1.97245" calcext:value-type="float">
            <text:p>1.97245</text:p>
          </table:table-cell>
          <table:table-cell office:value-type="string" calcext:value-type="string">
            <text:p>$146.97B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M</text:p>
          </table:table-cell>
          <table:table-cell office:value-type="string" calcext:value-type="string">
            <text:p>Philip Morris International Inc</text:p>
          </table:table-cell>
          <table:table-cell office:value-type="float" office:value="93.8" calcext:value-type="float">
            <text:p>93.8</text:p>
          </table:table-cell>
          <table:table-cell office:value-type="float" office:value="6.37765" calcext:value-type="float">
            <text:p>6.37765</text:p>
          </table:table-cell>
          <table:table-cell office:value-type="string" calcext:value-type="string">
            <text:p>$145.90B</text:p>
          </table:table-cell>
          <table:table-cell office:value-type="float" office:value="5.31124" calcext:value-type="float">
            <text:p>5.3112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DT</text:p>
          </table:table-cell>
          <table:table-cell office:value-type="string" calcext:value-type="string">
            <text:p>Medtronic PLC</text:p>
          </table:table-cell>
          <table:table-cell office:value-type="float" office:value="108.98" calcext:value-type="float">
            <text:p>108.98</text:p>
          </table:table-cell>
          <table:table-cell office:value-type="float" office:value="7.31081" calcext:value-type="float">
            <text:p>7.31081</text:p>
          </table:table-cell>
          <table:table-cell office:value-type="string" calcext:value-type="string">
            <text:p>$145.89B</text:p>
          </table:table-cell>
          <table:table-cell office:value-type="float" office:value="2.31724" calcext:value-type="float">
            <text:p>2.31724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XP</text:p>
          </table:table-cell>
          <table:table-cell office:value-type="string" calcext:value-type="string">
            <text:p>American Express Co</text:p>
          </table:table-cell>
          <table:table-cell office:value-type="float" office:value="190.59" calcext:value-type="float">
            <text:p>190.59</text:p>
          </table:table-cell>
          <table:table-cell office:value-type="float" office:value="4.39997" calcext:value-type="float">
            <text:p>4.39997</text:p>
          </table:table-cell>
          <table:table-cell office:value-type="string" calcext:value-type="string">
            <text:p>$143.20B</text:p>
          </table:table-cell>
          <table:table-cell office:value-type="float" office:value="1.10001" calcext:value-type="float">
            <text:p>1.1000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onsumer Financ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VS</text:p>
          </table:table-cell>
          <table:table-cell office:value-type="string" calcext:value-type="string">
            <text:p>CVS Health Corp</text:p>
          </table:table-cell>
          <table:table-cell office:value-type="float" office:value="107.34" calcext:value-type="float">
            <text:p>107.34</text:p>
          </table:table-cell>
          <table:table-cell office:value-type="float" office:value="6.34885" calcext:value-type="float">
            <text:p>6.34885</text:p>
          </table:table-cell>
          <table:table-cell office:value-type="string" calcext:value-type="string">
            <text:p>$140.95B</text:p>
          </table:table-cell>
          <table:table-cell office:value-type="float" office:value="2.04861" calcext:value-type="float">
            <text:p>2.0486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Providers &amp;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YPL</text:p>
          </table:table-cell>
          <table:table-cell office:value-type="string" calcext:value-type="string">
            <text:p>PayPal Holdings Inc</text:p>
          </table:table-cell>
          <table:table-cell office:value-type="float" office:value="116.9907" calcext:value-type="float">
            <text:p>116.9907</text:p>
          </table:table-cell>
          <table:table-cell office:value-type="float" office:value="20.2968" calcext:value-type="float">
            <text:p>20.2968</text:p>
          </table:table-cell>
          <table:table-cell office:value-type="string" calcext:value-type="string">
            <text:p>$133.57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P</text:p>
          </table:table-cell>
          <table:table-cell office:value-type="string" calcext:value-type="string">
            <text:p>Conocophillips</text:p>
          </table:table-cell>
          <table:table-cell office:value-type="float" office:value="101.87" calcext:value-type="float">
            <text:p>101.87</text:p>
          </table:table-cell>
          <table:table-cell office:value-type="float" office:value="8.77532" calcext:value-type="float">
            <text:p>8.77532</text:p>
          </table:table-cell>
          <table:table-cell office:value-type="string" calcext:value-type="string">
            <text:p>$133.54B</text:p>
          </table:table-cell>
          <table:table-cell office:value-type="float" office:value="2.27715" calcext:value-type="float">
            <text:p>2.2771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SBC</text:p>
          </table:table-cell>
          <table:table-cell office:value-type="string" calcext:value-type="string">
            <text:p>HSBC Holdings PLC</text:p>
          </table:table-cell>
          <table:table-cell office:value-type="float" office:value="34.09" calcext:value-type="float">
            <text:p>34.09</text:p>
          </table:table-cell>
          <table:table-cell office:value-type="float" office:value="3.1491" calcext:value-type="float">
            <text:p>3.1491</text:p>
          </table:table-cell>
          <table:table-cell office:value-type="string" calcext:value-type="string">
            <text:p>$133.36B</text:p>
          </table:table-cell>
          <table:table-cell office:value-type="float" office:value="3.33333" calcext:value-type="float">
            <text:p>3.3333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ON</text:p>
          </table:table-cell>
          <table:table-cell office:value-type="string" calcext:value-type="string">
            <text:p>Honeywell International Inc</text:p>
          </table:table-cell>
          <table:table-cell office:value-type="float" office:value="194.3" calcext:value-type="float">
            <text:p>194.3</text:p>
          </table:table-cell>
          <table:table-cell office:value-type="float" office:value="3.55856" calcext:value-type="float">
            <text:p>3.55856</text:p>
          </table:table-cell>
          <table:table-cell office:value-type="string" calcext:value-type="string">
            <text:p>$132.31B</text:p>
          </table:table-cell>
          <table:table-cell office:value-type="float" office:value="2.03088" calcext:value-type="float">
            <text:p>2.0308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Conglomerat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AP</text:p>
          </table:table-cell>
          <table:table-cell office:value-type="string" calcext:value-type="string">
            <text:p>SAP SE</text:p>
          </table:table-cell>
          <table:table-cell office:value-type="float" office:value="112.5" calcext:value-type="float">
            <text:p>112.5</text:p>
          </table:table-cell>
          <table:table-cell office:value-type="float" office:value="0.91448" calcext:value-type="float">
            <text:p>0.91448</text:p>
          </table:table-cell>
          <table:table-cell office:value-type="string" calcext:value-type="string">
            <text:p>$131.96B</text:p>
          </table:table-cell>
          <table:table-cell office:value-type="float" office:value="2.0201" calcext:value-type="float">
            <text:p>2.02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NTU</text:p>
          </table:table-cell>
          <table:table-cell office:value-type="string" calcext:value-type="string">
            <text:p>Intuit Inc.</text:p>
          </table:table-cell>
          <table:table-cell office:value-type="float" office:value="475.4443" calcext:value-type="float">
            <text:p>475.4443</text:p>
          </table:table-cell>
          <table:table-cell office:value-type="float" office:value="1.92352" calcext:value-type="float">
            <text:p>1.92352</text:p>
          </table:table-cell>
          <table:table-cell office:value-type="string" calcext:value-type="string">
            <text:p>$131.93B</text:p>
          </table:table-cell>
          <table:table-cell office:value-type="float" office:value="0.58307" calcext:value-type="float">
            <text:p>0.58307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MGN</text:p>
          </table:table-cell>
          <table:table-cell office:value-type="string" calcext:value-type="string">
            <text:p>Amgen Inc</text:p>
          </table:table-cell>
          <table:table-cell office:value-type="float" office:value="235.9" calcext:value-type="float">
            <text:p>235.9</text:p>
          </table:table-cell>
          <table:table-cell office:value-type="float" office:value="3.20424" calcext:value-type="float">
            <text:p>3.20424</text:p>
          </table:table-cell>
          <table:table-cell office:value-type="string" calcext:value-type="string">
            <text:p>$131.64B</text:p>
          </table:table-cell>
          <table:table-cell office:value-type="float" office:value="3.28368" calcext:value-type="float">
            <text:p>3.2836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TE</text:p>
          </table:table-cell>
          <table:table-cell office:value-type="string" calcext:value-type="string">
            <text:p>TotalEnergies SE</text:p>
          </table:table-cell>
          <table:table-cell office:value-type="float" office:value="50.85" calcext:value-type="float">
            <text:p>50.85</text:p>
          </table:table-cell>
          <table:table-cell office:value-type="float" office:value="2.75041" calcext:value-type="float">
            <text:p>2.75041</text:p>
          </table:table-cell>
          <table:table-cell office:value-type="string" calcext:value-type="string">
            <text:p>$131.16B</text:p>
          </table:table-cell>
          <table:table-cell office:value-type="float" office:value="6.03512" calcext:value-type="float">
            <text:p>6.0351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DEERE &amp; COMPANY</text:p>
          </table:table-cell>
          <table:table-cell office:value-type="float" office:value="426.52" calcext:value-type="float">
            <text:p>426.52</text:p>
          </table:table-cell>
          <table:table-cell office:value-type="float" office:value="2.03901" calcext:value-type="float">
            <text:p>2.03901</text:p>
          </table:table-cell>
          <table:table-cell office:value-type="string" calcext:value-type="string">
            <text:p>$129.55B</text:p>
          </table:table-cell>
          <table:table-cell office:value-type="float" office:value="0.99458" calcext:value-type="float">
            <text:p>0.9945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Sony Group Corporation</text:p>
          </table:table-cell>
          <table:table-cell office:value-type="float" office:value="105.88" calcext:value-type="float">
            <text:p>105.88</text:p>
          </table:table-cell>
          <table:table-cell office:value-type="float" office:value="0.80272" calcext:value-type="float">
            <text:p>0.80272</text:p>
          </table:table-cell>
          <table:table-cell office:value-type="string" calcext:value-type="string">
            <text:p>$129.29B</text:p>
          </table:table-cell>
          <table:table-cell office:value-type="float" office:value="0.51553" calcext:value-type="float">
            <text:p>0.51553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usehold Durables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NY</text:p>
          </table:table-cell>
          <table:table-cell office:value-type="string" calcext:value-type="string">
            <text:p>Sanofi</text:p>
          </table:table-cell>
          <table:table-cell office:value-type="float" office:value="51.8167" calcext:value-type="float">
            <text:p>51.8167</text:p>
          </table:table-cell>
          <table:table-cell office:value-type="float" office:value="1.75137" calcext:value-type="float">
            <text:p>1.75137</text:p>
          </table:table-cell>
          <table:table-cell office:value-type="string" calcext:value-type="string">
            <text:p>$127.63B</text:p>
          </table:table-cell>
          <table:table-cell office:value-type="float" office:value="3.78564" calcext:value-type="float">
            <text:p>3.78564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terpillar Inc</text:p>
          </table:table-cell>
          <table:table-cell office:value-type="float" office:value="221.86" calcext:value-type="float">
            <text:p>221.86</text:p>
          </table:table-cell>
          <table:table-cell office:value-type="float" office:value="3.72035" calcext:value-type="float">
            <text:p>3.72035</text:p>
          </table:table-cell>
          <table:table-cell office:value-type="string" calcext:value-type="string">
            <text:p>$119.88B</text:p>
          </table:table-cell>
          <table:table-cell office:value-type="float" office:value="1.98471" calcext:value-type="float">
            <text:p>1.9847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MAT</text:p>
          </table:table-cell>
          <table:table-cell office:value-type="string" calcext:value-type="string">
            <text:p>Applied Materials Inc</text:p>
          </table:table-cell>
          <table:table-cell office:value-type="float" office:value="134.75" calcext:value-type="float">
            <text:p>134.75</text:p>
          </table:table-cell>
          <table:table-cell office:value-type="float" office:value="8.26661" calcext:value-type="float">
            <text:p>8.26661</text:p>
          </table:table-cell>
          <table:table-cell office:value-type="string" calcext:value-type="string">
            <text:p>$118.55B</text:p>
          </table:table-cell>
          <table:table-cell office:value-type="float" office:value="0.77496" calcext:value-type="float">
            <text:p>0.77496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QNR</text:p>
          </table:table-cell>
          <table:table-cell office:value-type="string" calcext:value-type="string">
            <text:p>Equinor ASA</text:p>
          </table:table-cell>
          <table:table-cell office:value-type="float" office:value="36.31" calcext:value-type="float">
            <text:p>36.31</text:p>
          </table:table-cell>
          <table:table-cell office:value-type="float" office:value="3.85377" calcext:value-type="float">
            <text:p>3.85377</text:p>
          </table:table-cell>
          <table:table-cell office:value-type="string" calcext:value-type="string">
            <text:p>$118.20B</text:p>
          </table:table-cell>
          <table:table-cell office:value-type="float" office:value="1.95001" calcext:value-type="float">
            <text:p>1.95001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LD</text:p>
          </table:table-cell>
          <table:table-cell office:value-type="string" calcext:value-type="string">
            <text:p>Prologis Inc</text:p>
          </table:table-cell>
          <table:table-cell office:value-type="float" office:value="158.23" calcext:value-type="float">
            <text:p>158.23</text:p>
          </table:table-cell>
          <table:table-cell office:value-type="float" office:value="2.85754" calcext:value-type="float">
            <text:p>2.85754</text:p>
          </table:table-cell>
          <table:table-cell office:value-type="string" calcext:value-type="string">
            <text:p>$117.60B</text:p>
          </table:table-cell>
          <table:table-cell office:value-type="float" office:value="1.98842" calcext:value-type="float">
            <text:p>1.9884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Equity Real Estate Investment Trusts (REITs)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MT</text:p>
          </table:table-cell>
          <table:table-cell office:value-type="string" calcext:value-type="string">
            <text:p>Lockheed Martin Corp</text:p>
          </table:table-cell>
          <table:table-cell office:value-type="float" office:value="442.61" calcext:value-type="float">
            <text:p>442.61</text:p>
          </table:table-cell>
          <table:table-cell office:value-type="float" office:value="2.19722" calcext:value-type="float">
            <text:p>2.19722</text:p>
          </table:table-cell>
          <table:table-cell office:value-type="string" calcext:value-type="string">
            <text:p>$117.27B</text:p>
          </table:table-cell>
          <table:table-cell office:value-type="float" office:value="2.54545" calcext:value-type="float">
            <text:p>2.5454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L</text:p>
          </table:table-cell>
          <table:table-cell office:value-type="string" calcext:value-type="string">
            <text:p>Unilever PLC</text:p>
          </table:table-cell>
          <table:table-cell office:value-type="float" office:value="45.48" calcext:value-type="float">
            <text:p>45.48</text:p>
          </table:table-cell>
          <table:table-cell office:value-type="float" office:value="4.27916" calcext:value-type="float">
            <text:p>4.27916</text:p>
          </table:table-cell>
          <table:table-cell office:value-type="string" calcext:value-type="string">
            <text:p>$115.52B</text:p>
          </table:table-cell>
          <table:table-cell office:value-type="float" office:value="4.44499" calcext:value-type="float">
            <text:p>4.4449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ersonal Produc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ternational Business Machines Corp</text:p>
          </table:table-cell>
          <table:table-cell office:value-type="float" office:value="128.78" calcext:value-type="float">
            <text:p>128.78</text:p>
          </table:table-cell>
          <table:table-cell office:value-type="float" office:value="5.61953" calcext:value-type="float">
            <text:p>5.61953</text:p>
          </table:table-cell>
          <table:table-cell office:value-type="string" calcext:value-type="string">
            <text:p>$115.20B</text:p>
          </table:table-cell>
          <table:table-cell office:value-type="float" office:value="5.121" calcext:value-type="float">
            <text:p>5.12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NTM</text:p>
          </table:table-cell>
          <table:table-cell office:value-type="string" calcext:value-type="string">
            <text:p>ANTHEM INC</text:p>
          </table:table-cell>
          <table:table-cell office:value-type="float" office:value="472.18" calcext:value-type="float">
            <text:p>472.18</text:p>
          </table:table-cell>
          <table:table-cell office:value-type="float" office:value="1.1659" calcext:value-type="float">
            <text:p>1.1659</text:p>
          </table:table-cell>
          <table:table-cell office:value-type="string" calcext:value-type="string">
            <text:p>$114.86B</text:p>
          </table:table-cell>
          <table:table-cell office:value-type="float" office:value="1.07563" calcext:value-type="float">
            <text:p>1.07563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Providers &amp;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Goldman Sachs Group Inc (The)</text:p>
          </table:table-cell>
          <table:table-cell office:value-type="float" office:value="342.23" calcext:value-type="float">
            <text:p>342.23</text:p>
          </table:table-cell>
          <table:table-cell office:value-type="float" office:value="3.08849" calcext:value-type="float">
            <text:p>3.08849</text:p>
          </table:table-cell>
          <table:table-cell office:value-type="string" calcext:value-type="string">
            <text:p>$114.56B</text:p>
          </table:table-cell>
          <table:table-cell office:value-type="float" office:value="2.35988" calcext:value-type="float">
            <text:p>2.3598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DB</text:p>
          </table:table-cell>
          <table:table-cell office:value-type="string" calcext:value-type="string">
            <text:p>H D F C Bank Ltd</text:p>
          </table:table-cell>
          <table:table-cell office:value-type="float" office:value="62.72" calcext:value-type="float">
            <text:p>62.72</text:p>
          </table:table-cell>
          <table:table-cell office:value-type="float" office:value="1.71024" calcext:value-type="float">
            <text:p>1.71024</text:p>
          </table:table-cell>
          <table:table-cell office:value-type="string" calcext:value-type="string">
            <text:p>$114.31B</text:p>
          </table:table-cell>
          <table:table-cell office:value-type="float" office:value="0.42359" calcext:value-type="float">
            <text:p>0.42359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OW</text:p>
          </table:table-cell>
          <table:table-cell office:value-type="string" calcext:value-type="string">
            <text:p>ServiceNow Inc</text:p>
          </table:table-cell>
          <table:table-cell office:value-type="float" office:value="588.7" calcext:value-type="float">
            <text:p>588.7</text:p>
          </table:table-cell>
          <table:table-cell office:value-type="float" office:value="1.62511" calcext:value-type="float">
            <text:p>1.62511</text:p>
          </table:table-cell>
          <table:table-cell office:value-type="string" calcext:value-type="string">
            <text:p>$113.96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EO</text:p>
          </table:table-cell>
          <table:table-cell office:value-type="string" calcext:value-type="string">
            <text:p>Diageo PLC</text:p>
          </table:table-cell>
          <table:table-cell office:value-type="float" office:value="199.14" calcext:value-type="float">
            <text:p>199.14</text:p>
          </table:table-cell>
          <table:table-cell office:value-type="float" office:value="0.33837" calcext:value-type="float">
            <text:p>0.33837</text:p>
          </table:table-cell>
          <table:table-cell office:value-type="string" calcext:value-type="string">
            <text:p>$113.47B</text:p>
          </table:table-cell>
          <table:table-cell office:value-type="float" office:value="2.81603" calcext:value-type="float">
            <text:p>2.8160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BOOY</text:p>
          </table:table-cell>
          <table:table-cell office:value-type="string" calcext:value-type="string">
            <text:p>Grupo Financiero Banorte SA De CV Gfnorte</text:p>
          </table:table-cell>
          <table:table-cell office:value-type="float" office:value="37.38" calcext:value-type="float">
            <text:p>37.38</text:p>
          </table:table-cell>
          <table:table-cell/>
          <table:table-cell office:value-type="string" calcext:value-type="string">
            <text:p>$113.02B</text:p>
          </table:table-cell>
          <table:table-cell office:value-type="float" office:value="3.57196" calcext:value-type="float">
            <text:p>3.57196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itigroup Inc</text:p>
          </table:table-cell>
          <table:table-cell office:value-type="float" office:value="57.33" calcext:value-type="float">
            <text:p>57.33</text:p>
          </table:table-cell>
          <table:table-cell office:value-type="float" office:value="26.30506" calcext:value-type="float">
            <text:p>26.30506</text:p>
          </table:table-cell>
          <table:table-cell office:value-type="string" calcext:value-type="string">
            <text:p>$112.39B</text:p>
          </table:table-cell>
          <table:table-cell office:value-type="float" office:value="3.5802" calcext:value-type="float">
            <text:p>3.580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LK</text:p>
          </table:table-cell>
          <table:table-cell office:value-type="string" calcext:value-type="string">
            <text:p>Blackrock Inc</text:p>
          </table:table-cell>
          <table:table-cell office:value-type="float" office:value="744.98" calcext:value-type="float">
            <text:p>744.98</text:p>
          </table:table-cell>
          <table:table-cell office:value-type="float" office:value="0.74473" calcext:value-type="float">
            <text:p>0.74473</text:p>
          </table:table-cell>
          <table:table-cell office:value-type="string" calcext:value-type="string">
            <text:p>$111.57B</text:p>
          </table:table-cell>
          <table:table-cell office:value-type="float" office:value="2.66002" calcext:value-type="float">
            <text:p>2.6600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MT</text:p>
          </table:table-cell>
          <table:table-cell office:value-type="string" calcext:value-type="string">
            <text:p>American Tower Corp</text:p>
          </table:table-cell>
          <table:table-cell office:value-type="float" office:value="240.15" calcext:value-type="float">
            <text:p>240.15</text:p>
          </table:table-cell>
          <table:table-cell office:value-type="float" office:value="1.98612" calcext:value-type="float">
            <text:p>1.98612</text:p>
          </table:table-cell>
          <table:table-cell office:value-type="string" calcext:value-type="string">
            <text:p>$110.16B</text:p>
          </table:table-cell>
          <table:table-cell office:value-type="float" office:value="2.3175" calcext:value-type="float">
            <text:p>2.317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Equity Real Estate Investment Trusts (REITs)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Boeing Co</text:p>
          </table:table-cell>
          <table:table-cell office:value-type="float" office:value="191.15" calcext:value-type="float">
            <text:p>191.15</text:p>
          </table:table-cell>
          <table:table-cell office:value-type="float" office:value="10.42695" calcext:value-type="float">
            <text:p>10.42695</text:p>
          </table:table-cell>
          <table:table-cell office:value-type="string" calcext:value-type="string">
            <text:p>$109.75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SK</text:p>
          </table:table-cell>
          <table:table-cell office:value-type="string" calcext:value-type="string">
            <text:p>Glaxosmithkline PLC</text:p>
          </table:table-cell>
          <table:table-cell office:value-type="float" office:value="43.21" calcext:value-type="float">
            <text:p>43.21</text:p>
          </table:table-cell>
          <table:table-cell office:value-type="float" office:value="4.55836" calcext:value-type="float">
            <text:p>4.55836</text:p>
          </table:table-cell>
          <table:table-cell office:value-type="string" calcext:value-type="string">
            <text:p>$108.90B</text:p>
          </table:table-cell>
          <table:table-cell office:value-type="float" office:value="5.09493" calcext:value-type="float">
            <text:p>5.0949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General Electric Co</text:p>
          </table:table-cell>
          <table:table-cell office:value-type="float" office:value="94.6537" calcext:value-type="float">
            <text:p>94.6537</text:p>
          </table:table-cell>
          <table:table-cell office:value-type="float" office:value="6.76156" calcext:value-type="float">
            <text:p>6.76156</text:p>
          </table:table-cell>
          <table:table-cell office:value-type="string" calcext:value-type="string">
            <text:p>$104.47B</text:p>
          </table:table-cell>
          <table:table-cell office:value-type="float" office:value="0.33748" calcext:value-type="float">
            <text:p>0.3374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Conglomerat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BNB</text:p>
          </table:table-cell>
          <table:table-cell office:value-type="string" calcext:value-type="string">
            <text:p>Airbnb Inc</text:p>
          </table:table-cell>
          <table:table-cell office:value-type="float" office:value="166.8222" calcext:value-type="float">
            <text:p>166.8222</text:p>
          </table:table-cell>
          <table:table-cell office:value-type="float" office:value="6.56043" calcext:value-type="float">
            <text:p>6.56043</text:p>
          </table:table-cell>
          <table:table-cell office:value-type="string" calcext:value-type="string">
            <text:p>$104.02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GT</text:p>
          </table:table-cell>
          <table:table-cell office:value-type="string" calcext:value-type="string">
            <text:p>Target Corp</text:p>
          </table:table-cell>
          <table:table-cell office:value-type="float" office:value="222.485" calcext:value-type="float">
            <text:p>222.485</text:p>
          </table:table-cell>
          <table:table-cell office:value-type="float" office:value="4.31994" calcext:value-type="float">
            <text:p>4.31994</text:p>
          </table:table-cell>
          <table:table-cell office:value-type="string" calcext:value-type="string">
            <text:p>$103.12B</text:p>
          </table:table-cell>
          <table:table-cell office:value-type="float" office:value="1.61435" calcext:value-type="float">
            <text:p>1.6143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Multiline Retail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UD</text:p>
          </table:table-cell>
          <table:table-cell office:value-type="string" calcext:value-type="string">
            <text:p>Anheuser-Busch InBev SA/NV</text:p>
          </table:table-cell>
          <table:table-cell office:value-type="float" office:value="60.18" calcext:value-type="float">
            <text:p>60.18</text:p>
          </table:table-cell>
          <table:table-cell office:value-type="float" office:value="1.73144" calcext:value-type="float">
            <text:p>1.73144</text:p>
          </table:table-cell>
          <table:table-cell office:value-type="string" calcext:value-type="string">
            <text:p>$101.99B</text:p>
          </table:table-cell>
          <table:table-cell office:value-type="float" office:value="1.94546" calcext:value-type="float">
            <text:p>1.94546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SRG</text:p>
          </table:table-cell>
          <table:table-cell office:value-type="string" calcext:value-type="string">
            <text:p>Intuitive Surgical Inc</text:p>
          </table:table-cell>
          <table:table-cell office:value-type="float" office:value="286.7" calcext:value-type="float">
            <text:p>286.7</text:p>
          </table:table-cell>
          <table:table-cell office:value-type="float" office:value="1.95885" calcext:value-type="float">
            <text:p>1.95885</text:p>
          </table:table-cell>
          <table:table-cell office:value-type="string" calcext:value-type="string">
            <text:p>$101.75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NFY</text:p>
          </table:table-cell>
          <table:table-cell office:value-type="string" calcext:value-type="string">
            <text:p>Infosys Ltd</text:p>
          </table:table-cell>
          <table:table-cell office:value-type="float" office:value="24.785" calcext:value-type="float">
            <text:p>24.785</text:p>
          </table:table-cell>
          <table:table-cell office:value-type="float" office:value="9.38804" calcext:value-type="float">
            <text:p>9.38804</text:p>
          </table:table-cell>
          <table:table-cell office:value-type="string" calcext:value-type="string">
            <text:p>$101.50B</text:p>
          </table:table-cell>
          <table:table-cell office:value-type="float" office:value="1.66405" calcext:value-type="float">
            <text:p>1.66405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YK</text:p>
          </table:table-cell>
          <table:table-cell office:value-type="string" calcext:value-type="string">
            <text:p>Stryker Corp</text:p>
          </table:table-cell>
          <table:table-cell office:value-type="float" office:value="266.44" calcext:value-type="float">
            <text:p>266.44</text:p>
          </table:table-cell>
          <table:table-cell office:value-type="float" office:value="1.46559" calcext:value-type="float">
            <text:p>1.46559</text:p>
          </table:table-cell>
          <table:table-cell office:value-type="string" calcext:value-type="string">
            <text:p>$100.35B</text:p>
          </table:table-cell>
          <table:table-cell office:value-type="float" office:value="1.04594" calcext:value-type="float">
            <text:p>1.0459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BUX</text:p>
          </table:table-cell>
          <table:table-cell office:value-type="string" calcext:value-type="string">
            <text:p>Starbucks Corp</text:p>
          </table:table-cell>
          <table:table-cell office:value-type="float" office:value="88.12" calcext:value-type="float">
            <text:p>88.12</text:p>
          </table:table-cell>
          <table:table-cell office:value-type="float" office:value="8.8819" calcext:value-type="float">
            <text:p>8.8819</text:p>
          </table:table-cell>
          <table:table-cell office:value-type="string" calcext:value-type="string">
            <text:p>$99.92B</text:p>
          </table:table-cell>
          <table:table-cell office:value-type="float" office:value="2.2565" calcext:value-type="float">
            <text:p>2.256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stee Lauder Cos Inc (The)</text:p>
          </table:table-cell>
          <table:table-cell office:value-type="float" office:value="281.32" calcext:value-type="float">
            <text:p>281.32</text:p>
          </table:table-cell>
          <table:table-cell office:value-type="float" office:value="1.50761" calcext:value-type="float">
            <text:p>1.50761</text:p>
          </table:table-cell>
          <table:table-cell office:value-type="string" calcext:value-type="string">
            <text:p>$98.26B</text:p>
          </table:table-cell>
          <table:table-cell office:value-type="float" office:value="0.87601" calcext:value-type="float">
            <text:p>0.8760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ersonal Produc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HTR</text:p>
          </table:table-cell>
          <table:table-cell office:value-type="string" calcext:value-type="string">
            <text:p>Charter Communications Inc</text:p>
          </table:table-cell>
          <table:table-cell office:value-type="float" office:value="575.24" calcext:value-type="float">
            <text:p>575.24</text:p>
          </table:table-cell>
          <table:table-cell office:value-type="float" office:value="1.47469" calcext:value-type="float">
            <text:p>1.47469</text:p>
          </table:table-cell>
          <table:table-cell office:value-type="string" calcext:value-type="string">
            <text:p>$97.73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IO</text:p>
          </table:table-cell>
          <table:table-cell office:value-type="string" calcext:value-type="string">
            <text:p>Rio Tinto Group</text:p>
          </table:table-cell>
          <table:table-cell office:value-type="float" office:value="76.49" calcext:value-type="float">
            <text:p>76.49</text:p>
          </table:table-cell>
          <table:table-cell office:value-type="float" office:value="4.54663" calcext:value-type="float">
            <text:p>4.54663</text:p>
          </table:table-cell>
          <table:table-cell office:value-type="string" calcext:value-type="string">
            <text:p>$97.05B</text:p>
          </table:table-cell>
          <table:table-cell office:value-type="float" office:value="8.81709" calcext:value-type="float">
            <text:p>8.8170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P</text:p>
          </table:table-cell>
          <table:table-cell office:value-type="string" calcext:value-type="string">
            <text:p>BP PLC</text:p>
          </table:table-cell>
          <table:table-cell office:value-type="float" office:value="29.755" calcext:value-type="float">
            <text:p>29.755</text:p>
          </table:table-cell>
          <table:table-cell office:value-type="float" office:value="15.0418" calcext:value-type="float">
            <text:p>15.0418</text:p>
          </table:table-cell>
          <table:table-cell office:value-type="string" calcext:value-type="string">
            <text:p>$96.65B</text:p>
          </table:table-cell>
          <table:table-cell office:value-type="float" office:value="4.39732" calcext:value-type="float">
            <text:p>4.3973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VALE</text:p>
          </table:table-cell>
          <table:table-cell office:value-type="string" calcext:value-type="string">
            <text:p>Vale SA</text:p>
          </table:table-cell>
          <table:table-cell office:value-type="float" office:value="19.565" calcext:value-type="float">
            <text:p>19.565</text:p>
          </table:table-cell>
          <table:table-cell office:value-type="float" office:value="35.16233" calcext:value-type="float">
            <text:p>35.16233</text:p>
          </table:table-cell>
          <table:table-cell office:value-type="string" calcext:value-type="string">
            <text:p>$96.50B</text:p>
          </table:table-cell>
          <table:table-cell office:value-type="float" office:value="13.38478" calcext:value-type="float">
            <text:p>13.38478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TI</text:p>
          </table:table-cell>
          <table:table-cell office:value-type="string" calcext:value-type="string">
            <text:p>British American Tobacco PLC</text:p>
          </table:table-cell>
          <table:table-cell office:value-type="float" office:value="42.4201" calcext:value-type="float">
            <text:p>42.4201</text:p>
          </table:table-cell>
          <table:table-cell office:value-type="float" office:value="5.15153" calcext:value-type="float">
            <text:p>5.15153</text:p>
          </table:table-cell>
          <table:table-cell office:value-type="string" calcext:value-type="string">
            <text:p>$95.67B</text:p>
          </table:table-cell>
          <table:table-cell office:value-type="float" office:value="7.03406" calcext:value-type="float">
            <text:p>7.0340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JD</text:p>
          </table:table-cell>
          <table:table-cell office:value-type="string" calcext:value-type="string">
            <text:p>JD.com Inc</text:p>
          </table:table-cell>
          <table:table-cell office:value-type="float" office:value="65.365" calcext:value-type="float">
            <text:p>65.365</text:p>
          </table:table-cell>
          <table:table-cell office:value-type="float" office:value="13.67878" calcext:value-type="float">
            <text:p>13.67878</text:p>
          </table:table-cell>
          <table:table-cell office:value-type="string" calcext:value-type="string">
            <text:p>$95.56B</text:p>
          </table:table-cell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Altria Group Inc</text:p>
          </table:table-cell>
          <table:table-cell office:value-type="float" office:value="53.26" calcext:value-type="float">
            <text:p>53.26</text:p>
          </table:table-cell>
          <table:table-cell office:value-type="float" office:value="9.07704" calcext:value-type="float">
            <text:p>9.07704</text:p>
          </table:table-cell>
          <table:table-cell office:value-type="string" calcext:value-type="string">
            <text:p>$94.95B</text:p>
          </table:table-cell>
          <table:table-cell office:value-type="float" office:value="6.88995" calcext:value-type="float">
            <text:p>6.8899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NI</text:p>
          </table:table-cell>
          <table:table-cell office:value-type="string" calcext:value-type="string">
            <text:p>Canadian National Railway Co</text:p>
          </table:table-cell>
          <table:table-cell office:value-type="float" office:value="132.9" calcext:value-type="float">
            <text:p>132.9</text:p>
          </table:table-cell>
          <table:table-cell office:value-type="float" office:value="1.32974" calcext:value-type="float">
            <text:p>1.32974</text:p>
          </table:table-cell>
          <table:table-cell office:value-type="string" calcext:value-type="string">
            <text:p>$92.60B</text:p>
          </table:table-cell>
          <table:table-cell office:value-type="float" office:value="1.73293" calcext:value-type="float">
            <text:p>1.73293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oad &amp; Rail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AM</text:p>
          </table:table-cell>
          <table:table-cell office:value-type="string" calcext:value-type="string">
            <text:p>Brookfield Asset Management Inc</text:p>
          </table:table-cell>
          <table:table-cell office:value-type="float" office:value="56.55" calcext:value-type="float">
            <text:p>56.55</text:p>
          </table:table-cell>
          <table:table-cell office:value-type="float" office:value="1.67092" calcext:value-type="float">
            <text:p>1.67092</text:p>
          </table:table-cell>
          <table:table-cell office:value-type="string" calcext:value-type="string">
            <text:p>$91.92B</text:p>
          </table:table-cell>
          <table:table-cell office:value-type="float" office:value="0.99946" calcext:value-type="float">
            <text:p>0.99946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ZTS</text:p>
          </table:table-cell>
          <table:table-cell office:value-type="string" calcext:value-type="string">
            <text:p>Zoetis Inc</text:p>
          </table:table-cell>
          <table:table-cell office:value-type="float" office:value="196.24" calcext:value-type="float">
            <text:p>196.24</text:p>
          </table:table-cell>
          <table:table-cell office:value-type="float" office:value="2.10278" calcext:value-type="float">
            <text:p>2.10278</text:p>
          </table:table-cell>
          <table:table-cell office:value-type="string" calcext:value-type="string">
            <text:p>$91.90B</text:p>
          </table:table-cell>
          <table:table-cell office:value-type="float" office:value="0.66766" calcext:value-type="float">
            <text:p>0.66766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NB</text:p>
          </table:table-cell>
          <table:table-cell office:value-type="string" calcext:value-type="string">
            <text:p>Enbridge Inc</text:p>
          </table:table-cell>
          <table:table-cell office:value-type="float" office:value="45.2977" calcext:value-type="float">
            <text:p>45.2977</text:p>
          </table:table-cell>
          <table:table-cell office:value-type="float" office:value="5.84569" calcext:value-type="float">
            <text:p>5.84569</text:p>
          </table:table-cell>
          <table:table-cell office:value-type="string" calcext:value-type="string">
            <text:p>$91.68B</text:p>
          </table:table-cell>
          <table:table-cell office:value-type="float" office:value="5.97189" calcext:value-type="float">
            <text:p>5.97189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hubb Ltd</text:p>
          </table:table-cell>
          <table:table-cell office:value-type="float" office:value="213.88" calcext:value-type="float">
            <text:p>213.88</text:p>
          </table:table-cell>
          <table:table-cell office:value-type="float" office:value="1.94811" calcext:value-type="float">
            <text:p>1.94811</text:p>
          </table:table-cell>
          <table:table-cell office:value-type="string" calcext:value-type="string">
            <text:p>$90.77B</text:p>
          </table:table-cell>
          <table:table-cell office:value-type="float" office:value="1.50256" calcext:value-type="float">
            <text:p>1.50256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EGY</text:p>
          </table:table-cell>
          <table:table-cell office:value-type="string" calcext:value-type="string">
            <text:p>Deutsche Telekom AG</text:p>
          </table:table-cell>
          <table:table-cell office:value-type="float" office:value="18.34" calcext:value-type="float">
            <text:p>18.34</text:p>
          </table:table-cell>
          <table:table-cell office:value-type="float" office:value="0.22847" calcext:value-type="float">
            <text:p>0.22847</text:p>
          </table:table-cell>
          <table:table-cell office:value-type="string" calcext:value-type="string">
            <text:p>$90.64B</text:p>
          </table:table-cell>
          <table:table-cell office:value-type="float" office:value="3.84186" calcext:value-type="float">
            <text:p>3.8418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Diversified Telecommunication Services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ME</text:p>
          </table:table-cell>
          <table:table-cell office:value-type="string" calcext:value-type="string">
            <text:p>CME Group Inc</text:p>
          </table:table-cell>
          <table:table-cell office:value-type="float" office:value="247.23" calcext:value-type="float">
            <text:p>247.23</text:p>
          </table:table-cell>
          <table:table-cell office:value-type="float" office:value="1.56856" calcext:value-type="float">
            <text:p>1.56856</text:p>
          </table:table-cell>
          <table:table-cell office:value-type="string" calcext:value-type="string">
            <text:p>$90.12B</text:p>
          </table:table-cell>
          <table:table-cell office:value-type="float" office:value="1.59515" calcext:value-type="float">
            <text:p>1.5951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DP</text:p>
          </table:table-cell>
          <table:table-cell office:value-type="string" calcext:value-type="string">
            <text:p>Automatic Data Processing Inc</text:p>
          </table:table-cell>
          <table:table-cell office:value-type="float" office:value="213.68" calcext:value-type="float">
            <text:p>213.68</text:p>
          </table:table-cell>
          <table:table-cell office:value-type="float" office:value="1.86011" calcext:value-type="float">
            <text:p>1.86011</text:p>
          </table:table-cell>
          <table:table-cell office:value-type="string" calcext:value-type="string">
            <text:p>$89.27B</text:p>
          </table:table-cell>
          <table:table-cell office:value-type="float" office:value="1.95737" calcext:value-type="float">
            <text:p>1.95737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NS</text:p>
          </table:table-cell>
          <table:table-cell office:value-type="string" calcext:value-type="string">
            <text:p>The Bank of Nova Scotia</text:p>
          </table:table-cell>
          <table:table-cell office:value-type="float" office:value="74.61" calcext:value-type="float">
            <text:p>74.61</text:p>
          </table:table-cell>
          <table:table-cell office:value-type="float" office:value="1.73593" calcext:value-type="float">
            <text:p>1.73593</text:p>
          </table:table-cell>
          <table:table-cell office:value-type="string" calcext:value-type="string">
            <text:p>$88.85B</text:p>
          </table:table-cell>
          <table:table-cell office:value-type="float" office:value="4.30201" calcext:value-type="float">
            <text:p>4.30201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KNG</text:p>
          </table:table-cell>
          <table:table-cell office:value-type="string" calcext:value-type="string">
            <text:p>Booking Holdings Inc</text:p>
          </table:table-cell>
          <table:table-cell office:value-type="float" office:value="2210.74" calcext:value-type="float">
            <text:p>2210.74</text:p>
          </table:table-cell>
          <table:table-cell office:value-type="float" office:value="0.45051" calcext:value-type="float">
            <text:p>0.45051</text:p>
          </table:table-cell>
          <table:table-cell office:value-type="string" calcext:value-type="string">
            <text:p>$88.37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Micron Technology Inc.</text:p>
          </table:table-cell>
          <table:table-cell office:value-type="float" office:value="79.03" calcext:value-type="float">
            <text:p>79.03</text:p>
          </table:table-cell>
          <table:table-cell office:value-type="float" office:value="21.87297" calcext:value-type="float">
            <text:p>21.87297</text:p>
          </table:table-cell>
          <table:table-cell office:value-type="string" calcext:value-type="string">
            <text:p>$87.73B</text:p>
          </table:table-cell>
          <table:table-cell office:value-type="float" office:value="0.51053" calcext:value-type="float">
            <text:p>0.51053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hopify Inc</text:p>
          </table:table-cell>
          <table:table-cell office:value-type="float" office:value="723.462" calcext:value-type="float">
            <text:p>723.462</text:p>
          </table:table-cell>
          <table:table-cell office:value-type="float" office:value="2.17361" calcext:value-type="float">
            <text:p>2.17361</text:p>
          </table:table-cell>
          <table:table-cell office:value-type="string" calcext:value-type="string">
            <text:p>$86.04B</text:p>
          </table:table-cell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DI</text:p>
          </table:table-cell>
          <table:table-cell office:value-type="string" calcext:value-type="string">
            <text:p>Analog Devices Inc</text:p>
          </table:table-cell>
          <table:table-cell office:value-type="float" office:value="163.99" calcext:value-type="float">
            <text:p>163.99</text:p>
          </table:table-cell>
          <table:table-cell office:value-type="float" office:value="3.79488" calcext:value-type="float">
            <text:p>3.79488</text:p>
          </table:table-cell>
          <table:table-cell office:value-type="string" calcext:value-type="string">
            <text:p>$85.94B</text:p>
          </table:table-cell>
          <table:table-cell office:value-type="float" office:value="1.85118" calcext:value-type="float">
            <text:p>1.8511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DLZ</text:p>
          </table:table-cell>
          <table:table-cell office:value-type="string" calcext:value-type="string">
            <text:p>Mondelez International Inc</text:p>
          </table:table-cell>
          <table:table-cell office:value-type="float" office:value="61.42" calcext:value-type="float">
            <text:p>61.42</text:p>
          </table:table-cell>
          <table:table-cell office:value-type="float" office:value="8.06718" calcext:value-type="float">
            <text:p>8.06718</text:p>
          </table:table-cell>
          <table:table-cell office:value-type="string" calcext:value-type="string">
            <text:p>$85.20B</text:p>
          </table:table-cell>
          <table:table-cell office:value-type="float" office:value="2.28124" calcext:value-type="float">
            <text:p>2.2812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Food Produc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MM</text:p>
          </table:table-cell>
          <table:table-cell office:value-type="string" calcext:value-type="string">
            <text:p>3M Co</text:p>
          </table:table-cell>
          <table:table-cell office:value-type="float" office:value="149.53" calcext:value-type="float">
            <text:p>149.53</text:p>
          </table:table-cell>
          <table:table-cell office:value-type="float" office:value="3.13096" calcext:value-type="float">
            <text:p>3.13096</text:p>
          </table:table-cell>
          <table:table-cell office:value-type="string" calcext:value-type="string">
            <text:p>$84.85B</text:p>
          </table:table-cell>
          <table:table-cell office:value-type="float" office:value="4.01131" calcext:value-type="float">
            <text:p>4.0113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Conglomerat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SB</text:p>
          </table:table-cell>
          <table:table-cell office:value-type="string" calcext:value-type="string">
            <text:p>U.S. Bancorp</text:p>
          </table:table-cell>
          <table:table-cell office:value-type="float" office:value="56.795" calcext:value-type="float">
            <text:p>56.795</text:p>
          </table:table-cell>
          <table:table-cell office:value-type="float" office:value="7.06371" calcext:value-type="float">
            <text:p>7.06371</text:p>
          </table:table-cell>
          <table:table-cell office:value-type="string" calcext:value-type="string">
            <text:p>$83.40B</text:p>
          </table:table-cell>
          <table:table-cell office:value-type="float" office:value="3.27635" calcext:value-type="float">
            <text:p>3.2763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UFG</text:p>
          </table:table-cell>
          <table:table-cell office:value-type="string" calcext:value-type="string">
            <text:p>Mitsubishi UFJ Financial Group</text:p>
          </table:table-cell>
          <table:table-cell office:value-type="float" office:value="6.73" calcext:value-type="float">
            <text:p>6.73</text:p>
          </table:table-cell>
          <table:table-cell office:value-type="float" office:value="2.46487" calcext:value-type="float">
            <text:p>2.46487</text:p>
          </table:table-cell>
          <table:table-cell office:value-type="string" calcext:value-type="string">
            <text:p>$81.74B</text:p>
          </table:table-cell>
          <table:table-cell office:value-type="float" office:value="3.58215" calcext:value-type="float">
            <text:p>3.58215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UK</text:p>
          </table:table-cell>
          <table:table-cell office:value-type="string" calcext:value-type="string">
            <text:p>Duke Energy Corp</text:p>
          </table:table-cell>
          <table:table-cell office:value-type="float" office:value="105.92" calcext:value-type="float">
            <text:p>105.92</text:p>
          </table:table-cell>
          <table:table-cell office:value-type="float" office:value="3.02603" calcext:value-type="float">
            <text:p>3.02603</text:p>
          </table:table-cell>
          <table:table-cell office:value-type="string" calcext:value-type="string">
            <text:p>$81.68B</text:p>
          </table:table-cell>
          <table:table-cell office:value-type="float" office:value="3.71138" calcext:value-type="float">
            <text:p>3.7113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MC</text:p>
          </table:table-cell>
          <table:table-cell office:value-type="string" calcext:value-type="string">
            <text:p>Marsh &amp; McLennan Companies Inc</text:p>
          </table:table-cell>
          <table:table-cell office:value-type="float" office:value="162.23" calcext:value-type="float">
            <text:p>162.23</text:p>
          </table:table-cell>
          <table:table-cell office:value-type="float" office:value="2.02855" calcext:value-type="float">
            <text:p>2.02855</text:p>
          </table:table-cell>
          <table:table-cell office:value-type="string" calcext:value-type="string">
            <text:p>$81.37B</text:p>
          </table:table-cell>
          <table:table-cell office:value-type="float" office:value="1.32221" calcext:value-type="float">
            <text:p>1.3222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SX</text:p>
          </table:table-cell>
          <table:table-cell office:value-type="string" calcext:value-type="string">
            <text:p>CSX Corp</text:p>
          </table:table-cell>
          <table:table-cell office:value-type="float" office:value="36.58" calcext:value-type="float">
            <text:p>36.58</text:p>
          </table:table-cell>
          <table:table-cell office:value-type="float" office:value="14.83555" calcext:value-type="float">
            <text:p>14.83555</text:p>
          </table:table-cell>
          <table:table-cell office:value-type="string" calcext:value-type="string">
            <text:p>$80.85B</text:p>
          </table:table-cell>
          <table:table-cell office:value-type="float" office:value="1.08519" calcext:value-type="float">
            <text:p>1.08519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oad &amp; Rail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NC</text:p>
          </table:table-cell>
          <table:table-cell office:value-type="string" calcext:value-type="string">
            <text:p>The PNC Financial Services Group Inc</text:p>
          </table:table-cell>
          <table:table-cell office:value-type="float" office:value="196.92" calcext:value-type="float">
            <text:p>196.92</text:p>
          </table:table-cell>
          <table:table-cell office:value-type="float" office:value="2.08529" calcext:value-type="float">
            <text:p>2.08529</text:p>
          </table:table-cell>
          <table:table-cell office:value-type="string" calcext:value-type="string">
            <text:p>$80.79B</text:p>
          </table:table-cell>
          <table:table-cell office:value-type="float" office:value="2.59054" calcext:value-type="float">
            <text:p>2.5905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CA</text:p>
          </table:table-cell>
          <table:table-cell office:value-type="string" calcext:value-type="string">
            <text:p>HCA Healthcare Inc</text:p>
          </table:table-cell>
          <table:table-cell office:value-type="float" office:value="261.485" calcext:value-type="float">
            <text:p>261.485</text:p>
          </table:table-cell>
          <table:table-cell office:value-type="float" office:value="1.49047" calcext:value-type="float">
            <text:p>1.49047</text:p>
          </table:table-cell>
          <table:table-cell office:value-type="string" calcext:value-type="string">
            <text:p>$79.00B</text:p>
          </table:table-cell>
          <table:table-cell office:value-type="float" office:value="0.8564" calcext:value-type="float">
            <text:p>0.856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Providers &amp;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MO</text:p>
          </table:table-cell>
          <table:table-cell office:value-type="string" calcext:value-type="string">
            <text:p>Bank of Montreal</text:p>
          </table:table-cell>
          <table:table-cell office:value-type="float" office:value="122.31" calcext:value-type="float">
            <text:p>122.31</text:p>
          </table:table-cell>
          <table:table-cell office:value-type="float" office:value="0.82434" calcext:value-type="float">
            <text:p>0.82434</text:p>
          </table:table-cell>
          <table:table-cell office:value-type="string" calcext:value-type="string">
            <text:p>$78.71B</text:p>
          </table:table-cell>
          <table:table-cell office:value-type="float" office:value="3.47741" calcext:value-type="float">
            <text:p>3.47741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Block Inc</text:p>
          </table:table-cell>
          <table:table-cell office:value-type="float" office:value="142.255" calcext:value-type="float">
            <text:p>142.255</text:p>
          </table:table-cell>
          <table:table-cell office:value-type="float" office:value="16.55294" calcext:value-type="float">
            <text:p>16.55294</text:p>
          </table:table-cell>
          <table:table-cell office:value-type="string" calcext:value-type="string">
            <text:p>$78.20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FC</text:p>
          </table:table-cell>
          <table:table-cell office:value-type="string" calcext:value-type="string">
            <text:p>Truist Financial Corp</text:p>
          </table:table-cell>
          <table:table-cell office:value-type="float" office:value="59.51" calcext:value-type="float">
            <text:p>59.51</text:p>
          </table:table-cell>
          <table:table-cell office:value-type="float" office:value="5.91137" calcext:value-type="float">
            <text:p>5.91137</text:p>
          </table:table-cell>
          <table:table-cell office:value-type="string" calcext:value-type="string">
            <text:p>$77.91B</text:p>
          </table:table-cell>
          <table:table-cell office:value-type="float" office:value="3.27533" calcext:value-type="float">
            <text:p>3.27533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Cigna Corp</text:p>
          </table:table-cell>
          <table:table-cell office:value-type="float" office:value="243.98" calcext:value-type="float">
            <text:p>243.98</text:p>
          </table:table-cell>
          <table:table-cell office:value-type="float" office:value="1.85007" calcext:value-type="float">
            <text:p>1.85007</text:p>
          </table:table-cell>
          <table:table-cell office:value-type="string" calcext:value-type="string">
            <text:p>$77.53B</text:p>
          </table:table-cell>
          <table:table-cell office:value-type="float" office:value="1.83976" calcext:value-type="float">
            <text:p>1.83976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Providers &amp;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Intercontinental Exchange Inc</text:p>
          </table:table-cell>
          <table:table-cell office:value-type="float" office:value="136.425" calcext:value-type="float">
            <text:p>136.425</text:p>
          </table:table-cell>
          <table:table-cell office:value-type="float" office:value="2.59028" calcext:value-type="float">
            <text:p>2.59028</text:p>
          </table:table-cell>
          <table:table-cell office:value-type="string" calcext:value-type="string">
            <text:p>$76.40B</text:p>
          </table:table-cell>
          <table:table-cell office:value-type="float" office:value="1.11789" calcext:value-type="float">
            <text:p>1.11789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DX</text:p>
          </table:table-cell>
          <table:table-cell office:value-type="string" calcext:value-type="string">
            <text:p>Becton Dickinson and Co</text:p>
          </table:table-cell>
          <table:table-cell office:value-type="float" office:value="264.84" calcext:value-type="float">
            <text:p>264.84</text:p>
          </table:table-cell>
          <table:table-cell office:value-type="float" office:value="1.4242" calcext:value-type="float">
            <text:p>1.4242</text:p>
          </table:table-cell>
          <table:table-cell office:value-type="string" calcext:value-type="string">
            <text:p>$76.20B</text:p>
          </table:table-cell>
          <table:table-cell office:value-type="float" office:value="1.30045" calcext:value-type="float">
            <text:p>1.3004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CI</text:p>
          </table:table-cell>
          <table:table-cell office:value-type="string" calcext:value-type="string">
            <text:p>Crown Castle International Corp</text:p>
          </table:table-cell>
          <table:table-cell office:value-type="float" office:value="173.97" calcext:value-type="float">
            <text:p>173.97</text:p>
          </table:table-cell>
          <table:table-cell office:value-type="float" office:value="1.8207" calcext:value-type="float">
            <text:p>1.8207</text:p>
          </table:table-cell>
          <table:table-cell office:value-type="string" calcext:value-type="string">
            <text:p>$75.68B</text:p>
          </table:table-cell>
          <table:table-cell office:value-type="float" office:value="3.35808" calcext:value-type="float">
            <text:p>3.3580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Equity Real Estate Investment Trusts (REITs)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EGN</text:p>
          </table:table-cell>
          <table:table-cell office:value-type="string" calcext:value-type="string">
            <text:p>Regeneron Pharmaceuticals Inc</text:p>
          </table:table-cell>
          <table:table-cell office:value-type="float" office:value="693.975" calcext:value-type="float">
            <text:p>693.975</text:p>
          </table:table-cell>
          <table:table-cell office:value-type="float" office:value="0.73791" calcext:value-type="float">
            <text:p>0.73791</text:p>
          </table:table-cell>
          <table:table-cell office:value-type="string" calcext:value-type="string">
            <text:p>$75.24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RCX</text:p>
          </table:table-cell>
          <table:table-cell office:value-type="string" calcext:value-type="string">
            <text:p>Lam Research Corp</text:p>
          </table:table-cell>
          <table:table-cell office:value-type="float" office:value="544.525" calcext:value-type="float">
            <text:p>544.525</text:p>
          </table:table-cell>
          <table:table-cell office:value-type="float" office:value="1.45554" calcext:value-type="float">
            <text:p>1.45554</text:p>
          </table:table-cell>
          <table:table-cell office:value-type="string" calcext:value-type="string">
            <text:p>$74.89B</text:p>
          </table:table-cell>
          <table:table-cell office:value-type="float" office:value="1.11761" calcext:value-type="float">
            <text:p>1.1176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ILD</text:p>
          </table:table-cell>
          <table:table-cell office:value-type="string" calcext:value-type="string">
            <text:p>Gilead Sciences Inc</text:p>
          </table:table-cell>
          <table:table-cell office:value-type="float" office:value="59.965" calcext:value-type="float">
            <text:p>59.965</text:p>
          </table:table-cell>
          <table:table-cell office:value-type="float" office:value="9.89296" calcext:value-type="float">
            <text:p>9.89296</text:p>
          </table:table-cell>
          <table:table-cell office:value-type="string" calcext:value-type="string">
            <text:p>$74.81B</text:p>
          </table:table-cell>
          <table:table-cell office:value-type="float" office:value="4.8944" calcext:value-type="float">
            <text:p>4.894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anadian Pacific Railway Ltd</text:p>
          </table:table-cell>
          <table:table-cell office:value-type="float" office:value="81.535" calcext:value-type="float">
            <text:p>81.535</text:p>
          </table:table-cell>
          <table:table-cell office:value-type="float" office:value="4.81031" calcext:value-type="float">
            <text:p>4.81031</text:p>
          </table:table-cell>
          <table:table-cell office:value-type="string" calcext:value-type="string">
            <text:p>$74.76B</text:p>
          </table:table-cell>
          <table:table-cell office:value-type="float" office:value="0.74979" calcext:value-type="float">
            <text:p>0.74979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oad &amp; Rail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Atlassian Corp Plc</text:p>
          </table:table-cell>
          <table:table-cell office:value-type="float" office:value="299.47" calcext:value-type="float">
            <text:p>299.47</text:p>
          </table:table-cell>
          <table:table-cell office:value-type="float" office:value="1.86825" calcext:value-type="float">
            <text:p>1.86825</text:p>
          </table:table-cell>
          <table:table-cell office:value-type="string" calcext:value-type="string">
            <text:p>$73.08B</text:p>
          </table:table-cell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NQ</text:p>
          </table:table-cell>
          <table:table-cell office:value-type="string" calcext:value-type="string">
            <text:p>Canadian Natural Resources Ltd</text:p>
          </table:table-cell>
          <table:table-cell office:value-type="float" office:value="62.1" calcext:value-type="float">
            <text:p>62.1</text:p>
          </table:table-cell>
          <table:table-cell office:value-type="float" office:value="3.6137" calcext:value-type="float">
            <text:p>3.6137</text:p>
          </table:table-cell>
          <table:table-cell office:value-type="string" calcext:value-type="string">
            <text:p>$73.04B</text:p>
          </table:table-cell>
          <table:table-cell office:value-type="float" office:value="3.79713" calcext:value-type="float">
            <text:p>3.79713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Southern Co (The)</text:p>
          </table:table-cell>
          <table:table-cell office:value-type="float" office:value="68.69" calcext:value-type="float">
            <text:p>68.69</text:p>
          </table:table-cell>
          <table:table-cell office:value-type="float" office:value="5.55914" calcext:value-type="float">
            <text:p>5.55914</text:p>
          </table:table-cell>
          <table:table-cell office:value-type="string" calcext:value-type="string">
            <text:p>$73.04B</text:p>
          </table:table-cell>
          <table:table-cell office:value-type="float" office:value="3.8322" calcext:value-type="float">
            <text:p>3.832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JX</text:p>
          </table:table-cell>
          <table:table-cell office:value-type="string" calcext:value-type="string">
            <text:p>TJX Companies Inc (The)</text:p>
          </table:table-cell>
          <table:table-cell office:value-type="float" office:value="61.14" calcext:value-type="float">
            <text:p>61.14</text:p>
          </table:table-cell>
          <table:table-cell office:value-type="float" office:value="7.01373" calcext:value-type="float">
            <text:p>7.01373</text:p>
          </table:table-cell>
          <table:table-cell office:value-type="string" calcext:value-type="string">
            <text:p>$72.75B</text:p>
          </table:table-cell>
          <table:table-cell office:value-type="float" office:value="1.7052" calcext:value-type="float">
            <text:p>1.705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Retail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CX</text:p>
          </table:table-cell>
          <table:table-cell office:value-type="string" calcext:value-type="string">
            <text:p>Freeport-McMoRan Inc</text:p>
          </table:table-cell>
          <table:table-cell office:value-type="float" office:value="49.44" calcext:value-type="float">
            <text:p>49.44</text:p>
          </table:table-cell>
          <table:table-cell office:value-type="float" office:value="19.09715" calcext:value-type="float">
            <text:p>19.09715</text:p>
          </table:table-cell>
          <table:table-cell office:value-type="string" calcext:value-type="string">
            <text:p>$72.03B</text:p>
          </table:table-cell>
          <table:table-cell office:value-type="float" office:value="0.75742" calcext:value-type="float">
            <text:p>0.7574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OG</text:p>
          </table:table-cell>
          <table:table-cell office:value-type="string" calcext:value-type="string">
            <text:p>EOG Resources Inc.</text:p>
          </table:table-cell>
          <table:table-cell office:value-type="float" office:value="120.83" calcext:value-type="float">
            <text:p>120.83</text:p>
          </table:table-cell>
          <table:table-cell office:value-type="float" office:value="4.89654" calcext:value-type="float">
            <text:p>4.89654</text:p>
          </table:table-cell>
          <table:table-cell office:value-type="string" calcext:value-type="string">
            <text:p>$71.69B</text:p>
          </table:table-cell>
          <table:table-cell office:value-type="float" office:value="2.44978" calcext:value-type="float">
            <text:p>2.4497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NPQY</text:p>
          </table:table-cell>
          <table:table-cell office:value-type="string" calcext:value-type="string">
            <text:p>BNP Paribas</text:p>
          </table:table-cell>
          <table:table-cell office:value-type="float" office:value="29.475" calcext:value-type="float">
            <text:p>29.475</text:p>
          </table:table-cell>
          <table:table-cell office:value-type="float" office:value="0.4137" calcext:value-type="float">
            <text:p>0.4137</text:p>
          </table:table-cell>
          <table:table-cell office:value-type="string" calcext:value-type="string">
            <text:p>$71.40B</text:p>
          </table:table-cell>
          <table:table-cell office:value-type="float" office:value="5.44079" calcext:value-type="float">
            <text:p>5.4407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ZURVY</text:p>
          </table:table-cell>
          <table:table-cell office:value-type="string" calcext:value-type="string">
            <text:p>Zurich Insurance Group AG</text:p>
          </table:table-cell>
          <table:table-cell office:value-type="float" office:value="49.115" calcext:value-type="float">
            <text:p>49.115</text:p>
          </table:table-cell>
          <table:table-cell/>
          <table:table-cell office:value-type="string" calcext:value-type="string">
            <text:p>$70.76B</text:p>
          </table:table-cell>
          <table:table-cell office:value-type="float" office:value="4.61972" calcext:value-type="float">
            <text:p>4.61972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RNA</text:p>
          </table:table-cell>
          <table:table-cell office:value-type="string" calcext:value-type="string">
            <text:p>Moderna Inc</text:p>
          </table:table-cell>
          <table:table-cell office:value-type="float" office:value="186.325" calcext:value-type="float">
            <text:p>186.325</text:p>
          </table:table-cell>
          <table:table-cell office:value-type="float" office:value="10.05342" calcext:value-type="float">
            <text:p>10.05342</text:p>
          </table:table-cell>
          <table:table-cell office:value-type="string" calcext:value-type="string">
            <text:p>$70.68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OC</text:p>
          </table:table-cell>
          <table:table-cell office:value-type="string" calcext:value-type="string">
            <text:p>Northrop Grumman Corp</text:p>
          </table:table-cell>
          <table:table-cell office:value-type="float" office:value="445.14" calcext:value-type="float">
            <text:p>445.14</text:p>
          </table:table-cell>
          <table:table-cell office:value-type="float" office:value="0.98509" calcext:value-type="float">
            <text:p>0.98509</text:p>
          </table:table-cell>
          <table:table-cell office:value-type="string" calcext:value-type="string">
            <text:p>$69.72B</text:p>
          </table:table-cell>
          <table:table-cell office:value-type="float" office:value="1.40618" calcext:value-type="float">
            <text:p>1.4061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W</text:p>
          </table:table-cell>
          <table:table-cell office:value-type="string" calcext:value-type="string">
            <text:p>Edwards Lifesciences Corp</text:p>
          </table:table-cell>
          <table:table-cell office:value-type="float" office:value="112.95" calcext:value-type="float">
            <text:p>112.95</text:p>
          </table:table-cell>
          <table:table-cell office:value-type="float" office:value="2.59758" calcext:value-type="float">
            <text:p>2.59758</text:p>
          </table:table-cell>
          <table:table-cell office:value-type="string" calcext:value-type="string">
            <text:p>$69.52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GLOY</text:p>
          </table:table-cell>
          <table:table-cell office:value-type="string" calcext:value-type="string">
            <text:p>Anglo American PLC</text:p>
          </table:table-cell>
          <table:table-cell office:value-type="float" office:value="26.0775" calcext:value-type="float">
            <text:p>26.0775</text:p>
          </table:table-cell>
          <table:table-cell office:value-type="float" office:value="0.27805" calcext:value-type="float">
            <text:p>0.27805</text:p>
          </table:table-cell>
          <table:table-cell office:value-type="string" calcext:value-type="string">
            <text:p>$69.39B</text:p>
          </table:table-cell>
          <table:table-cell office:value-type="float" office:value="5.57055" calcext:value-type="float">
            <text:p>5.5705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BB</text:p>
          </table:table-cell>
          <table:table-cell office:value-type="string" calcext:value-type="string">
            <text:p>ABB Ltd</text:p>
          </table:table-cell>
          <table:table-cell office:value-type="float" office:value="35.325" calcext:value-type="float">
            <text:p>35.325</text:p>
          </table:table-cell>
          <table:table-cell office:value-type="float" office:value="1.97461" calcext:value-type="float">
            <text:p>1.97461</text:p>
          </table:table-cell>
          <table:table-cell office:value-type="string" calcext:value-type="string">
            <text:p>$68.66B</text:p>
          </table:table-cell>
          <table:table-cell office:value-type="float" office:value="2.43288" calcext:value-type="float">
            <text:p>2.43288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lectrical Equip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ON</text:p>
          </table:table-cell>
          <table:table-cell office:value-type="string" calcext:value-type="string">
            <text:p>Aon plc</text:p>
          </table:table-cell>
          <table:table-cell office:value-type="float" office:value="314.06" calcext:value-type="float">
            <text:p>314.06</text:p>
          </table:table-cell>
          <table:table-cell office:value-type="float" office:value="1.34659" calcext:value-type="float">
            <text:p>1.34659</text:p>
          </table:table-cell>
          <table:table-cell office:value-type="string" calcext:value-type="string">
            <text:p>$68.01B</text:p>
          </table:table-cell>
          <table:table-cell office:value-type="float" office:value="0.64171" calcext:value-type="float">
            <text:p>0.6417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XAHY</text:p>
          </table:table-cell>
          <table:table-cell office:value-type="string" calcext:value-type="string">
            <text:p>Axa, Paris</text:p>
          </table:table-cell>
          <table:table-cell office:value-type="float" office:value="28.65" calcext:value-type="float">
            <text:p>28.65</text:p>
          </table:table-cell>
          <table:table-cell office:value-type="float" office:value="0.16987" calcext:value-type="float">
            <text:p>0.16987</text:p>
          </table:table-cell>
          <table:table-cell office:value-type="string" calcext:value-type="string">
            <text:p>$67.02B</text:p>
          </table:table-cell>
          <table:table-cell office:value-type="float" office:value="9.12757" calcext:value-type="float">
            <text:p>9.1275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SC</text:p>
          </table:table-cell>
          <table:table-cell office:value-type="string" calcext:value-type="string">
            <text:p>Norfolk Southern Corp</text:p>
          </table:table-cell>
          <table:table-cell office:value-type="float" office:value="277.87" calcext:value-type="float">
            <text:p>277.87</text:p>
          </table:table-cell>
          <table:table-cell office:value-type="float" office:value="1.34211" calcext:value-type="float">
            <text:p>1.34211</text:p>
          </table:table-cell>
          <table:table-cell office:value-type="string" calcext:value-type="string">
            <text:p>$66.69B</text:p>
          </table:table-cell>
          <table:table-cell office:value-type="float" office:value="1.78321" calcext:value-type="float">
            <text:p>1.7832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oad &amp; Rail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TW</text:p>
          </table:table-cell>
          <table:table-cell office:value-type="string" calcext:value-type="string">
            <text:p>Illinois Tool Works Inc.</text:p>
          </table:table-cell>
          <table:table-cell office:value-type="float" office:value="212.19" calcext:value-type="float">
            <text:p>212.19</text:p>
          </table:table-cell>
          <table:table-cell office:value-type="float" office:value="1.07199" calcext:value-type="float">
            <text:p>1.07199</text:p>
          </table:table-cell>
          <table:table-cell office:value-type="string" calcext:value-type="string">
            <text:p>$66.34B</text:p>
          </table:table-cell>
          <table:table-cell office:value-type="float" office:value="2.302" calcext:value-type="float">
            <text:p>2.30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ominion Energy Inc</text:p>
          </table:table-cell>
          <table:table-cell office:value-type="float" office:value="81.53" calcext:value-type="float">
            <text:p>81.53</text:p>
          </table:table-cell>
          <table:table-cell office:value-type="float" office:value="3.37545" calcext:value-type="float">
            <text:p>3.37545</text:p>
          </table:table-cell>
          <table:table-cell office:value-type="string" calcext:value-type="string">
            <text:p>$66.32B</text:p>
          </table:table-cell>
          <table:table-cell office:value-type="float" office:value="3.26286" calcext:value-type="float">
            <text:p>3.26286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ord Motor Co</text:p>
          </table:table-cell>
          <table:table-cell office:value-type="float" office:value="17.095" calcext:value-type="float">
            <text:p>17.095</text:p>
          </table:table-cell>
          <table:table-cell office:value-type="float" office:value="101.77463" calcext:value-type="float">
            <text:p>101.77463</text:p>
          </table:table-cell>
          <table:table-cell office:value-type="string" calcext:value-type="string">
            <text:p>$65.99B</text:p>
          </table:table-cell>
          <table:table-cell office:value-type="float" office:value="2.42718" calcext:value-type="float">
            <text:p>2.4271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GR</text:p>
          </table:table-cell>
          <table:table-cell office:value-type="string" calcext:value-type="string">
            <text:p>Progressive Corp (The)</text:p>
          </table:table-cell>
          <table:table-cell office:value-type="float" office:value="112.8" calcext:value-type="float">
            <text:p>112.8</text:p>
          </table:table-cell>
          <table:table-cell office:value-type="float" office:value="2.82889" calcext:value-type="float">
            <text:p>2.82889</text:p>
          </table:table-cell>
          <table:table-cell office:value-type="string" calcext:value-type="string">
            <text:p>$65.61B</text:p>
          </table:table-cell>
          <table:table-cell office:value-type="float" office:value="0.35657" calcext:value-type="float">
            <text:p>0.35657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General Dynamics Corp</text:p>
          </table:table-cell>
          <table:table-cell office:value-type="float" office:value="236.72" calcext:value-type="float">
            <text:p>236.72</text:p>
          </table:table-cell>
          <table:table-cell office:value-type="float" office:value="1.35371" calcext:value-type="float">
            <text:p>1.35371</text:p>
          </table:table-cell>
          <table:table-cell office:value-type="string" calcext:value-type="string">
            <text:p>$65.56B</text:p>
          </table:table-cell>
          <table:table-cell office:value-type="float" office:value="2.13496" calcext:value-type="float">
            <text:p>2.13496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MMVY</text:p>
          </table:table-cell>
          <table:table-cell office:value-type="string" calcext:value-type="string">
            <text:p>Wal-Mart De Mexico SA De Cv, Mexico</text:p>
          </table:table-cell>
          <table:table-cell office:value-type="float" office:value="38.72" calcext:value-type="float">
            <text:p>38.72</text:p>
          </table:table-cell>
          <table:table-cell office:value-type="float" office:value="0.04164" calcext:value-type="float">
            <text:p>0.04164</text:p>
          </table:table-cell>
          <table:table-cell office:value-type="string" calcext:value-type="string">
            <text:p>$65.50B</text:p>
          </table:table-cell>
          <table:table-cell office:value-type="float" office:value="2.04945" calcext:value-type="float">
            <text:p>2.04945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Food &amp; Staples Retailing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QIX</text:p>
          </table:table-cell>
          <table:table-cell office:value-type="string" calcext:value-type="string">
            <text:p>Equinix Inc</text:p>
          </table:table-cell>
          <table:table-cell office:value-type="float" office:value="719" calcext:value-type="float">
            <text:p>719</text:p>
          </table:table-cell>
          <table:table-cell office:value-type="float" office:value="0.47182" calcext:value-type="float">
            <text:p>0.47182</text:p>
          </table:table-cell>
          <table:table-cell office:value-type="string" calcext:value-type="string">
            <text:p>$65.11B</text:p>
          </table:table-cell>
          <table:table-cell office:value-type="float" office:value="1.72762" calcext:value-type="float">
            <text:p>1.7276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Equity Real Estate Investment Trusts (REITs)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ISV</text:p>
          </table:table-cell>
          <table:table-cell office:value-type="string" calcext:value-type="string">
            <text:p>Fiserv Inc.</text:p>
          </table:table-cell>
          <table:table-cell office:value-type="float" office:value="100.035" calcext:value-type="float">
            <text:p>100.035</text:p>
          </table:table-cell>
          <table:table-cell office:value-type="float" office:value="4.26974" calcext:value-type="float">
            <text:p>4.26974</text:p>
          </table:table-cell>
          <table:table-cell office:value-type="string" calcext:value-type="string">
            <text:p>$64.93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BN</text:p>
          </table:table-cell>
          <table:table-cell office:value-type="string" calcext:value-type="string">
            <text:p>Icici Bank Ltd</text:p>
          </table:table-cell>
          <table:table-cell office:value-type="float" office:value="18.96" calcext:value-type="float">
            <text:p>18.96</text:p>
          </table:table-cell>
          <table:table-cell office:value-type="float" office:value="10.93985" calcext:value-type="float">
            <text:p>10.93985</text:p>
          </table:table-cell>
          <table:table-cell office:value-type="string" calcext:value-type="string">
            <text:p>$64.86B</text:p>
          </table:table-cell>
          <table:table-cell office:value-type="float" office:value="0.29298" calcext:value-type="float">
            <text:p>0.29298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M</text:p>
          </table:table-cell>
          <table:table-cell office:value-type="string" calcext:value-type="string">
            <text:p>Waste Management Inc.</text:p>
          </table:table-cell>
          <table:table-cell office:value-type="float" office:value="154.55" calcext:value-type="float">
            <text:p>154.55</text:p>
          </table:table-cell>
          <table:table-cell office:value-type="float" office:value="1.99567" calcext:value-type="float">
            <text:p>1.99567</text:p>
          </table:table-cell>
          <table:table-cell office:value-type="string" calcext:value-type="string">
            <text:p>$64.69B</text:p>
          </table:table-cell>
          <table:table-cell office:value-type="float" office:value="1.66635" calcext:value-type="float">
            <text:p>1.6663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Commercial Services &amp; Suppl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SA</text:p>
          </table:table-cell>
          <table:table-cell office:value-type="string" calcext:value-type="string">
            <text:p>Public Storage</text:p>
          </table:table-cell>
          <table:table-cell office:value-type="float" office:value="368.63" calcext:value-type="float">
            <text:p>368.63</text:p>
          </table:table-cell>
          <table:table-cell office:value-type="float" office:value="0.6954" calcext:value-type="float">
            <text:p>0.6954</text:p>
          </table:table-cell>
          <table:table-cell office:value-type="string" calcext:value-type="string">
            <text:p>$64.45B</text:p>
          </table:table-cell>
          <table:table-cell office:value-type="float" office:value="2.17652" calcext:value-type="float">
            <text:p>2.1765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Equity Real Estate Investment Trusts (REITs)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NOW</text:p>
          </table:table-cell>
          <table:table-cell office:value-type="string" calcext:value-type="string">
            <text:p>Snowflake Inc</text:p>
          </table:table-cell>
          <table:table-cell office:value-type="float" office:value="224.89" calcext:value-type="float">
            <text:p>224.89</text:p>
          </table:table-cell>
          <table:table-cell office:value-type="float" office:value="4.81205" calcext:value-type="float">
            <text:p>4.81205</text:p>
          </table:table-cell>
          <table:table-cell office:value-type="string" calcext:value-type="string">
            <text:p>$64.08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HW</text:p>
          </table:table-cell>
          <table:table-cell office:value-type="string" calcext:value-type="string">
            <text:p>Sherwin-Williams Co (The)</text:p>
          </table:table-cell>
          <table:table-cell office:value-type="float" office:value="249.39" calcext:value-type="float">
            <text:p>249.39</text:p>
          </table:table-cell>
          <table:table-cell office:value-type="float" office:value="1.46637" calcext:value-type="float">
            <text:p>1.46637</text:p>
          </table:table-cell>
          <table:table-cell office:value-type="string" calcext:value-type="string">
            <text:p>$64.05B</text:p>
          </table:table-cell>
          <table:table-cell office:value-type="float" office:value="0.97632" calcext:value-type="float">
            <text:p>0.9763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BS</text:p>
          </table:table-cell>
          <table:table-cell office:value-type="string" calcext:value-type="string">
            <text:p>UBS Group AG</text:p>
          </table:table-cell>
          <table:table-cell office:value-type="float" office:value="19.185" calcext:value-type="float">
            <text:p>19.185</text:p>
          </table:table-cell>
          <table:table-cell office:value-type="float" office:value="4.39845" calcext:value-type="float">
            <text:p>4.39845</text:p>
          </table:table-cell>
          <table:table-cell office:value-type="string" calcext:value-type="string">
            <text:p>$63.74B</text:p>
          </table:table-cell>
          <table:table-cell office:value-type="float" office:value="2.66667" calcext:value-type="float">
            <text:p>2.66667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VRTX</text:p>
          </table:table-cell>
          <table:table-cell office:value-type="string" calcext:value-type="string">
            <text:p>Vertex Pharmaceuticals Inc</text:p>
          </table:table-cell>
          <table:table-cell office:value-type="float" office:value="251.82" calcext:value-type="float">
            <text:p>251.82</text:p>
          </table:table-cell>
          <table:table-cell office:value-type="float" office:value="1.83252" calcext:value-type="float">
            <text:p>1.83252</text:p>
          </table:table-cell>
          <table:table-cell office:value-type="string" calcext:value-type="string">
            <text:p>$63.71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ea Ltd</text:p>
          </table:table-cell>
          <table:table-cell office:value-type="float" office:value="125.9" calcext:value-type="float">
            <text:p>125.9</text:p>
          </table:table-cell>
          <table:table-cell office:value-type="float" office:value="8.80883" calcext:value-type="float">
            <text:p>8.80883</text:p>
          </table:table-cell>
          <table:table-cell office:value-type="string" calcext:value-type="string">
            <text:p>$63.71B</text:p>
          </table:table-cell>
          <table:table-cell/>
          <table:table-cell office:value-type="string" calcext:value-type="string">
            <text:p>Singapore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General Motors Co</text:p>
          </table:table-cell>
          <table:table-cell office:value-type="float" office:value="44.67" calcext:value-type="float">
            <text:p>44.67</text:p>
          </table:table-cell>
          <table:table-cell office:value-type="float" office:value="20.15077" calcext:value-type="float">
            <text:p>20.15077</text:p>
          </table:table-cell>
          <table:table-cell office:value-type="string" calcext:value-type="string">
            <text:p>$63.37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SX</text:p>
          </table:table-cell>
          <table:table-cell office:value-type="string" calcext:value-type="string">
            <text:p>Boston Scientific Corp</text:p>
          </table:table-cell>
          <table:table-cell office:value-type="float" office:value="43.765" calcext:value-type="float">
            <text:p>43.765</text:p>
          </table:table-cell>
          <table:table-cell office:value-type="float" office:value="8.97458" calcext:value-type="float">
            <text:p>8.97458</text:p>
          </table:table-cell>
          <table:table-cell office:value-type="string" calcext:value-type="string">
            <text:p>$63.23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BER</text:p>
          </table:table-cell>
          <table:table-cell office:value-type="string" calcext:value-type="string">
            <text:p>Uber Technologies Inc</text:p>
          </table:table-cell>
          <table:table-cell office:value-type="float" office:value="33.4574" calcext:value-type="float">
            <text:p>33.4574</text:p>
          </table:table-cell>
          <table:table-cell office:value-type="float" office:value="33.16749" calcext:value-type="float">
            <text:p>33.16749</text:p>
          </table:table-cell>
          <table:table-cell office:value-type="string" calcext:value-type="string">
            <text:p>$62.50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oad &amp; Rail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lgate-Palmolive Co</text:p>
          </table:table-cell>
          <table:table-cell office:value-type="float" office:value="74.37" calcext:value-type="float">
            <text:p>74.37</text:p>
          </table:table-cell>
          <table:table-cell office:value-type="float" office:value="4.85051" calcext:value-type="float">
            <text:p>4.85051</text:p>
          </table:table-cell>
          <table:table-cell office:value-type="string" calcext:value-type="string">
            <text:p>$62.32B</text:p>
          </table:table-cell>
          <table:table-cell office:value-type="float" office:value="2.5354" calcext:value-type="float">
            <text:p>2.535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ousehold Produc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TN</text:p>
          </table:table-cell>
          <table:table-cell office:value-type="string" calcext:value-type="string">
            <text:p>Eaton Corp Plc</text:p>
          </table:table-cell>
          <table:table-cell office:value-type="float" office:value="154.41" calcext:value-type="float">
            <text:p>154.41</text:p>
          </table:table-cell>
          <table:table-cell office:value-type="float" office:value="1.92735" calcext:value-type="float">
            <text:p>1.92735</text:p>
          </table:table-cell>
          <table:table-cell office:value-type="string" calcext:value-type="string">
            <text:p>$61.77B</text:p>
          </table:table-cell>
          <table:table-cell office:value-type="float" office:value="2.09573" calcext:value-type="float">
            <text:p>2.09573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lectrical Equip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VI</text:p>
          </table:table-cell>
          <table:table-cell office:value-type="string" calcext:value-type="string">
            <text:p>Activision Blizzard Inc</text:p>
          </table:table-cell>
          <table:table-cell office:value-type="float" office:value="79.225" calcext:value-type="float">
            <text:p>79.225</text:p>
          </table:table-cell>
          <table:table-cell office:value-type="float" office:value="13.26088" calcext:value-type="float">
            <text:p>13.26088</text:p>
          </table:table-cell>
          <table:table-cell office:value-type="string" calcext:value-type="string">
            <text:p>$61.43B</text:p>
          </table:table-cell>
          <table:table-cell office:value-type="float" office:value="0.59614" calcext:value-type="float">
            <text:p>0.5961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XD</text:p>
          </table:table-cell>
          <table:table-cell office:value-type="string" calcext:value-type="string">
            <text:p>Pioneer Natural Resources Co</text:p>
          </table:table-cell>
          <table:table-cell office:value-type="float" office:value="251.49" calcext:value-type="float">
            <text:p>251.49</text:p>
          </table:table-cell>
          <table:table-cell office:value-type="float" office:value="2.46067" calcext:value-type="float">
            <text:p>2.46067</text:p>
          </table:table-cell>
          <table:table-cell office:value-type="string" calcext:value-type="string">
            <text:p>$61.01B</text:p>
          </table:table-cell>
          <table:table-cell office:value-type="float" office:value="1.24214" calcext:value-type="float">
            <text:p>1.2421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DAY</text:p>
          </table:table-cell>
          <table:table-cell office:value-type="string" calcext:value-type="string">
            <text:p>Workday Inc</text:p>
          </table:table-cell>
          <table:table-cell office:value-type="float" office:value="245.465" calcext:value-type="float">
            <text:p>245.465</text:p>
          </table:table-cell>
          <table:table-cell office:value-type="float" office:value="2.21694" calcext:value-type="float">
            <text:p>2.21694</text:p>
          </table:table-cell>
          <table:table-cell office:value-type="string" calcext:value-type="string">
            <text:p>$60.95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CO</text:p>
          </table:table-cell>
          <table:table-cell office:value-type="string" calcext:value-type="string">
            <text:p>Moody's Corp.</text:p>
          </table:table-cell>
          <table:table-cell office:value-type="float" office:value="331.3" calcext:value-type="float">
            <text:p>331.3</text:p>
          </table:table-cell>
          <table:table-cell office:value-type="float" office:value="0.87238" calcext:value-type="float">
            <text:p>0.87238</text:p>
          </table:table-cell>
          <table:table-cell office:value-type="string" calcext:value-type="string">
            <text:p>$60.58B</text:p>
          </table:table-cell>
          <table:table-cell office:value-type="float" office:value="0.85677" calcext:value-type="float">
            <text:p>0.85677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EM</text:p>
          </table:table-cell>
          <table:table-cell office:value-type="string" calcext:value-type="string">
            <text:p>Newmont Corporation</text:p>
          </table:table-cell>
          <table:table-cell office:value-type="float" office:value="75.88" calcext:value-type="float">
            <text:p>75.88</text:p>
          </table:table-cell>
          <table:table-cell office:value-type="float" office:value="8.01879" calcext:value-type="float">
            <text:p>8.01879</text:p>
          </table:table-cell>
          <table:table-cell office:value-type="string" calcext:value-type="string">
            <text:p>$60.47B</text:p>
          </table:table-cell>
          <table:table-cell office:value-type="float" office:value="2.88336" calcext:value-type="float">
            <text:p>2.88336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RVL</text:p>
          </table:table-cell>
          <table:table-cell office:value-type="string" calcext:value-type="string">
            <text:p>Marvell Technology Inc</text:p>
          </table:table-cell>
          <table:table-cell office:value-type="float" office:value="71.25" calcext:value-type="float">
            <text:p>71.25</text:p>
          </table:table-cell>
          <table:table-cell office:value-type="float" office:value="11.309" calcext:value-type="float">
            <text:p>11.309</text:p>
          </table:table-cell>
          <table:table-cell office:value-type="string" calcext:value-type="string">
            <text:p>$59.95B</text:p>
          </table:table-cell>
          <table:table-cell office:value-type="float" office:value="0.33941" calcext:value-type="float">
            <text:p>0.3394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TES</text:p>
          </table:table-cell>
          <table:table-cell office:value-type="string" calcext:value-type="string">
            <text:p>Netease Inc</text:p>
          </table:table-cell>
          <table:table-cell office:value-type="float" office:value="94.64" calcext:value-type="float">
            <text:p>94.64</text:p>
          </table:table-cell>
          <table:table-cell office:value-type="float" office:value="3.19191" calcext:value-type="float">
            <text:p>3.19191</text:p>
          </table:table-cell>
          <table:table-cell office:value-type="string" calcext:value-type="string">
            <text:p>$59.66B</text:p>
          </table:table-cell>
          <table:table-cell office:value-type="float" office:value="1.31594" calcext:value-type="float">
            <text:p>1.31594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CCO</text:p>
          </table:table-cell>
          <table:table-cell office:value-type="string" calcext:value-type="string">
            <text:p>Southern Copper Corp</text:p>
          </table:table-cell>
          <table:table-cell office:value-type="float" office:value="76.525" calcext:value-type="float">
            <text:p>76.525</text:p>
          </table:table-cell>
          <table:table-cell office:value-type="float" office:value="1.11926" calcext:value-type="float">
            <text:p>1.11926</text:p>
          </table:table-cell>
          <table:table-cell office:value-type="string" calcext:value-type="string">
            <text:p>$59.58B</text:p>
          </table:table-cell>
          <table:table-cell office:value-type="float" office:value="5.19009" calcext:value-type="float">
            <text:p>5.19009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anadian Imperial Bank of Commerce</text:p>
          </table:table-cell>
          <table:table-cell office:value-type="float" office:value="130.76" calcext:value-type="float">
            <text:p>130.76</text:p>
          </table:table-cell>
          <table:table-cell office:value-type="float" office:value="0.50212" calcext:value-type="float">
            <text:p>0.50212</text:p>
          </table:table-cell>
          <table:table-cell office:value-type="string" calcext:value-type="string">
            <text:p>$58.72B</text:p>
          </table:table-cell>
          <table:table-cell office:value-type="float" office:value="3.92434" calcext:value-type="float">
            <text:p>3.92434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ELX</text:p>
          </table:table-cell>
          <table:table-cell office:value-type="string" calcext:value-type="string">
            <text:p>RELX PLC</text:p>
          </table:table-cell>
          <table:table-cell office:value-type="float" office:value="30.685" calcext:value-type="float">
            <text:p>30.685</text:p>
          </table:table-cell>
          <table:table-cell office:value-type="float" office:value="1.05282" calcext:value-type="float">
            <text:p>1.05282</text:p>
          </table:table-cell>
          <table:table-cell office:value-type="string" calcext:value-type="string">
            <text:p>$58.71B</text:p>
          </table:table-cell>
          <table:table-cell office:value-type="float" office:value="2.23286" calcext:value-type="float">
            <text:p>2.2328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AN</text:p>
          </table:table-cell>
          <table:table-cell office:value-type="string" calcext:value-type="string">
            <text:p>Banco Santander SA</text:p>
          </table:table-cell>
          <table:table-cell office:value-type="float" office:value="3.47" calcext:value-type="float">
            <text:p>3.47</text:p>
          </table:table-cell>
          <table:table-cell office:value-type="float" office:value="8.00985" calcext:value-type="float">
            <text:p>8.00985</text:p>
          </table:table-cell>
          <table:table-cell office:value-type="string" calcext:value-type="string">
            <text:p>$58.70B</text:p>
          </table:table-cell>
          <table:table-cell office:value-type="float" office:value="2.58939" calcext:value-type="float">
            <text:p>2.58939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MR</text:p>
          </table:table-cell>
          <table:table-cell office:value-type="string" calcext:value-type="string">
            <text:p>Emerson Electric Co.</text:p>
          </table:table-cell>
          <table:table-cell office:value-type="float" office:value="97.38" calcext:value-type="float">
            <text:p>97.38</text:p>
          </table:table-cell>
          <table:table-cell office:value-type="float" office:value="3.37691" calcext:value-type="float">
            <text:p>3.37691</text:p>
          </table:table-cell>
          <table:table-cell office:value-type="string" calcext:value-type="string">
            <text:p>$58.33B</text:p>
          </table:table-cell>
          <table:table-cell office:value-type="float" office:value="2.09776" calcext:value-type="float">
            <text:p>2.09776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lectrical Equip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LB</text:p>
          </table:table-cell>
          <table:table-cell office:value-type="string" calcext:value-type="string">
            <text:p>Schlumberger Ltd</text:p>
          </table:table-cell>
          <table:table-cell office:value-type="float" office:value="41.205" calcext:value-type="float">
            <text:p>41.205</text:p>
          </table:table-cell>
          <table:table-cell office:value-type="float" office:value="15.1553" calcext:value-type="float">
            <text:p>15.1553</text:p>
          </table:table-cell>
          <table:table-cell office:value-type="string" calcext:value-type="string">
            <text:p>$58.21B</text:p>
          </table:table-cell>
          <table:table-cell office:value-type="float" office:value="1.21389" calcext:value-type="float">
            <text:p>1.21389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Energy Equipment &amp;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LI</text:p>
          </table:table-cell>
          <table:table-cell office:value-type="string" calcext:value-type="string">
            <text:p>MercadoLibre Inc</text:p>
          </table:table-cell>
          <table:table-cell office:value-type="float" office:value="1212.01" calcext:value-type="float">
            <text:p>1212.01</text:p>
          </table:table-cell>
          <table:table-cell office:value-type="float" office:value="0.76119" calcext:value-type="float">
            <text:p>0.76119</text:p>
          </table:table-cell>
          <table:table-cell office:value-type="string" calcext:value-type="string">
            <text:p>$58.18B</text:p>
          </table:table-cell>
          <table:table-cell/>
          <table:table-cell office:value-type="string" calcext:value-type="string">
            <text:p>Argentin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TR</text:p>
          </table:table-cell>
          <table:table-cell office:value-type="string" calcext:value-type="string">
            <text:p>Nutrien Ltd</text:p>
          </table:table-cell>
          <table:table-cell office:value-type="float" office:value="103.96" calcext:value-type="float">
            <text:p>103.96</text:p>
          </table:table-cell>
          <table:table-cell office:value-type="float" office:value="3.30136" calcext:value-type="float">
            <text:p>3.30136</text:p>
          </table:table-cell>
          <table:table-cell office:value-type="string" calcext:value-type="string">
            <text:p>$58.01B</text:p>
          </table:table-cell>
          <table:table-cell office:value-type="float" office:value="1.82475" calcext:value-type="float">
            <text:p>1.82475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IS</text:p>
          </table:table-cell>
          <table:table-cell office:value-type="string" calcext:value-type="string">
            <text:p>Fidelity National Information Services Inc</text:p>
          </table:table-cell>
          <table:table-cell office:value-type="float" office:value="97.075" calcext:value-type="float">
            <text:p>97.075</text:p>
          </table:table-cell>
          <table:table-cell office:value-type="float" office:value="4.29319" calcext:value-type="float">
            <text:p>4.29319</text:p>
          </table:table-cell>
          <table:table-cell office:value-type="string" calcext:value-type="string">
            <text:p>$57.89B</text:p>
          </table:table-cell>
          <table:table-cell office:value-type="float" office:value="1.97957" calcext:value-type="float">
            <text:p>1.97957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DX</text:p>
          </table:table-cell>
          <table:table-cell office:value-type="string" calcext:value-type="string">
            <text:p>FedEx Corp.</text:p>
          </table:table-cell>
          <table:table-cell office:value-type="float" office:value="227.175" calcext:value-type="float">
            <text:p>227.175</text:p>
          </table:table-cell>
          <table:table-cell office:value-type="float" office:value="2.4248" calcext:value-type="float">
            <text:p>2.4248</text:p>
          </table:table-cell>
          <table:table-cell office:value-type="string" calcext:value-type="string">
            <text:p>$57.58B</text:p>
          </table:table-cell>
          <table:table-cell office:value-type="float" office:value="1.35038" calcext:value-type="float">
            <text:p>1.3503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 Freight &amp; Logistic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NAP</text:p>
          </table:table-cell>
          <table:table-cell office:value-type="string" calcext:value-type="string">
            <text:p>Snap Inc</text:p>
          </table:table-cell>
          <table:table-cell office:value-type="float" office:value="36.285" calcext:value-type="float">
            <text:p>36.285</text:p>
          </table:table-cell>
          <table:table-cell office:value-type="float" office:value="30.04279" calcext:value-type="float">
            <text:p>30.04279</text:p>
          </table:table-cell>
          <table:table-cell office:value-type="string" calcext:value-type="string">
            <text:p>$57.13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OXY</text:p>
          </table:table-cell>
          <table:table-cell office:value-type="string" calcext:value-type="string">
            <text:p>Occidental Petroleum Corp</text:p>
          </table:table-cell>
          <table:table-cell office:value-type="float" office:value="60.2048" calcext:value-type="float">
            <text:p>60.2048</text:p>
          </table:table-cell>
          <table:table-cell office:value-type="float" office:value="25.61155" calcext:value-type="float">
            <text:p>25.61155</text:p>
          </table:table-cell>
          <table:table-cell office:value-type="string" calcext:value-type="string">
            <text:p>$56.94B</text:p>
          </table:table-cell>
          <table:table-cell office:value-type="float" office:value="0.85302" calcext:value-type="float">
            <text:p>0.8530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ANW</text:p>
          </table:table-cell>
          <table:table-cell office:value-type="string" calcext:value-type="string">
            <text:p>Palo Alto Networks Inc</text:p>
          </table:table-cell>
          <table:table-cell office:value-type="float" office:value="597.145" calcext:value-type="float">
            <text:p>597.145</text:p>
          </table:table-cell>
          <table:table-cell office:value-type="float" office:value="1.67692" calcext:value-type="float">
            <text:p>1.67692</text:p>
          </table:table-cell>
          <table:table-cell office:value-type="string" calcext:value-type="string">
            <text:p>$56.84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Metlife Inc.</text:p>
          </table:table-cell>
          <table:table-cell office:value-type="float" office:value="70.195" calcext:value-type="float">
            <text:p>70.195</text:p>
          </table:table-cell>
          <table:table-cell office:value-type="float" office:value="4.93315" calcext:value-type="float">
            <text:p>4.93315</text:p>
          </table:table-cell>
          <table:table-cell office:value-type="string" calcext:value-type="string">
            <text:p>$56.74B</text:p>
          </table:table-cell>
          <table:table-cell office:value-type="float" office:value="2.79192" calcext:value-type="float">
            <text:p>2.7919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F</text:p>
          </table:table-cell>
          <table:table-cell office:value-type="string" calcext:value-type="string">
            <text:p>Capital One Financial Corp.</text:p>
          </table:table-cell>
          <table:table-cell office:value-type="float" office:value="137.66" calcext:value-type="float">
            <text:p>137.66</text:p>
          </table:table-cell>
          <table:table-cell office:value-type="float" office:value="2.99103" calcext:value-type="float">
            <text:p>2.99103</text:p>
          </table:table-cell>
          <table:table-cell office:value-type="string" calcext:value-type="string">
            <text:p>$55.61B</text:p>
          </table:table-cell>
          <table:table-cell office:value-type="float" office:value="1.78518" calcext:value-type="float">
            <text:p>1.7851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onsumer Financ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Marriott International Inc</text:p>
          </table:table-cell>
          <table:table-cell office:value-type="float" office:value="171.475" calcext:value-type="float">
            <text:p>171.475</text:p>
          </table:table-cell>
          <table:table-cell office:value-type="float" office:value="2.38096" calcext:value-type="float">
            <text:p>2.38096</text:p>
          </table:table-cell>
          <table:table-cell office:value-type="string" calcext:value-type="string">
            <text:p>$55.46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UM</text:p>
          </table:table-cell>
          <table:table-cell office:value-type="string" calcext:value-type="string">
            <text:p>Humana Inc.</text:p>
          </table:table-cell>
          <table:table-cell office:value-type="float" office:value="438.52" calcext:value-type="float">
            <text:p>438.52</text:p>
          </table:table-cell>
          <table:table-cell office:value-type="float" office:value="1.13735" calcext:value-type="float">
            <text:p>1.13735</text:p>
          </table:table-cell>
          <table:table-cell office:value-type="string" calcext:value-type="string">
            <text:p>$55.37B</text:p>
          </table:table-cell>
          <table:table-cell office:value-type="float" office:value="0.72104" calcext:value-type="float">
            <text:p>0.7210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Providers &amp;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TC Energy Corp</text:p>
          </table:table-cell>
          <table:table-cell office:value-type="float" office:value="56.15" calcext:value-type="float">
            <text:p>56.15</text:p>
          </table:table-cell>
          <table:table-cell office:value-type="float" office:value="1.89579" calcext:value-type="float">
            <text:p>1.89579</text:p>
          </table:table-cell>
          <table:table-cell office:value-type="string" calcext:value-type="string">
            <text:p>$54.99B</text:p>
          </table:table-cell>
          <table:table-cell office:value-type="float" office:value="5.09496" calcext:value-type="float">
            <text:p>5.09496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ASFY</text:p>
          </table:table-cell>
          <table:table-cell office:value-type="string" calcext:value-type="string">
            <text:p>BASF SE</text:p>
          </table:table-cell>
          <table:table-cell office:value-type="float" office:value="14.99" calcext:value-type="float">
            <text:p>14.99</text:p>
          </table:table-cell>
          <table:table-cell office:value-type="float" office:value="0.37482" calcext:value-type="float">
            <text:p>0.37482</text:p>
          </table:table-cell>
          <table:table-cell office:value-type="string" calcext:value-type="string">
            <text:p>$54.89B</text:p>
          </table:table-cell>
          <table:table-cell office:value-type="float" office:value="6.63147" calcext:value-type="float">
            <text:p>6.6314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LMN</text:p>
          </table:table-cell>
          <table:table-cell office:value-type="string" calcext:value-type="string">
            <text:p>Illumina Inc</text:p>
          </table:table-cell>
          <table:table-cell office:value-type="float" office:value="349.66" calcext:value-type="float">
            <text:p>349.66</text:p>
          </table:table-cell>
          <table:table-cell office:value-type="float" office:value="1.01096" calcext:value-type="float">
            <text:p>1.01096</text:p>
          </table:table-cell>
          <table:table-cell office:value-type="string" calcext:value-type="string">
            <text:p>$54.48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GG</text:p>
          </table:table-cell>
          <table:table-cell office:value-type="string" calcext:value-type="string">
            <text:p>National Grid plc</text:p>
          </table:table-cell>
          <table:table-cell office:value-type="float" office:value="74.44" calcext:value-type="float">
            <text:p>74.44</text:p>
          </table:table-cell>
          <table:table-cell office:value-type="float" office:value="0.37491" calcext:value-type="float">
            <text:p>0.37491</text:p>
          </table:table-cell>
          <table:table-cell office:value-type="string" calcext:value-type="string">
            <text:p>$54.43B</text:p>
          </table:table-cell>
          <table:table-cell office:value-type="float" office:value="4.60555" calcext:value-type="float">
            <text:p>4.60555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EINY</text:p>
          </table:table-cell>
          <table:table-cell office:value-type="string" calcext:value-type="string">
            <text:p>Heineken NV</text:p>
          </table:table-cell>
          <table:table-cell office:value-type="float" office:value="46.97" calcext:value-type="float">
            <text:p>46.97</text:p>
          </table:table-cell>
          <table:table-cell office:value-type="float" office:value="0.05853" calcext:value-type="float">
            <text:p>0.05853</text:p>
          </table:table-cell>
          <table:table-cell office:value-type="string" calcext:value-type="string">
            <text:p>$53.98B</text:p>
          </table:table-cell>
          <table:table-cell office:value-type="float" office:value="1.51364" calcext:value-type="float">
            <text:p>1.51364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KLAC</text:p>
          </table:table-cell>
          <table:table-cell office:value-type="string" calcext:value-type="string">
            <text:p>KLA Corp</text:p>
          </table:table-cell>
          <table:table-cell office:value-type="float" office:value="358.92" calcext:value-type="float">
            <text:p>358.92</text:p>
          </table:table-cell>
          <table:table-cell office:value-type="float" office:value="1.44503" calcext:value-type="float">
            <text:p>1.44503</text:p>
          </table:table-cell>
          <table:table-cell office:value-type="string" calcext:value-type="string">
            <text:p>$53.70B</text:p>
          </table:table-cell>
          <table:table-cell office:value-type="float" office:value="1.17885" calcext:value-type="float">
            <text:p>1.1788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KDP</text:p>
          </table:table-cell>
          <table:table-cell office:value-type="string" calcext:value-type="string">
            <text:p>Keurig Dr Pepper Inc</text:p>
          </table:table-cell>
          <table:table-cell office:value-type="float" office:value="37.91" calcext:value-type="float">
            <text:p>37.91</text:p>
          </table:table-cell>
          <table:table-cell office:value-type="float" office:value="6.1123" calcext:value-type="float">
            <text:p>6.1123</text:p>
          </table:table-cell>
          <table:table-cell office:value-type="string" calcext:value-type="string">
            <text:p>$53.58B</text:p>
          </table:table-cell>
          <table:table-cell office:value-type="float" office:value="1.98518" calcext:value-type="float">
            <text:p>1.9851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PD</text:p>
          </table:table-cell>
          <table:table-cell office:value-type="string" calcext:value-type="string">
            <text:p>Enterprise Products Partners LP</text:p>
          </table:table-cell>
          <table:table-cell office:value-type="float" office:value="24.585" calcext:value-type="float">
            <text:p>24.585</text:p>
          </table:table-cell>
          <table:table-cell office:value-type="float" office:value="7.28402" calcext:value-type="float">
            <text:p>7.28402</text:p>
          </table:table-cell>
          <table:table-cell office:value-type="string" calcext:value-type="string">
            <text:p>$53.45B</text:p>
          </table:table-cell>
          <table:table-cell office:value-type="float" office:value="7.57329" calcext:value-type="float">
            <text:p>7.57329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RI</text:p>
          </table:table-cell>
          <table:table-cell office:value-type="string" calcext:value-type="string">
            <text:p>Thomson Reuters Corp</text:p>
          </table:table-cell>
          <table:table-cell office:value-type="float" office:value="106.61" calcext:value-type="float">
            <text:p>106.61</text:p>
          </table:table-cell>
          <table:table-cell office:value-type="float" office:value="0.43405" calcext:value-type="float">
            <text:p>0.43405</text:p>
          </table:table-cell>
          <table:table-cell office:value-type="string" calcext:value-type="string">
            <text:p>$52.39B</text:p>
          </table:table-cell>
          <table:table-cell office:value-type="float" office:value="1.65197" calcext:value-type="float">
            <text:p>1.65197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G</text:p>
          </table:table-cell>
          <table:table-cell office:value-type="string" calcext:value-type="string">
            <text:p>Dollar General Corporation</text:p>
          </table:table-cell>
          <table:table-cell office:value-type="float" office:value="225.61" calcext:value-type="float">
            <text:p>225.61</text:p>
          </table:table-cell>
          <table:table-cell office:value-type="float" office:value="2.06726" calcext:value-type="float">
            <text:p>2.06726</text:p>
          </table:table-cell>
          <table:table-cell office:value-type="string" calcext:value-type="string">
            <text:p>$52.27B</text:p>
          </table:table-cell>
          <table:table-cell office:value-type="float" office:value="0.96322" calcext:value-type="float">
            <text:p>0.9632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Multiline Retail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PD</text:p>
          </table:table-cell>
          <table:table-cell office:value-type="string" calcext:value-type="string">
            <text:p>Air Products and Chemicals Inc.</text:p>
          </table:table-cell>
          <table:table-cell office:value-type="float" office:value="235.627" calcext:value-type="float">
            <text:p>235.627</text:p>
          </table:table-cell>
          <table:table-cell office:value-type="float" office:value="1.29034" calcext:value-type="float">
            <text:p>1.29034</text:p>
          </table:table-cell>
          <table:table-cell office:value-type="string" calcext:value-type="string">
            <text:p>$51.93B</text:p>
          </table:table-cell>
          <table:table-cell office:value-type="float" office:value="2.76687" calcext:value-type="float">
            <text:p>2.76687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ni SpA</text:p>
          </table:table-cell>
          <table:table-cell office:value-type="float" office:value="28.91" calcext:value-type="float">
            <text:p>28.91</text:p>
          </table:table-cell>
          <table:table-cell office:value-type="float" office:value="0.5124" calcext:value-type="float">
            <text:p>0.5124</text:p>
          </table:table-cell>
          <table:table-cell office:value-type="string" calcext:value-type="string">
            <text:p>$51.43B</text:p>
          </table:table-cell>
          <table:table-cell office:value-type="float" office:value="6.7184" calcext:value-type="float">
            <text:p>6.718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BR</text:p>
          </table:table-cell>
          <table:table-cell office:value-type="string" calcext:value-type="string">
            <text:p>Petroleo Brasileiro S.A.- Petrobras</text:p>
          </table:table-cell>
          <table:table-cell office:value-type="float" office:value="13.755" calcext:value-type="float">
            <text:p>13.755</text:p>
          </table:table-cell>
          <table:table-cell office:value-type="float" office:value="31.94863" calcext:value-type="float">
            <text:p>31.94863</text:p>
          </table:table-cell>
          <table:table-cell office:value-type="string" calcext:value-type="string">
            <text:p>$51.35B</text:p>
          </table:table-cell>
          <table:table-cell office:value-type="float" office:value="14.79333" calcext:value-type="float">
            <text:p>14.79333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IDU</text:p>
          </table:table-cell>
          <table:table-cell office:value-type="string" calcext:value-type="string">
            <text:p>Baidu Inc</text:p>
          </table:table-cell>
          <table:table-cell office:value-type="float" office:value="154.93" calcext:value-type="float">
            <text:p>154.93</text:p>
          </table:table-cell>
          <table:table-cell office:value-type="float" office:value="4.08134" calcext:value-type="float">
            <text:p>4.08134</text:p>
          </table:table-cell>
          <table:table-cell office:value-type="string" calcext:value-type="string">
            <text:p>$51.05B</text:p>
          </table:table-cell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LA</text:p>
          </table:table-cell>
          <table:table-cell office:value-type="string" calcext:value-type="string">
            <text:p>Stellantis NV</text:p>
          </table:table-cell>
          <table:table-cell office:value-type="float" office:value="16.395" calcext:value-type="float">
            <text:p>16.395</text:p>
          </table:table-cell>
          <table:table-cell/>
          <table:table-cell office:value-type="string" calcext:value-type="string">
            <text:p>$50.72B</text:p>
          </table:table-cell>
          <table:table-cell office:value-type="float" office:value="7.10274" calcext:value-type="float">
            <text:p>7.10274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KKR</text:p>
          </table:table-cell>
          <table:table-cell office:value-type="string" calcext:value-type="string">
            <text:p>KKR &amp; Co Inc</text:p>
          </table:table-cell>
          <table:table-cell office:value-type="float" office:value="60.47" calcext:value-type="float">
            <text:p>60.47</text:p>
          </table:table-cell>
          <table:table-cell office:value-type="float" office:value="3.17826" calcext:value-type="float">
            <text:p>3.17826</text:p>
          </table:table-cell>
          <table:table-cell office:value-type="string" calcext:value-type="string">
            <text:p>$50.62B</text:p>
          </table:table-cell>
          <table:table-cell office:value-type="float" office:value="0.99315" calcext:value-type="float">
            <text:p>0.9931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TNT</text:p>
          </table:table-cell>
          <table:table-cell office:value-type="string" calcext:value-type="string">
            <text:p>Fortinet Inc</text:p>
          </table:table-cell>
          <table:table-cell office:value-type="float" office:value="324.28" calcext:value-type="float">
            <text:p>324.28</text:p>
          </table:table-cell>
          <table:table-cell office:value-type="float" office:value="1.51701" calcext:value-type="float">
            <text:p>1.51701</text:p>
          </table:table-cell>
          <table:table-cell office:value-type="string" calcext:value-type="string">
            <text:p>$50.58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NC</text:p>
          </table:table-cell>
          <table:table-cell office:value-type="string" calcext:value-type="string">
            <text:p>Centene Corp</text:p>
          </table:table-cell>
          <table:table-cell office:value-type="float" office:value="87.56" calcext:value-type="float">
            <text:p>87.56</text:p>
          </table:table-cell>
          <table:table-cell office:value-type="float" office:value="3.44334" calcext:value-type="float">
            <text:p>3.44334</text:p>
          </table:table-cell>
          <table:table-cell office:value-type="string" calcext:value-type="string">
            <text:p>$50.56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Providers &amp;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IG</text:p>
          </table:table-cell>
          <table:table-cell office:value-type="string" calcext:value-type="string">
            <text:p>American International Group Inc</text:p>
          </table:table-cell>
          <table:table-cell office:value-type="float" office:value="62.49" calcext:value-type="float">
            <text:p>62.49</text:p>
          </table:table-cell>
          <table:table-cell office:value-type="float" office:value="5.19554" calcext:value-type="float">
            <text:p>5.19554</text:p>
          </table:table-cell>
          <table:table-cell office:value-type="string" calcext:value-type="string">
            <text:p>$50.30B</text:p>
          </table:table-cell>
          <table:table-cell office:value-type="float" office:value="2.07321" calcext:value-type="float">
            <text:p>2.0732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RE</text:p>
          </table:table-cell>
          <table:table-cell office:value-type="string" calcext:value-type="string">
            <text:p>Sempra</text:p>
          </table:table-cell>
          <table:table-cell office:value-type="float" office:value="158.04" calcext:value-type="float">
            <text:p>158.04</text:p>
          </table:table-cell>
          <table:table-cell office:value-type="float" office:value="1.73768" calcext:value-type="float">
            <text:p>1.73768</text:p>
          </table:table-cell>
          <table:table-cell office:value-type="string" calcext:value-type="string">
            <text:p>$50.27B</text:p>
          </table:table-cell>
          <table:table-cell office:value-type="float" office:value="2.87598" calcext:value-type="float">
            <text:p>2.8759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DD</text:p>
          </table:table-cell>
          <table:table-cell office:value-type="string" calcext:value-type="string">
            <text:p>Pinduoduo</text:p>
          </table:table-cell>
          <table:table-cell office:value-type="float" office:value="48.5714" calcext:value-type="float">
            <text:p>48.5714</text:p>
          </table:table-cell>
          <table:table-cell office:value-type="float" office:value="11.4598" calcext:value-type="float">
            <text:p>11.4598</text:p>
          </table:table-cell>
          <table:table-cell office:value-type="string" calcext:value-type="string">
            <text:p>$50.12B</text:p>
          </table:table-cell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XPI</text:p>
          </table:table-cell>
          <table:table-cell office:value-type="string" calcext:value-type="string">
            <text:p>NXP Semiconductors NV</text:p>
          </table:table-cell>
          <table:table-cell office:value-type="float" office:value="188.56" calcext:value-type="float">
            <text:p>188.56</text:p>
          </table:table-cell>
          <table:table-cell office:value-type="float" office:value="2.5475" calcext:value-type="float">
            <text:p>2.5475</text:p>
          </table:table-cell>
          <table:table-cell office:value-type="string" calcext:value-type="string">
            <text:p>$50.02B</text:p>
          </table:table-cell>
          <table:table-cell office:value-type="float" office:value="1.77419" calcext:value-type="float">
            <text:p>1.77419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CE</text:p>
          </table:table-cell>
          <table:table-cell office:value-type="string" calcext:value-type="string">
            <text:p>BCE Inc.</text:p>
          </table:table-cell>
          <table:table-cell office:value-type="float" office:value="53.96" calcext:value-type="float">
            <text:p>53.96</text:p>
          </table:table-cell>
          <table:table-cell office:value-type="float" office:value="1.3039" calcext:value-type="float">
            <text:p>1.3039</text:p>
          </table:table-cell>
          <table:table-cell office:value-type="string" calcext:value-type="string">
            <text:p>$49.13B</text:p>
          </table:table-cell>
          <table:table-cell office:value-type="float" office:value="5.30997" calcext:value-type="float">
            <text:p>5.30997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Diversified Telecommunication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HX</text:p>
          </table:table-cell>
          <table:table-cell office:value-type="string" calcext:value-type="string">
            <text:p>L3Harris Technologies Inc</text:p>
          </table:table-cell>
          <table:table-cell office:value-type="float" office:value="250.56" calcext:value-type="float">
            <text:p>250.56</text:p>
          </table:table-cell>
          <table:table-cell office:value-type="float" office:value="1.51125" calcext:value-type="float">
            <text:p>1.51125</text:p>
          </table:table-cell>
          <table:table-cell office:value-type="string" calcext:value-type="string">
            <text:p>$49.01B</text:p>
          </table:table-cell>
          <table:table-cell office:value-type="float" office:value="1.76475" calcext:value-type="float">
            <text:p>1.7647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DM</text:p>
          </table:table-cell>
          <table:table-cell office:value-type="string" calcext:value-type="string">
            <text:p>Archer-Daniels-Midland Co</text:p>
          </table:table-cell>
          <table:table-cell office:value-type="float" office:value="87.445" calcext:value-type="float">
            <text:p>87.445</text:p>
          </table:table-cell>
          <table:table-cell office:value-type="float" office:value="3.1081" calcext:value-type="float">
            <text:p>3.1081</text:p>
          </table:table-cell>
          <table:table-cell office:value-type="string" calcext:value-type="string">
            <text:p>$49.00B</text:p>
          </table:table-cell>
          <table:table-cell office:value-type="float" office:value="1.8357" calcext:value-type="float">
            <text:p>1.8357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Food Produc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CL</text:p>
          </table:table-cell>
          <table:table-cell office:value-type="string" calcext:value-type="string">
            <text:p>Ecolab Inc.</text:p>
          </table:table-cell>
          <table:table-cell office:value-type="float" office:value="175.925" calcext:value-type="float">
            <text:p>175.925</text:p>
          </table:table-cell>
          <table:table-cell office:value-type="float" office:value="1.35326" calcext:value-type="float">
            <text:p>1.35326</text:p>
          </table:table-cell>
          <table:table-cell office:value-type="string" calcext:value-type="string">
            <text:p>$48.88B</text:p>
          </table:table-cell>
          <table:table-cell office:value-type="float" office:value="1.19494" calcext:value-type="float">
            <text:p>1.1949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OP</text:p>
          </table:table-cell>
          <table:table-cell office:value-type="string" calcext:value-type="string">
            <text:p>Roper Technologies Inc</text:p>
          </table:table-cell>
          <table:table-cell office:value-type="float" office:value="461.16" calcext:value-type="float">
            <text:p>461.16</text:p>
          </table:table-cell>
          <table:table-cell office:value-type="float" office:value="0.47875" calcext:value-type="float">
            <text:p>0.47875</text:p>
          </table:table-cell>
          <table:table-cell office:value-type="string" calcext:value-type="string">
            <text:p>$48.86B</text:p>
          </table:table-cell>
          <table:table-cell office:value-type="float" office:value="0.53602" calcext:value-type="float">
            <text:p>0.5360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Conglomerat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VOD</text:p>
          </table:table-cell>
          <table:table-cell office:value-type="string" calcext:value-type="string">
            <text:p>Vodafone Group Public Limited Company</text:p>
          </table:table-cell>
          <table:table-cell office:value-type="float" office:value="16.97" calcext:value-type="float">
            <text:p>16.97</text:p>
          </table:table-cell>
          <table:table-cell office:value-type="float" office:value="6.63475" calcext:value-type="float">
            <text:p>6.63475</text:p>
          </table:table-cell>
          <table:table-cell office:value-type="string" calcext:value-type="string">
            <text:p>$48.43B</text:p>
          </table:table-cell>
          <table:table-cell office:value-type="float" office:value="6.08812" calcext:value-type="float">
            <text:p>6.08812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Wireless Telecommunication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MC</text:p>
          </table:table-cell>
          <table:table-cell office:value-type="string" calcext:value-type="string">
            <text:p>Honda Motor Co Ltd</text:p>
          </table:table-cell>
          <table:table-cell office:value-type="float" office:value="28.5217" calcext:value-type="float">
            <text:p>28.5217</text:p>
          </table:table-cell>
          <table:table-cell office:value-type="float" office:value="1.14226" calcext:value-type="float">
            <text:p>1.14226</text:p>
          </table:table-cell>
          <table:table-cell office:value-type="string" calcext:value-type="string">
            <text:p>$48.29B</text:p>
          </table:table-cell>
          <table:table-cell office:value-type="float" office:value="4.30679" calcext:value-type="float">
            <text:p>4.30679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VMW</text:p>
          </table:table-cell>
          <table:table-cell office:value-type="string" calcext:value-type="string">
            <text:p>VMware Inc</text:p>
          </table:table-cell>
          <table:table-cell office:value-type="float" office:value="116.595" calcext:value-type="float">
            <text:p>116.595</text:p>
          </table:table-cell>
          <table:table-cell office:value-type="float" office:value="2.29801" calcext:value-type="float">
            <text:p>2.29801</text:p>
          </table:table-cell>
          <table:table-cell office:value-type="string" calcext:value-type="string">
            <text:p>$48.25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NPS</text:p>
          </table:table-cell>
          <table:table-cell office:value-type="string" calcext:value-type="string">
            <text:p>Synopsys Inc</text:p>
          </table:table-cell>
          <table:table-cell office:value-type="float" office:value="323.03" calcext:value-type="float">
            <text:p>323.03</text:p>
          </table:table-cell>
          <table:table-cell office:value-type="float" office:value="0.90905" calcext:value-type="float">
            <text:p>0.90905</text:p>
          </table:table-cell>
          <table:table-cell office:value-type="string" calcext:value-type="string">
            <text:p>$48.12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TSH</text:p>
          </table:table-cell>
          <table:table-cell office:value-type="string" calcext:value-type="string">
            <text:p>Cognizant Technology Solutions Corp</text:p>
          </table:table-cell>
          <table:table-cell office:value-type="float" office:value="92.33" calcext:value-type="float">
            <text:p>92.33</text:p>
          </table:table-cell>
          <table:table-cell office:value-type="float" office:value="3.04864" calcext:value-type="float">
            <text:p>3.04864</text:p>
          </table:table-cell>
          <table:table-cell office:value-type="string" calcext:value-type="string">
            <text:p>$47.94B</text:p>
          </table:table-cell>
          <table:table-cell office:value-type="float" office:value="1.18175" calcext:value-type="float">
            <text:p>1.1817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EP</text:p>
          </table:table-cell>
          <table:table-cell office:value-type="string" calcext:value-type="string">
            <text:p>American Electric Power Co Inc</text:p>
          </table:table-cell>
          <table:table-cell office:value-type="float" office:value="95.1" calcext:value-type="float">
            <text:p>95.1</text:p>
          </table:table-cell>
          <table:table-cell office:value-type="float" office:value="3.12396" calcext:value-type="float">
            <text:p>3.12396</text:p>
          </table:table-cell>
          <table:table-cell office:value-type="string" calcext:value-type="string">
            <text:p>$47.78B</text:p>
          </table:table-cell>
          <table:table-cell office:value-type="float" office:value="3.29496" calcext:value-type="float">
            <text:p>3.29496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MFG</text:p>
          </table:table-cell>
          <table:table-cell office:value-type="string" calcext:value-type="string">
            <text:p>Sumitomo Mitsui Financial Group Inc</text:p>
          </table:table-cell>
          <table:table-cell office:value-type="float" office:value="6.99" calcext:value-type="float">
            <text:p>6.99</text:p>
          </table:table-cell>
          <table:table-cell office:value-type="float" office:value="2.24046" calcext:value-type="float">
            <text:p>2.24046</text:p>
          </table:table-cell>
          <table:table-cell office:value-type="string" calcext:value-type="string">
            <text:p>$47.36B</text:p>
          </table:table-cell>
          <table:table-cell office:value-type="float" office:value="5.14978" calcext:value-type="float">
            <text:p>5.14978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RWD</text:p>
          </table:table-cell>
          <table:table-cell office:value-type="string" calcext:value-type="string">
            <text:p>CrowdStrike Holdings Inc</text:p>
          </table:table-cell>
          <table:table-cell office:value-type="float" office:value="219.03" calcext:value-type="float">
            <text:p>219.03</text:p>
          </table:table-cell>
          <table:table-cell office:value-type="float" office:value="4.9242" calcext:value-type="float">
            <text:p>4.9242</text:p>
          </table:table-cell>
          <table:table-cell office:value-type="string" calcext:value-type="string">
            <text:p>$47.11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AK</text:p>
          </table:table-cell>
          <table:table-cell office:value-type="string" calcext:value-type="string">
            <text:p>Takeda Pharmaceutical Co Ltd</text:p>
          </table:table-cell>
          <table:table-cell office:value-type="float" office:value="14.955" calcext:value-type="float">
            <text:p>14.955</text:p>
          </table:table-cell>
          <table:table-cell/>
          <table:table-cell office:value-type="string" calcext:value-type="string">
            <text:p>$46.88B</text:p>
          </table:table-cell>
          <table:table-cell office:value-type="float" office:value="5.31432" calcext:value-type="float">
            <text:p>5.31432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HHBF</text:p>
          </table:table-cell>
          <table:table-cell office:value-type="string" calcext:value-type="string">
            <text:p>Roche Holding AG</text:p>
          </table:table-cell>
          <table:table-cell office:value-type="float" office:value="406.7" calcext:value-type="float">
            <text:p>406.7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$46.73B</text:p>
          </table:table-cell>
          <table:table-cell office:value-type="float" office:value="2.26605" calcext:value-type="float">
            <text:p>2.26605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Suncor Energy Inc.</text:p>
          </table:table-cell>
          <table:table-cell office:value-type="float" office:value="32.495" calcext:value-type="float">
            <text:p>32.495</text:p>
          </table:table-cell>
          <table:table-cell office:value-type="float" office:value="8.08742" calcext:value-type="float">
            <text:p>8.08742</text:p>
          </table:table-cell>
          <table:table-cell office:value-type="string" calcext:value-type="string">
            <text:p>$46.62B</text:p>
          </table:table-cell>
          <table:table-cell office:value-type="float" office:value="4.08138" calcext:value-type="float">
            <text:p>4.08138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OW</text:p>
          </table:table-cell>
          <table:table-cell office:value-type="string" calcext:value-type="string">
            <text:p>Dow Inc</text:p>
          </table:table-cell>
          <table:table-cell office:value-type="float" office:value="63.37" calcext:value-type="float">
            <text:p>63.37</text:p>
          </table:table-cell>
          <table:table-cell office:value-type="float" office:value="5.78627" calcext:value-type="float">
            <text:p>5.78627</text:p>
          </table:table-cell>
          <table:table-cell office:value-type="string" calcext:value-type="string">
            <text:p>$46.60B</text:p>
          </table:table-cell>
          <table:table-cell office:value-type="float" office:value="4.42059" calcext:value-type="float">
            <text:p>4.42059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JCI</text:p>
          </table:table-cell>
          <table:table-cell office:value-type="string" calcext:value-type="string">
            <text:p>Johnson Controls International Plc</text:p>
          </table:table-cell>
          <table:table-cell office:value-type="float" office:value="65.72" calcext:value-type="float">
            <text:p>65.72</text:p>
          </table:table-cell>
          <table:table-cell office:value-type="float" office:value="3.87244" calcext:value-type="float">
            <text:p>3.87244</text:p>
          </table:table-cell>
          <table:table-cell office:value-type="string" calcext:value-type="string">
            <text:p>$46.30B</text:p>
          </table:table-cell>
          <table:table-cell office:value-type="float" office:value="2.12475" calcext:value-type="float">
            <text:p>2.1247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DSK</text:p>
          </table:table-cell>
          <table:table-cell office:value-type="string" calcext:value-type="string">
            <text:p>AUTODESK INC</text:p>
          </table:table-cell>
          <table:table-cell office:value-type="float" office:value="216.88" calcext:value-type="float">
            <text:p>216.88</text:p>
          </table:table-cell>
          <table:table-cell office:value-type="float" office:value="1.88533" calcext:value-type="float">
            <text:p>1.88533</text:p>
          </table:table-cell>
          <table:table-cell office:value-type="string" calcext:value-type="string">
            <text:p>$46.15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KHC</text:p>
          </table:table-cell>
          <table:table-cell office:value-type="string" calcext:value-type="string">
            <text:p>The Kraft Heinz Co</text:p>
          </table:table-cell>
          <table:table-cell office:value-type="float" office:value="37.8" calcext:value-type="float">
            <text:p>37.8</text:p>
          </table:table-cell>
          <table:table-cell office:value-type="float" office:value="8.12006" calcext:value-type="float">
            <text:p>8.12006</text:p>
          </table:table-cell>
          <table:table-cell office:value-type="string" calcext:value-type="string">
            <text:p>$46.04B</text:p>
          </table:table-cell>
          <table:table-cell office:value-type="float" office:value="4.25306" calcext:value-type="float">
            <text:p>4.25306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Food Produc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AYX</text:p>
          </table:table-cell>
          <table:table-cell office:value-type="string" calcext:value-type="string">
            <text:p>Paychex Inc.</text:p>
          </table:table-cell>
          <table:table-cell office:value-type="float" office:value="126.67" calcext:value-type="float">
            <text:p>126.67</text:p>
          </table:table-cell>
          <table:table-cell office:value-type="float" office:value="1.78653" calcext:value-type="float">
            <text:p>1.78653</text:p>
          </table:table-cell>
          <table:table-cell office:value-type="string" calcext:value-type="string">
            <text:p>$45.69B</text:p>
          </table:table-cell>
          <table:table-cell office:value-type="float" office:value="2.08432" calcext:value-type="float">
            <text:p>2.0843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ORLY</text:p>
          </table:table-cell>
          <table:table-cell office:value-type="string" calcext:value-type="string">
            <text:p>O'Reilly Automotive Inc</text:p>
          </table:table-cell>
          <table:table-cell office:value-type="float" office:value="684.01" calcext:value-type="float">
            <text:p>684.01</text:p>
          </table:table-cell>
          <table:table-cell office:value-type="float" office:value="0.50726" calcext:value-type="float">
            <text:p>0.50726</text:p>
          </table:table-cell>
          <table:table-cell office:value-type="string" calcext:value-type="string">
            <text:p>$45.65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Retail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PH</text:p>
          </table:table-cell>
          <table:table-cell office:value-type="string" calcext:value-type="string">
            <text:p>Amphenol Corp</text:p>
          </table:table-cell>
          <table:table-cell office:value-type="float" office:value="75.99" calcext:value-type="float">
            <text:p>75.99</text:p>
          </table:table-cell>
          <table:table-cell office:value-type="float" office:value="2.50752" calcext:value-type="float">
            <text:p>2.50752</text:p>
          </table:table-cell>
          <table:table-cell office:value-type="string" calcext:value-type="string">
            <text:p>$45.55B</text:p>
          </table:table-cell>
          <table:table-cell office:value-type="float" office:value="1.05194" calcext:value-type="float">
            <text:p>1.0519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Equipment, Instruments &amp; Componen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DXX</text:p>
          </table:table-cell>
          <table:table-cell office:value-type="string" calcext:value-type="string">
            <text:p>IDEXX Laboratories Inc</text:p>
          </table:table-cell>
          <table:table-cell office:value-type="float" office:value="547.01" calcext:value-type="float">
            <text:p>547.01</text:p>
          </table:table-cell>
          <table:table-cell office:value-type="float" office:value="0.46903" calcext:value-type="float">
            <text:p>0.46903</text:p>
          </table:table-cell>
          <table:table-cell office:value-type="string" calcext:value-type="string">
            <text:p>$45.46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DDYY</text:p>
          </table:table-cell>
          <table:table-cell office:value-type="string" calcext:value-type="string">
            <text:p>Adidas AG</text:p>
          </table:table-cell>
          <table:table-cell office:value-type="float" office:value="119.595" calcext:value-type="float">
            <text:p>119.595</text:p>
          </table:table-cell>
          <table:table-cell/>
          <table:table-cell office:value-type="string" calcext:value-type="string">
            <text:p>$45.14B</text:p>
          </table:table-cell>
          <table:table-cell office:value-type="float" office:value="1.55554" calcext:value-type="float">
            <text:p>1.5555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Textiles, Apparel &amp; Luxury Goods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BEV</text:p>
          </table:table-cell>
          <table:table-cell office:value-type="string" calcext:value-type="string">
            <text:p>Ambev SA</text:p>
          </table:table-cell>
          <table:table-cell office:value-type="float" office:value="2.9" calcext:value-type="float">
            <text:p>2.9</text:p>
          </table:table-cell>
          <table:table-cell office:value-type="float" office:value="23.21801" calcext:value-type="float">
            <text:p>23.21801</text:p>
          </table:table-cell>
          <table:table-cell office:value-type="string" calcext:value-type="string">
            <text:p>$45.01B</text:p>
          </table:table-cell>
          <table:table-cell office:value-type="float" office:value="4.26388" calcext:value-type="float">
            <text:p>4.26388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CK</text:p>
          </table:table-cell>
          <table:table-cell office:value-type="string" calcext:value-type="string">
            <text:p>McKesson Corp</text:p>
          </table:table-cell>
          <table:table-cell office:value-type="float" office:value="299.975" calcext:value-type="float">
            <text:p>299.975</text:p>
          </table:table-cell>
          <table:table-cell office:value-type="float" office:value="1.12455" calcext:value-type="float">
            <text:p>1.12455</text:p>
          </table:table-cell>
          <table:table-cell office:value-type="string" calcext:value-type="string">
            <text:p>$44.93B</text:p>
          </table:table-cell>
          <table:table-cell office:value-type="float" office:value="0.62679" calcext:value-type="float">
            <text:p>0.62679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Providers &amp;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XCM</text:p>
          </table:table-cell>
          <table:table-cell office:value-type="string" calcext:value-type="string">
            <text:p>DexCom Inc</text:p>
          </table:table-cell>
          <table:table-cell office:value-type="float" office:value="463.08" calcext:value-type="float">
            <text:p>463.08</text:p>
          </table:table-cell>
          <table:table-cell office:value-type="float" office:value="0.85796" calcext:value-type="float">
            <text:p>0.85796</text:p>
          </table:table-cell>
          <table:table-cell office:value-type="string" calcext:value-type="string">
            <text:p>$44.68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PC</text:p>
          </table:table-cell>
          <table:table-cell office:value-type="string" calcext:value-type="string">
            <text:p>Marathon Petroleum Corp</text:p>
          </table:table-cell>
          <table:table-cell office:value-type="float" office:value="79.42" calcext:value-type="float">
            <text:p>79.42</text:p>
          </table:table-cell>
          <table:table-cell office:value-type="float" office:value="6.97881" calcext:value-type="float">
            <text:p>6.97881</text:p>
          </table:table-cell>
          <table:table-cell office:value-type="string" calcext:value-type="string">
            <text:p>$44.67B</text:p>
          </table:table-cell>
          <table:table-cell office:value-type="float" office:value="2.90073" calcext:value-type="float">
            <text:p>2.90073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YG</text:p>
          </table:table-cell>
          <table:table-cell office:value-type="string" calcext:value-type="string">
            <text:p>Lloyds Banking Group PLC</text:p>
          </table:table-cell>
          <table:table-cell office:value-type="float" office:value="2.62" calcext:value-type="float">
            <text:p>2.62</text:p>
          </table:table-cell>
          <table:table-cell office:value-type="float" office:value="11.0673" calcext:value-type="float">
            <text:p>11.0673</text:p>
          </table:table-cell>
          <table:table-cell office:value-type="string" calcext:value-type="string">
            <text:p>$44.65B</text:p>
          </table:table-cell>
          <table:table-cell office:value-type="float" office:value="4.19791" calcext:value-type="float">
            <text:p>4.1979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SX</text:p>
          </table:table-cell>
          <table:table-cell office:value-type="string" calcext:value-type="string">
            <text:p>Phillips 66</text:p>
          </table:table-cell>
          <table:table-cell office:value-type="float" office:value="79.8" calcext:value-type="float">
            <text:p>79.8</text:p>
          </table:table-cell>
          <table:table-cell office:value-type="float" office:value="4.08736" calcext:value-type="float">
            <text:p>4.08736</text:p>
          </table:table-cell>
          <table:table-cell office:value-type="string" calcext:value-type="string">
            <text:p>$44.56B</text:p>
          </table:table-cell>
          <table:table-cell office:value-type="float" office:value="4.56406" calcext:value-type="float">
            <text:p>4.56406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DDDF</text:p>
          </table:table-cell>
          <table:table-cell office:value-type="string" calcext:value-type="string">
            <text:p>Adidas AG</text:p>
          </table:table-cell>
          <table:table-cell office:value-type="float" office:value="243.54" calcext:value-type="float">
            <text:p>243.54</text:p>
          </table:table-cell>
          <table:table-cell/>
          <table:table-cell office:value-type="string" calcext:value-type="string">
            <text:p>$44.43B</text:p>
          </table:table-cell>
          <table:table-cell office:value-type="float" office:value="1.57753" calcext:value-type="float">
            <text:p>1.5775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Textiles, Apparel &amp; Luxury Goods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RV</text:p>
          </table:table-cell>
          <table:table-cell office:value-type="string" calcext:value-type="string">
            <text:p>Travelers Companies Inc (The)</text:p>
          </table:table-cell>
          <table:table-cell office:value-type="float" office:value="181.93" calcext:value-type="float">
            <text:p>181.93</text:p>
          </table:table-cell>
          <table:table-cell office:value-type="float" office:value="1.56363" calcext:value-type="float">
            <text:p>1.56363</text:p>
          </table:table-cell>
          <table:table-cell office:value-type="string" calcext:value-type="string">
            <text:p>$44.08B</text:p>
          </table:table-cell>
          <table:table-cell office:value-type="float" office:value="1.92834" calcext:value-type="float">
            <text:p>1.9283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DOG</text:p>
          </table:table-cell>
          <table:table-cell office:value-type="string" calcext:value-type="string">
            <text:p>Datadog Inc</text:p>
          </table:table-cell>
          <table:table-cell office:value-type="float" office:value="149.74" calcext:value-type="float">
            <text:p>149.74</text:p>
          </table:table-cell>
          <table:table-cell office:value-type="float" office:value="4.41521" calcext:value-type="float">
            <text:p>4.41521</text:p>
          </table:table-cell>
          <table:table-cell office:value-type="string" calcext:value-type="string">
            <text:p>$43.99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SUGY</text:p>
          </table:table-cell>
          <table:table-cell office:value-type="string" calcext:value-type="string">
            <text:p>Fortescue Metals Group Ltd</text:p>
          </table:table-cell>
          <table:table-cell office:value-type="float" office:value="28.04" calcext:value-type="float">
            <text:p>28.04</text:p>
          </table:table-cell>
          <table:table-cell/>
          <table:table-cell office:value-type="string" calcext:value-type="string">
            <text:p>$43.89B</text:p>
          </table:table-cell>
          <table:table-cell office:value-type="float" office:value="18.45326" calcext:value-type="float">
            <text:p>18.45326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RU</text:p>
          </table:table-cell>
          <table:table-cell office:value-type="string" calcext:value-type="string">
            <text:p>Prudential Financial Inc</text:p>
          </table:table-cell>
          <table:table-cell office:value-type="float" office:value="118.81" calcext:value-type="float">
            <text:p>118.81</text:p>
          </table:table-cell>
          <table:table-cell office:value-type="float" office:value="2.06234" calcext:value-type="float">
            <text:p>2.06234</text:p>
          </table:table-cell>
          <table:table-cell office:value-type="string" calcext:value-type="string">
            <text:p>$43.65B</text:p>
          </table:table-cell>
          <table:table-cell office:value-type="float" office:value="4.13472" calcext:value-type="float">
            <text:p>4.1347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DNS</text:p>
          </table:table-cell>
          <table:table-cell office:value-type="string" calcext:value-type="string">
            <text:p>Cadence Design Systems Inc</text:p>
          </table:table-cell>
          <table:table-cell office:value-type="float" office:value="159.5" calcext:value-type="float">
            <text:p>159.5</text:p>
          </table:table-cell>
          <table:table-cell office:value-type="float" office:value="1.70181" calcext:value-type="float">
            <text:p>1.70181</text:p>
          </table:table-cell>
          <table:table-cell office:value-type="string" calcext:value-type="string">
            <text:p>$43.60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FNNY</text:p>
          </table:table-cell>
          <table:table-cell office:value-type="string" calcext:value-type="string">
            <text:p>Infineon Technologies AG</text:p>
          </table:table-cell>
          <table:table-cell office:value-type="float" office:value="33.775" calcext:value-type="float">
            <text:p>33.775</text:p>
          </table:table-cell>
          <table:table-cell office:value-type="float" office:value="0.21095" calcext:value-type="float">
            <text:p>0.21095</text:p>
          </table:table-cell>
          <table:table-cell office:value-type="string" calcext:value-type="string">
            <text:p>$43.35B</text:p>
          </table:table-cell>
          <table:table-cell office:value-type="float" office:value="0.91683" calcext:value-type="float">
            <text:p>0.9168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Barrick Gold Corp</text:p>
          </table:table-cell>
          <table:table-cell office:value-type="float" office:value="24.26" calcext:value-type="float">
            <text:p>24.26</text:p>
          </table:table-cell>
          <table:table-cell office:value-type="float" office:value="21.64627" calcext:value-type="float">
            <text:p>21.64627</text:p>
          </table:table-cell>
          <table:table-cell office:value-type="string" calcext:value-type="string">
            <text:p>$43.24B</text:p>
          </table:table-cell>
          <table:table-cell office:value-type="float" office:value="1.64609" calcext:value-type="float">
            <text:p>1.64609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QV</text:p>
          </table:table-cell>
          <table:table-cell office:value-type="string" calcext:value-type="string">
            <text:p>Iqvia Holdings Inc</text:p>
          </table:table-cell>
          <table:table-cell office:value-type="float" office:value="229.88" calcext:value-type="float">
            <text:p>229.88</text:p>
          </table:table-cell>
          <table:table-cell office:value-type="float" office:value="1.04212" calcext:value-type="float">
            <text:p>1.04212</text:p>
          </table:table-cell>
          <table:table-cell office:value-type="string" calcext:value-type="string">
            <text:p>$43.23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MG</text:p>
          </table:table-cell>
          <table:table-cell office:value-type="string" calcext:value-type="string">
            <text:p>Chipotle Mexican Grill Inc</text:p>
          </table:table-cell>
          <table:table-cell office:value-type="float" office:value="1564.07" calcext:value-type="float">
            <text:p>1564.07</text:p>
          </table:table-cell>
          <table:table-cell office:value-type="float" office:value="0.30023" calcext:value-type="float">
            <text:p>0.30023</text:p>
          </table:table-cell>
          <table:table-cell office:value-type="string" calcext:value-type="string">
            <text:p>$43.18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IT</text:p>
          </table:table-cell>
          <table:table-cell office:value-type="string" calcext:value-type="string">
            <text:p>Wipro Ltd</text:p>
          </table:table-cell>
          <table:table-cell office:value-type="float" office:value="7.995" calcext:value-type="float">
            <text:p>7.995</text:p>
          </table:table-cell>
          <table:table-cell office:value-type="float" office:value="2.83194" calcext:value-type="float">
            <text:p>2.83194</text:p>
          </table:table-cell>
          <table:table-cell office:value-type="string" calcext:value-type="string">
            <text:p>$43.06B</text:p>
          </table:table-cell>
          <table:table-cell office:value-type="float" office:value="0.16957" calcext:value-type="float">
            <text:p>0.16957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TE Connectivity Ltd</text:p>
          </table:table-cell>
          <table:table-cell office:value-type="float" office:value="131.93" calcext:value-type="float">
            <text:p>131.93</text:p>
          </table:table-cell>
          <table:table-cell office:value-type="float" office:value="1.69503" calcext:value-type="float">
            <text:p>1.69503</text:p>
          </table:table-cell>
          <table:table-cell office:value-type="string" calcext:value-type="string">
            <text:p>$42.98B</text:p>
          </table:table-cell>
          <table:table-cell office:value-type="float" office:value="1.69684" calcext:value-type="float">
            <text:p>1.69684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Equipment, Instruments &amp; Componen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MX</text:p>
          </table:table-cell>
          <table:table-cell office:value-type="string" calcext:value-type="string">
            <text:p>America Movil SA De CV, Mexico</text:p>
          </table:table-cell>
          <table:table-cell office:value-type="float" office:value="20.4" calcext:value-type="float">
            <text:p>20.4</text:p>
          </table:table-cell>
          <table:table-cell office:value-type="float" office:value="2.8489" calcext:value-type="float">
            <text:p>2.8489</text:p>
          </table:table-cell>
          <table:table-cell office:value-type="string" calcext:value-type="string">
            <text:p>$42.86B</text:p>
          </table:table-cell>
          <table:table-cell office:value-type="float" office:value="1.99767" calcext:value-type="float">
            <text:p>1.99767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Wireless Telecommunication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XC</text:p>
          </table:table-cell>
          <table:table-cell office:value-type="string" calcext:value-type="string">
            <text:p>Exelon Corp</text:p>
          </table:table-cell>
          <table:table-cell office:value-type="float" office:value="43.59" calcext:value-type="float">
            <text:p>43.59</text:p>
          </table:table-cell>
          <table:table-cell office:value-type="float" office:value="8.24298" calcext:value-type="float">
            <text:p>8.24298</text:p>
          </table:table-cell>
          <table:table-cell office:value-type="string" calcext:value-type="string">
            <text:p>$42.79B</text:p>
          </table:table-cell>
          <table:table-cell office:value-type="float" office:value="3.09208" calcext:value-type="float">
            <text:p>3.0920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SY</text:p>
          </table:table-cell>
          <table:table-cell office:value-type="string" calcext:value-type="string">
            <text:p>Hershey Co (The)</text:p>
          </table:table-cell>
          <table:table-cell office:value-type="float" office:value="207.86" calcext:value-type="float">
            <text:p>207.86</text:p>
          </table:table-cell>
          <table:table-cell office:value-type="float" office:value="0.99246" calcext:value-type="float">
            <text:p>0.99246</text:p>
          </table:table-cell>
          <table:table-cell office:value-type="string" calcext:value-type="string">
            <text:p>$42.76B</text:p>
          </table:table-cell>
          <table:table-cell office:value-type="float" office:value="1.7297" calcext:value-type="float">
            <text:p>1.7297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Food Produc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CHP</text:p>
          </table:table-cell>
          <table:table-cell office:value-type="string" calcext:value-type="string">
            <text:p>Microchip Technology Inc</text:p>
          </table:table-cell>
          <table:table-cell office:value-type="float" office:value="76.44" calcext:value-type="float">
            <text:p>76.44</text:p>
          </table:table-cell>
          <table:table-cell office:value-type="float" office:value="4.77832" calcext:value-type="float">
            <text:p>4.77832</text:p>
          </table:table-cell>
          <table:table-cell office:value-type="string" calcext:value-type="string">
            <text:p>$42.57B</text:p>
          </table:table-cell>
          <table:table-cell office:value-type="float" office:value="1.32167" calcext:value-type="float">
            <text:p>1.32167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PG</text:p>
          </table:table-cell>
          <table:table-cell office:value-type="string" calcext:value-type="string">
            <text:p>Simon Property Group Inc.</text:p>
          </table:table-cell>
          <table:table-cell office:value-type="float" office:value="133.32" calcext:value-type="float">
            <text:p>133.32</text:p>
          </table:table-cell>
          <table:table-cell office:value-type="float" office:value="2.23192" calcext:value-type="float">
            <text:p>2.23192</text:p>
          </table:table-cell>
          <table:table-cell office:value-type="string" calcext:value-type="string">
            <text:p>$42.41B</text:p>
          </table:table-cell>
          <table:table-cell office:value-type="float" office:value="5.1139" calcext:value-type="float">
            <text:p>5.1139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Equity Real Estate Investment Trusts (REITs)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K</text:p>
          </table:table-cell>
          <table:table-cell office:value-type="string" calcext:value-type="string">
            <text:p>Bank of New York Mellon Corp (The)</text:p>
          </table:table-cell>
          <table:table-cell office:value-type="float" office:value="52.5" calcext:value-type="float">
            <text:p>52.5</text:p>
          </table:table-cell>
          <table:table-cell office:value-type="float" office:value="5.21655" calcext:value-type="float">
            <text:p>5.21655</text:p>
          </table:table-cell>
          <table:table-cell office:value-type="string" calcext:value-type="string">
            <text:p>$42.11B</text:p>
          </table:table-cell>
          <table:table-cell office:value-type="float" office:value="2.60636" calcext:value-type="float">
            <text:p>2.60636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CID</text:p>
          </table:table-cell>
          <table:table-cell office:value-type="string" calcext:value-type="string">
            <text:p>Lucid Group Inc</text:p>
          </table:table-cell>
          <table:table-cell office:value-type="float" office:value="26.85" calcext:value-type="float">
            <text:p>26.85</text:p>
          </table:table-cell>
          <table:table-cell office:value-type="float" office:value="52.65988" calcext:value-type="float">
            <text:p>52.65988</text:p>
          </table:table-cell>
          <table:table-cell office:value-type="string" calcext:value-type="string">
            <text:p>$41.98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LT</text:p>
          </table:table-cell>
          <table:table-cell office:value-type="string" calcext:value-type="string">
            <text:p>Hilton Worldwide Holdings Inc</text:p>
          </table:table-cell>
          <table:table-cell office:value-type="float" office:value="151.11" calcext:value-type="float">
            <text:p>151.11</text:p>
          </table:table-cell>
          <table:table-cell office:value-type="float" office:value="2.51605" calcext:value-type="float">
            <text:p>2.51605</text:p>
          </table:table-cell>
          <table:table-cell office:value-type="string" calcext:value-type="string">
            <text:p>$41.97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NST</text:p>
          </table:table-cell>
          <table:table-cell office:value-type="string" calcext:value-type="string">
            <text:p>Monster Beverage Corp</text:p>
          </table:table-cell>
          <table:table-cell office:value-type="float" office:value="81.245" calcext:value-type="float">
            <text:p>81.245</text:p>
          </table:table-cell>
          <table:table-cell office:value-type="float" office:value="2.6617" calcext:value-type="float">
            <text:p>2.6617</text:p>
          </table:table-cell>
          <table:table-cell office:value-type="string" calcext:value-type="string">
            <text:p>$41.82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SG</text:p>
          </table:table-cell>
          <table:table-cell office:value-type="string" calcext:value-type="string">
            <text:p>Republic Services Inc.</text:p>
          </table:table-cell>
          <table:table-cell office:value-type="float" office:value="129.79" calcext:value-type="float">
            <text:p>129.79</text:p>
          </table:table-cell>
          <table:table-cell office:value-type="float" office:value="1.23564" calcext:value-type="float">
            <text:p>1.23564</text:p>
          </table:table-cell>
          <table:table-cell office:value-type="string" calcext:value-type="string">
            <text:p>$41.62B</text:p>
          </table:table-cell>
          <table:table-cell office:value-type="float" office:value="1.39892" calcext:value-type="float">
            <text:p>1.3989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Commercial Services &amp; Suppl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Welltower Inc</text:p>
          </table:table-cell>
          <table:table-cell office:value-type="float" office:value="92.76" calcext:value-type="float">
            <text:p>92.76</text:p>
          </table:table-cell>
          <table:table-cell office:value-type="float" office:value="2.33573" calcext:value-type="float">
            <text:p>2.33573</text:p>
          </table:table-cell>
          <table:table-cell office:value-type="string" calcext:value-type="string">
            <text:p>$41.47B</text:p>
          </table:table-cell>
          <table:table-cell office:value-type="float" office:value="2.63215" calcext:value-type="float">
            <text:p>2.6321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Equity Real Estate Investment Trusts (REITs)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gilent Technologies Inc</text:p>
          </table:table-cell>
          <table:table-cell office:value-type="float" office:value="139.02" calcext:value-type="float">
            <text:p>139.02</text:p>
          </table:table-cell>
          <table:table-cell office:value-type="float" office:value="1.92589" calcext:value-type="float">
            <text:p>1.92589</text:p>
          </table:table-cell>
          <table:table-cell office:value-type="string" calcext:value-type="string">
            <text:p>$41.46B</text:p>
          </table:table-cell>
          <table:table-cell office:value-type="float" office:value="0.60808" calcext:value-type="float">
            <text:p>0.6080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TVA</text:p>
          </table:table-cell>
          <table:table-cell office:value-type="string" calcext:value-type="string">
            <text:p>Corteva Inc</text:p>
          </table:table-cell>
          <table:table-cell office:value-type="float" office:value="56.41" calcext:value-type="float">
            <text:p>56.41</text:p>
          </table:table-cell>
          <table:table-cell office:value-type="float" office:value="3.2572" calcext:value-type="float">
            <text:p>3.2572</text:p>
          </table:table-cell>
          <table:table-cell office:value-type="string" calcext:value-type="string">
            <text:p>$41.39B</text:p>
          </table:table-cell>
          <table:table-cell office:value-type="float" office:value="0.98332" calcext:value-type="float">
            <text:p>0.9833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NTX</text:p>
          </table:table-cell>
          <table:table-cell office:value-type="string" calcext:value-type="string">
            <text:p>BioNTech SE</text:p>
          </table:table-cell>
          <table:table-cell office:value-type="float" office:value="173.75" calcext:value-type="float">
            <text:p>173.75</text:p>
          </table:table-cell>
          <table:table-cell office:value-type="float" office:value="2.71464" calcext:value-type="float">
            <text:p>2.71464</text:p>
          </table:table-cell>
          <table:table-cell office:value-type="string" calcext:value-type="string">
            <text:p>$41.26B</text:p>
          </table:table-cell>
          <table:table-cell/>
          <table:table-cell office:value-type="string" calcext:value-type="string">
            <text:p>Germany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SCI</text:p>
          </table:table-cell>
          <table:table-cell office:value-type="string" calcext:value-type="string">
            <text:p>MSCI Inc</text:p>
          </table:table-cell>
          <table:table-cell office:value-type="float" office:value="508.79" calcext:value-type="float">
            <text:p>508.79</text:p>
          </table:table-cell>
          <table:table-cell office:value-type="float" office:value="0.50969" calcext:value-type="float">
            <text:p>0.50969</text:p>
          </table:table-cell>
          <table:table-cell office:value-type="string" calcext:value-type="string">
            <text:p>$41.20B</text:p>
          </table:table-cell>
          <table:table-cell office:value-type="float" office:value="0.82051" calcext:value-type="float">
            <text:p>0.8205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FL</text:p>
          </table:table-cell>
          <table:table-cell office:value-type="string" calcext:value-type="string">
            <text:p>AFLAC Inc</text:p>
          </table:table-cell>
          <table:table-cell office:value-type="float" office:value="64.51" calcext:value-type="float">
            <text:p>64.51</text:p>
          </table:table-cell>
          <table:table-cell office:value-type="float" office:value="3.31674" calcext:value-type="float">
            <text:p>3.31674</text:p>
          </table:table-cell>
          <table:table-cell office:value-type="string" calcext:value-type="string">
            <text:p>$41.17B</text:p>
          </table:table-cell>
          <table:table-cell office:value-type="float" office:value="2.52366" calcext:value-type="float">
            <text:p>2.52366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YY</text:p>
          </table:table-cell>
          <table:table-cell office:value-type="string" calcext:value-type="string">
            <text:p>Sysco Corporation</text:p>
          </table:table-cell>
          <table:table-cell office:value-type="float" office:value="80.95" calcext:value-type="float">
            <text:p>80.95</text:p>
          </table:table-cell>
          <table:table-cell office:value-type="float" office:value="2.74896" calcext:value-type="float">
            <text:p>2.74896</text:p>
          </table:table-cell>
          <table:table-cell office:value-type="string" calcext:value-type="string">
            <text:p>$40.98B</text:p>
          </table:table-cell>
          <table:table-cell office:value-type="float" office:value="2.32817" calcext:value-type="float">
            <text:p>2.32817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Food &amp; Staples Retailing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KMI</text:p>
          </table:table-cell>
          <table:table-cell office:value-type="string" calcext:value-type="string">
            <text:p>Kinder Morgan Inc.</text:p>
          </table:table-cell>
          <table:table-cell office:value-type="float" office:value="17.955" calcext:value-type="float">
            <text:p>17.955</text:p>
          </table:table-cell>
          <table:table-cell office:value-type="float" office:value="17.53488" calcext:value-type="float">
            <text:p>17.53488</text:p>
          </table:table-cell>
          <table:table-cell office:value-type="string" calcext:value-type="string">
            <text:p>$40.97B</text:p>
          </table:table-cell>
          <table:table-cell office:value-type="float" office:value="5.97676" calcext:value-type="float">
            <text:p>5.97676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Kroger Co. (The)</text:p>
          </table:table-cell>
          <table:table-cell office:value-type="float" office:value="56.739" calcext:value-type="float">
            <text:p>56.739</text:p>
          </table:table-cell>
          <table:table-cell office:value-type="float" office:value="8.2246" calcext:value-type="float">
            <text:p>8.2246</text:p>
          </table:table-cell>
          <table:table-cell office:value-type="string" calcext:value-type="string">
            <text:p>$40.94B</text:p>
          </table:table-cell>
          <table:table-cell office:value-type="float" office:value="1.50862" calcext:value-type="float">
            <text:p>1.5086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Food &amp; Staples Retailing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BA</text:p>
          </table:table-cell>
          <table:table-cell office:value-type="string" calcext:value-type="string">
            <text:p>Walgreens Boots Alliance Inc</text:p>
          </table:table-cell>
          <table:table-cell office:value-type="float" office:value="47.21" calcext:value-type="float">
            <text:p>47.21</text:p>
          </table:table-cell>
          <table:table-cell office:value-type="float" office:value="6.38198" calcext:value-type="float">
            <text:p>6.38198</text:p>
          </table:table-cell>
          <table:table-cell office:value-type="string" calcext:value-type="string">
            <text:p>$40.90B</text:p>
          </table:table-cell>
          <table:table-cell office:value-type="float" office:value="4.03124" calcext:value-type="float">
            <text:p>4.0312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Food &amp; Staples Retailing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VN</text:p>
          </table:table-cell>
          <table:table-cell office:value-type="string" calcext:value-type="string">
            <text:p>Devon Energy Corp</text:p>
          </table:table-cell>
          <table:table-cell office:value-type="float" office:value="60.9" calcext:value-type="float">
            <text:p>60.9</text:p>
          </table:table-cell>
          <table:table-cell office:value-type="float" office:value="13.08987" calcext:value-type="float">
            <text:p>13.08987</text:p>
          </table:table-cell>
          <table:table-cell office:value-type="string" calcext:value-type="string">
            <text:p>$40.81B</text:p>
          </table:table-cell>
          <table:table-cell office:value-type="float" office:value="6.51042" calcext:value-type="float">
            <text:p>6.5104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KMB</text:p>
          </table:table-cell>
          <table:table-cell office:value-type="string" calcext:value-type="string">
            <text:p>Kimberly-Clark Corp</text:p>
          </table:table-cell>
          <table:table-cell office:value-type="float" office:value="122.15" calcext:value-type="float">
            <text:p>122.15</text:p>
          </table:table-cell>
          <table:table-cell office:value-type="float" office:value="1.87104" calcext:value-type="float">
            <text:p>1.87104</text:p>
          </table:table-cell>
          <table:table-cell office:value-type="string" calcext:value-type="string">
            <text:p>$40.68B</text:p>
          </table:table-cell>
          <table:table-cell office:value-type="float" office:value="3.84329" calcext:value-type="float">
            <text:p>3.84329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ousehold Produc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NET</text:p>
          </table:table-cell>
          <table:table-cell office:value-type="string" calcext:value-type="string">
            <text:p>Arista Networks Inc</text:p>
          </table:table-cell>
          <table:table-cell office:value-type="float" office:value="134.742" calcext:value-type="float">
            <text:p>134.742</text:p>
          </table:table-cell>
          <table:table-cell office:value-type="float" office:value="2.15855" calcext:value-type="float">
            <text:p>2.15855</text:p>
          </table:table-cell>
          <table:table-cell office:value-type="string" calcext:value-type="string">
            <text:p>$40.61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TAS</text:p>
          </table:table-cell>
          <table:table-cell office:value-type="string" calcext:value-type="string">
            <text:p>Cintas Corp</text:p>
          </table:table-cell>
          <table:table-cell office:value-type="float" office:value="392.96" calcext:value-type="float">
            <text:p>392.96</text:p>
          </table:table-cell>
          <table:table-cell office:value-type="float" office:value="0.51001" calcext:value-type="float">
            <text:p>0.51001</text:p>
          </table:table-cell>
          <table:table-cell office:value-type="string" calcext:value-type="string">
            <text:p>$40.59B</text:p>
          </table:table-cell>
          <table:table-cell office:value-type="float" office:value="0.97112" calcext:value-type="float">
            <text:p>0.9711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Commercial Services &amp; Suppl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ARR</text:p>
          </table:table-cell>
          <table:table-cell office:value-type="string" calcext:value-type="string">
            <text:p>Carrier Global Corp</text:p>
          </table:table-cell>
          <table:table-cell office:value-type="float" office:value="47.35" calcext:value-type="float">
            <text:p>47.35</text:p>
          </table:table-cell>
          <table:table-cell office:value-type="float" office:value="4.59784" calcext:value-type="float">
            <text:p>4.59784</text:p>
          </table:table-cell>
          <table:table-cell office:value-type="string" calcext:value-type="string">
            <text:p>$40.50B</text:p>
          </table:table-cell>
          <table:table-cell office:value-type="float" office:value="1.26369" calcext:value-type="float">
            <text:p>1.26369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ELL</text:p>
          </table:table-cell>
          <table:table-cell office:value-type="string" calcext:value-type="string">
            <text:p>Dell Technologies Inc</text:p>
          </table:table-cell>
          <table:table-cell office:value-type="float" office:value="52.98" calcext:value-type="float">
            <text:p>52.98</text:p>
          </table:table-cell>
          <table:table-cell office:value-type="float" office:value="4.46526" calcext:value-type="float">
            <text:p>4.46526</text:p>
          </table:table-cell>
          <table:table-cell office:value-type="string" calcext:value-type="string">
            <text:p>$39.97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FC</text:p>
          </table:table-cell>
          <table:table-cell office:value-type="string" calcext:value-type="string">
            <text:p>Manulife Financial Corp</text:p>
          </table:table-cell>
          <table:table-cell office:value-type="float" office:value="21.04" calcext:value-type="float">
            <text:p>21.04</text:p>
          </table:table-cell>
          <table:table-cell office:value-type="float" office:value="4.06448" calcext:value-type="float">
            <text:p>4.06448</text:p>
          </table:table-cell>
          <table:table-cell office:value-type="string" calcext:value-type="string">
            <text:p>$39.94B</text:p>
          </table:table-cell>
          <table:table-cell office:value-type="float" office:value="5.02759" calcext:value-type="float">
            <text:p>5.02759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AX</text:p>
          </table:table-cell>
          <table:table-cell office:value-type="string" calcext:value-type="string">
            <text:p>Baxter International Inc</text:p>
          </table:table-cell>
          <table:table-cell office:value-type="float" office:value="78.4223" calcext:value-type="float">
            <text:p>78.4223</text:p>
          </table:table-cell>
          <table:table-cell office:value-type="float" office:value="2.67403" calcext:value-type="float">
            <text:p>2.67403</text:p>
          </table:table-cell>
          <table:table-cell office:value-type="string" calcext:value-type="string">
            <text:p>$39.71B</text:p>
          </table:table-cell>
          <table:table-cell office:value-type="float" office:value="1.41682" calcext:value-type="float">
            <text:p>1.4168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MB</text:p>
          </table:table-cell>
          <table:table-cell office:value-type="string" calcext:value-type="string">
            <text:p>Williams Cos Inc. (The)</text:p>
          </table:table-cell>
          <table:table-cell office:value-type="float" office:value="32.165" calcext:value-type="float">
            <text:p>32.165</text:p>
          </table:table-cell>
          <table:table-cell office:value-type="float" office:value="9.32383" calcext:value-type="float">
            <text:p>9.32383</text:p>
          </table:table-cell>
          <table:table-cell office:value-type="string" calcext:value-type="string">
            <text:p>$39.56B</text:p>
          </table:table-cell>
          <table:table-cell office:value-type="float" office:value="5.23077" calcext:value-type="float">
            <text:p>5.23077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PQ</text:p>
          </table:table-cell>
          <table:table-cell office:value-type="string" calcext:value-type="string">
            <text:p>HP Inc</text:p>
          </table:table-cell>
          <table:table-cell office:value-type="float" office:value="38.075" calcext:value-type="float">
            <text:p>38.075</text:p>
          </table:table-cell>
          <table:table-cell office:value-type="float" office:value="12.14352" calcext:value-type="float">
            <text:p>12.14352</text:p>
          </table:table-cell>
          <table:table-cell office:value-type="string" calcext:value-type="string">
            <text:p>$39.54B</text:p>
          </table:table-cell>
          <table:table-cell office:value-type="float" office:value="2.66383" calcext:value-type="float">
            <text:p>2.66383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UK</text:p>
          </table:table-cell>
          <table:table-cell office:value-type="string" calcext:value-type="string">
            <text:p>Prudential PLC</text:p>
          </table:table-cell>
          <table:table-cell office:value-type="float" office:value="29.88" calcext:value-type="float">
            <text:p>29.88</text:p>
          </table:table-cell>
          <table:table-cell office:value-type="float" office:value="0.54918" calcext:value-type="float">
            <text:p>0.54918</text:p>
          </table:table-cell>
          <table:table-cell office:value-type="string" calcext:value-type="string">
            <text:p>$39.45B</text:p>
          </table:table-cell>
          <table:table-cell office:value-type="float" office:value="1.9464" calcext:value-type="float">
            <text:p>1.9464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Realty Income Corp.</text:p>
          </table:table-cell>
          <table:table-cell office:value-type="float" office:value="67.77" calcext:value-type="float">
            <text:p>67.77</text:p>
          </table:table-cell>
          <table:table-cell office:value-type="float" office:value="4.22999" calcext:value-type="float">
            <text:p>4.22999</text:p>
          </table:table-cell>
          <table:table-cell office:value-type="string" calcext:value-type="string">
            <text:p>$39.37B</text:p>
          </table:table-cell>
          <table:table-cell office:value-type="float" office:value="4.45179" calcext:value-type="float">
            <text:p>4.45179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Equity Real Estate Investment Trusts (REITs)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DuPont <text:s/>De Nemours Inc</text:p>
          </table:table-cell>
          <table:table-cell office:value-type="float" office:value="77.01" calcext:value-type="float">
            <text:p>77.01</text:p>
          </table:table-cell>
          <table:table-cell office:value-type="float" office:value="3.03857" calcext:value-type="float">
            <text:p>3.03857</text:p>
          </table:table-cell>
          <table:table-cell office:value-type="string" calcext:value-type="string">
            <text:p>$39.37B</text:p>
          </table:table-cell>
          <table:table-cell office:value-type="float" office:value="1.71987" calcext:value-type="float">
            <text:p>1.71987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IVN</text:p>
          </table:table-cell>
          <table:table-cell office:value-type="string" calcext:value-type="string">
            <text:p>Rivian Automotive Inc</text:p>
          </table:table-cell>
          <table:table-cell office:value-type="float" office:value="47.66" calcext:value-type="float">
            <text:p>47.66</text:p>
          </table:table-cell>
          <table:table-cell office:value-type="float" office:value="22.97688" calcext:value-type="float">
            <text:p>22.97688</text:p>
          </table:table-cell>
          <table:table-cell office:value-type="string" calcext:value-type="string">
            <text:p>$39.22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NG</text:p>
          </table:table-cell>
          <table:table-cell office:value-type="string" calcext:value-type="string">
            <text:p>ING Groep NV</text:p>
          </table:table-cell>
          <table:table-cell office:value-type="float" office:value="10.69" calcext:value-type="float">
            <text:p>10.69</text:p>
          </table:table-cell>
          <table:table-cell office:value-type="float" office:value="5.7007" calcext:value-type="float">
            <text:p>5.7007</text:p>
          </table:table-cell>
          <table:table-cell office:value-type="string" calcext:value-type="string">
            <text:p>$39.08B</text:p>
          </table:table-cell>
          <table:table-cell office:value-type="float" office:value="6.74856" calcext:value-type="float">
            <text:p>6.74856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SI</text:p>
          </table:table-cell>
          <table:table-cell office:value-type="string" calcext:value-type="string">
            <text:p>Motorola Solutions Inc</text:p>
          </table:table-cell>
          <table:table-cell office:value-type="float" office:value="232.09" calcext:value-type="float">
            <text:p>232.09</text:p>
          </table:table-cell>
          <table:table-cell office:value-type="float" office:value="0.9014" calcext:value-type="float">
            <text:p>0.9014</text:p>
          </table:table-cell>
          <table:table-cell office:value-type="string" calcext:value-type="string">
            <text:p>$39.04B</text:p>
          </table:table-cell>
          <table:table-cell office:value-type="float" office:value="1.36166" calcext:value-type="float">
            <text:p>1.36166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LR</text:p>
          </table:table-cell>
          <table:table-cell office:value-type="string" calcext:value-type="string">
            <text:p>Digital Realty Trust Inc</text:p>
          </table:table-cell>
          <table:table-cell office:value-type="float" office:value="138.74" calcext:value-type="float">
            <text:p>138.74</text:p>
          </table:table-cell>
          <table:table-cell office:value-type="float" office:value="1.54652" calcext:value-type="float">
            <text:p>1.54652</text:p>
          </table:table-cell>
          <table:table-cell office:value-type="string" calcext:value-type="string">
            <text:p>$39.02B</text:p>
          </table:table-cell>
          <table:table-cell office:value-type="float" office:value="3.55737" calcext:value-type="float">
            <text:p>3.55737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Equity Real Estate Investment Trusts (REITs)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STMicroelectronics NV</text:p>
          </table:table-cell>
          <table:table-cell office:value-type="float" office:value="42.9" calcext:value-type="float">
            <text:p>42.9</text:p>
          </table:table-cell>
          <table:table-cell office:value-type="float" office:value="3.50504" calcext:value-type="float">
            <text:p>3.50504</text:p>
          </table:table-cell>
          <table:table-cell office:value-type="string" calcext:value-type="string">
            <text:p>$38.97B</text:p>
          </table:table-cell>
          <table:table-cell office:value-type="float" office:value="0.65597" calcext:value-type="float">
            <text:p>0.65597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base Global Inc</text:p>
          </table:table-cell>
          <table:table-cell office:value-type="float" office:value="187.6299" calcext:value-type="float">
            <text:p>187.6299</text:p>
          </table:table-cell>
          <table:table-cell office:value-type="float" office:value="4.8318" calcext:value-type="float">
            <text:p>4.8318</text:p>
          </table:table-cell>
          <table:table-cell office:value-type="string" calcext:value-type="string">
            <text:p>$38.81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VLO</text:p>
          </table:table-cell>
          <table:table-cell office:value-type="string" calcext:value-type="string">
            <text:p>Valero Energy Corp</text:p>
          </table:table-cell>
          <table:table-cell office:value-type="float" office:value="93.22" calcext:value-type="float">
            <text:p>93.22</text:p>
          </table:table-cell>
          <table:table-cell office:value-type="float" office:value="4.27888" calcext:value-type="float">
            <text:p>4.27888</text:p>
          </table:table-cell>
          <table:table-cell office:value-type="string" calcext:value-type="string">
            <text:p>$38.59B</text:p>
          </table:table-cell>
          <table:table-cell office:value-type="float" office:value="4.15871" calcext:value-type="float">
            <text:p>4.1587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FS</text:p>
          </table:table-cell>
          <table:table-cell office:value-type="string" calcext:value-type="string">
            <text:p>GLOBALFOUNDRIES Inc</text:p>
          </table:table-cell>
          <table:table-cell office:value-type="float" office:value="73.865" calcext:value-type="float">
            <text:p>73.865</text:p>
          </table:table-cell>
          <table:table-cell office:value-type="float" office:value="2.29536" calcext:value-type="float">
            <text:p>2.29536</text:p>
          </table:table-cell>
          <table:table-cell office:value-type="string" calcext:value-type="string">
            <text:p>$38.54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ZO</text:p>
          </table:table-cell>
          <table:table-cell office:value-type="string" calcext:value-type="string">
            <text:p>AutoZone Inc</text:p>
          </table:table-cell>
          <table:table-cell office:value-type="float" office:value="1944" calcext:value-type="float">
            <text:p>1944</text:p>
          </table:table-cell>
          <table:table-cell office:value-type="float" office:value="0.17591" calcext:value-type="float">
            <text:p>0.17591</text:p>
          </table:table-cell>
          <table:table-cell office:value-type="string" calcext:value-type="string">
            <text:p>$38.48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Retail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UE</text:p>
          </table:table-cell>
          <table:table-cell office:value-type="string" calcext:value-type="string">
            <text:p>Nucor Corp</text:p>
          </table:table-cell>
          <table:table-cell office:value-type="float" office:value="142.78" calcext:value-type="float">
            <text:p>142.78</text:p>
          </table:table-cell>
          <table:table-cell office:value-type="float" office:value="3.4542" calcext:value-type="float">
            <text:p>3.4542</text:p>
          </table:table-cell>
          <table:table-cell office:value-type="string" calcext:value-type="string">
            <text:p>$38.42B</text:p>
          </table:table-cell>
          <table:table-cell office:value-type="float" office:value="1.40105" calcext:value-type="float">
            <text:p>1.4010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ULU</text:p>
          </table:table-cell>
          <table:table-cell office:value-type="string" calcext:value-type="string">
            <text:p>Lululemon Athletica Inc</text:p>
          </table:table-cell>
          <table:table-cell office:value-type="float" office:value="315.18" calcext:value-type="float">
            <text:p>315.18</text:p>
          </table:table-cell>
          <table:table-cell office:value-type="float" office:value="1.30737" calcext:value-type="float">
            <text:p>1.30737</text:p>
          </table:table-cell>
          <table:table-cell office:value-type="string" calcext:value-type="string">
            <text:p>$38.25B</text:p>
          </table:table-cell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Textiles, Apparel &amp; Luxury Good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BVA</text:p>
          </table:table-cell>
          <table:table-cell office:value-type="string" calcext:value-type="string">
            <text:p>Banco Bilbao Vizcaya Argentaria SA (BBVA)</text:p>
          </table:table-cell>
          <table:table-cell office:value-type="float" office:value="5.895" calcext:value-type="float">
            <text:p>5.895</text:p>
          </table:table-cell>
          <table:table-cell office:value-type="float" office:value="2.7778" calcext:value-type="float">
            <text:p>2.7778</text:p>
          </table:table-cell>
          <table:table-cell office:value-type="string" calcext:value-type="string">
            <text:p>$38.20B</text:p>
          </table:table-cell>
          <table:table-cell office:value-type="float" office:value="6.05293" calcext:value-type="float">
            <text:p>6.0529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Ferrari NV</text:p>
          </table:table-cell>
          <table:table-cell office:value-type="float" office:value="212.5" calcext:value-type="float">
            <text:p>212.5</text:p>
          </table:table-cell>
          <table:table-cell office:value-type="float" office:value="0.40168" calcext:value-type="float">
            <text:p>0.40168</text:p>
          </table:table-cell>
          <table:table-cell office:value-type="string" calcext:value-type="string">
            <text:p>$38.15B</text:p>
          </table:table-cell>
          <table:table-cell office:value-type="float" office:value="0.72563" calcext:value-type="float">
            <text:p>0.72563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CS</text:p>
          </table:table-cell>
          <table:table-cell office:value-type="string" calcext:value-type="string">
            <text:p>Barclays PLC</text:p>
          </table:table-cell>
          <table:table-cell office:value-type="float" office:value="9.285" calcext:value-type="float">
            <text:p>9.285</text:p>
          </table:table-cell>
          <table:table-cell office:value-type="float" office:value="5.50087" calcext:value-type="float">
            <text:p>5.50087</text:p>
          </table:table-cell>
          <table:table-cell office:value-type="string" calcext:value-type="string">
            <text:p>$37.92B</text:p>
          </table:table-cell>
          <table:table-cell office:value-type="float" office:value="3.62561" calcext:value-type="float">
            <text:p>3.6256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IS</text:p>
          </table:table-cell>
          <table:table-cell office:value-type="string" calcext:value-type="string">
            <text:p>General Mills Inc.</text:p>
          </table:table-cell>
          <table:table-cell office:value-type="float" office:value="62.28" calcext:value-type="float">
            <text:p>62.28</text:p>
          </table:table-cell>
          <table:table-cell office:value-type="float" office:value="3.62098" calcext:value-type="float">
            <text:p>3.62098</text:p>
          </table:table-cell>
          <table:table-cell office:value-type="string" calcext:value-type="string">
            <text:p>$37.89B</text:p>
          </table:table-cell>
          <table:table-cell office:value-type="float" office:value="3.24737" calcext:value-type="float">
            <text:p>3.24737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Food Produc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PN</text:p>
          </table:table-cell>
          <table:table-cell office:value-type="string" calcext:value-type="string">
            <text:p>GLOBAL PAYMENTS INC</text:p>
          </table:table-cell>
          <table:table-cell office:value-type="float" office:value="136.92" calcext:value-type="float">
            <text:p>136.92</text:p>
          </table:table-cell>
          <table:table-cell office:value-type="float" office:value="2.60485" calcext:value-type="float">
            <text:p>2.60485</text:p>
          </table:table-cell>
          <table:table-cell office:value-type="string" calcext:value-type="string">
            <text:p>$37.86B</text:p>
          </table:table-cell>
          <table:table-cell office:value-type="float" office:value="0.74405" calcext:value-type="float">
            <text:p>0.7440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XEL</text:p>
          </table:table-cell>
          <table:table-cell office:value-type="string" calcext:value-type="string">
            <text:p>Xcel Energy Inc.</text:p>
          </table:table-cell>
          <table:table-cell office:value-type="float" office:value="69.13" calcext:value-type="float">
            <text:p>69.13</text:p>
          </table:table-cell>
          <table:table-cell office:value-type="float" office:value="3.40558" calcext:value-type="float">
            <text:p>3.40558</text:p>
          </table:table-cell>
          <table:table-cell office:value-type="string" calcext:value-type="string">
            <text:p>$37.72B</text:p>
          </table:table-cell>
          <table:table-cell office:value-type="float" office:value="2.81304" calcext:value-type="float">
            <text:p>2.8130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MD</text:p>
          </table:table-cell>
          <table:table-cell office:value-type="string" calcext:value-type="string">
            <text:p>Resmed Inc</text:p>
          </table:table-cell>
          <table:table-cell office:value-type="float" office:value="257.1" calcext:value-type="float">
            <text:p>257.1</text:p>
          </table:table-cell>
          <table:table-cell office:value-type="float" office:value="0.55359" calcext:value-type="float">
            <text:p>0.55359</text:p>
          </table:table-cell>
          <table:table-cell office:value-type="string" calcext:value-type="string">
            <text:p>$37.57B</text:p>
          </table:table-cell>
          <table:table-cell office:value-type="float" office:value="0.65382" calcext:value-type="float">
            <text:p>0.6538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LC</text:p>
          </table:table-cell>
          <table:table-cell office:value-type="string" calcext:value-type="string">
            <text:p>Alcon Inc</text:p>
          </table:table-cell>
          <table:table-cell office:value-type="float" office:value="77.18" calcext:value-type="float">
            <text:p>77.18</text:p>
          </table:table-cell>
          <table:table-cell office:value-type="float" office:value="0.7661" calcext:value-type="float">
            <text:p>0.7661</text:p>
          </table:table-cell>
          <table:table-cell office:value-type="string" calcext:value-type="string">
            <text:p>$37.57B</text:p>
          </table:table-cell>
          <table:table-cell office:value-type="float" office:value="0.14279" calcext:value-type="float">
            <text:p>0.14279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PO</text:p>
          </table:table-cell>
          <table:table-cell office:value-type="string" calcext:value-type="string">
            <text:p>Apollo Global Management Inc</text:p>
          </table:table-cell>
          <table:table-cell office:value-type="float" office:value="64.51" calcext:value-type="float">
            <text:p>64.51</text:p>
          </table:table-cell>
          <table:table-cell office:value-type="float" office:value="3.95195" calcext:value-type="float">
            <text:p>3.95195</text:p>
          </table:table-cell>
          <table:table-cell office:value-type="string" calcext:value-type="string">
            <text:p>$37.50B</text:p>
          </table:table-cell>
          <table:table-cell office:value-type="float" office:value="3.04" calcext:value-type="float">
            <text:p>3.0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Financial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The Allstate Corporation</text:p>
          </table:table-cell>
          <table:table-cell office:value-type="float" office:value="136.85" calcext:value-type="float">
            <text:p>136.85</text:p>
          </table:table-cell>
          <table:table-cell office:value-type="float" office:value="2.46169" calcext:value-type="float">
            <text:p>2.46169</text:p>
          </table:table-cell>
          <table:table-cell office:value-type="string" calcext:value-type="string">
            <text:p>$37.45B</text:p>
          </table:table-cell>
          <table:table-cell office:value-type="float" office:value="2.52732" calcext:value-type="float">
            <text:p>2.5273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DoorDash Inc</text:p>
          </table:table-cell>
          <table:table-cell office:value-type="float" office:value="111.97" calcext:value-type="float">
            <text:p>111.97</text:p>
          </table:table-cell>
          <table:table-cell office:value-type="float" office:value="5.34364" calcext:value-type="float">
            <text:p>5.34364</text:p>
          </table:table-cell>
          <table:table-cell office:value-type="string" calcext:value-type="string">
            <text:p>$37.31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KR</text:p>
          </table:table-cell>
          <table:table-cell office:value-type="string" calcext:value-type="string">
            <text:p>Baker Hughes a GE Co</text:p>
          </table:table-cell>
          <table:table-cell office:value-type="float" office:value="36.235" calcext:value-type="float">
            <text:p>36.235</text:p>
          </table:table-cell>
          <table:table-cell office:value-type="float" office:value="9.99455" calcext:value-type="float">
            <text:p>9.99455</text:p>
          </table:table-cell>
          <table:table-cell office:value-type="string" calcext:value-type="string">
            <text:p>$37.21B</text:p>
          </table:table-cell>
          <table:table-cell office:value-type="float" office:value="1.98785" calcext:value-type="float">
            <text:p>1.9878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Energy Equipment &amp;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Z</text:p>
          </table:table-cell>
          <table:table-cell office:value-type="string" calcext:value-type="string">
            <text:p>Constellation Brands Inc</text:p>
          </table:table-cell>
          <table:table-cell office:value-type="float" office:value="226.67" calcext:value-type="float">
            <text:p>226.67</text:p>
          </table:table-cell>
          <table:table-cell office:value-type="float" office:value="1.0791" calcext:value-type="float">
            <text:p>1.0791</text:p>
          </table:table-cell>
          <table:table-cell office:value-type="string" calcext:value-type="string">
            <text:p>$37.12B</text:p>
          </table:table-cell>
          <table:table-cell office:value-type="float" office:value="1.34603" calcext:value-type="float">
            <text:p>1.34603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Beverag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Parker-Hannifin Corp</text:p>
          </table:table-cell>
          <table:table-cell office:value-type="float" office:value="289.47" calcext:value-type="float">
            <text:p>289.47</text:p>
          </table:table-cell>
          <table:table-cell office:value-type="float" office:value="0.75442" calcext:value-type="float">
            <text:p>0.75442</text:p>
          </table:table-cell>
          <table:table-cell office:value-type="string" calcext:value-type="string">
            <text:p>$37.07B</text:p>
          </table:table-cell>
          <table:table-cell office:value-type="float" office:value="1.42793" calcext:value-type="float">
            <text:p>1.42793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Ecopetrol SA</text:p>
          </table:table-cell>
          <table:table-cell office:value-type="float" office:value="17.835" calcext:value-type="float">
            <text:p>17.835</text:p>
          </table:table-cell>
          <table:table-cell office:value-type="float" office:value="1.02028" calcext:value-type="float">
            <text:p>1.02028</text:p>
          </table:table-cell>
          <table:table-cell office:value-type="string" calcext:value-type="string">
            <text:p>$36.96B</text:p>
          </table:table-cell>
          <table:table-cell office:value-type="float" office:value="0.51879" calcext:value-type="float">
            <text:p>0.51879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ANOY</text:p>
          </table:table-cell>
          <table:table-cell office:value-type="string" calcext:value-type="string">
            <text:p>Danone SA</text:p>
          </table:table-cell>
          <table:table-cell office:value-type="float" office:value="11.575" calcext:value-type="float">
            <text:p>11.575</text:p>
          </table:table-cell>
          <table:table-cell office:value-type="float" office:value="0.7965" calcext:value-type="float">
            <text:p>0.7965</text:p>
          </table:table-cell>
          <table:table-cell office:value-type="string" calcext:value-type="string">
            <text:p>$36.82B</text:p>
          </table:table-cell>
          <table:table-cell office:value-type="float" office:value="4.06806" calcext:value-type="float">
            <text:p>4.0680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Food Products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ODFL</text:p>
          </table:table-cell>
          <table:table-cell office:value-type="string" calcext:value-type="string">
            <text:p>Old Dominion Freight Line Inc</text:p>
          </table:table-cell>
          <table:table-cell office:value-type="float" office:value="320.68" calcext:value-type="float">
            <text:p>320.68</text:p>
          </table:table-cell>
          <table:table-cell office:value-type="float" office:value="0.84542" calcext:value-type="float">
            <text:p>0.84542</text:p>
          </table:table-cell>
          <table:table-cell office:value-type="string" calcext:value-type="string">
            <text:p>$36.73B</text:p>
          </table:table-cell>
          <table:table-cell office:value-type="float" office:value="0.37525" calcext:value-type="float">
            <text:p>0.3752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oad &amp; Rail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XPGY</text:p>
          </table:table-cell>
          <table:table-cell office:value-type="string" calcext:value-type="string">
            <text:p>Experian Plc</text:p>
          </table:table-cell>
          <table:table-cell office:value-type="float" office:value="40.02" calcext:value-type="float">
            <text:p>40.02</text:p>
          </table:table-cell>
          <table:table-cell/>
          <table:table-cell office:value-type="string" calcext:value-type="string">
            <text:p>$36.63B</text:p>
          </table:table-cell>
          <table:table-cell office:value-type="float" office:value="1.22105" calcext:value-type="float">
            <text:p>1.2210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Trane Technologies plc</text:p>
          </table:table-cell>
          <table:table-cell office:value-type="float" office:value="157.075" calcext:value-type="float">
            <text:p>157.075</text:p>
          </table:table-cell>
          <table:table-cell office:value-type="float" office:value="1.51972" calcext:value-type="float">
            <text:p>1.51972</text:p>
          </table:table-cell>
          <table:table-cell office:value-type="string" calcext:value-type="string">
            <text:p>$36.51B</text:p>
          </table:table-cell>
          <table:table-cell office:value-type="float" office:value="1.71432" calcext:value-type="float">
            <text:p>1.71432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DG</text:p>
          </table:table-cell>
          <table:table-cell office:value-type="string" calcext:value-type="string">
            <text:p>TransDigm Group Inc</text:p>
          </table:table-cell>
          <table:table-cell office:value-type="float" office:value="669.38" calcext:value-type="float">
            <text:p>669.38</text:p>
          </table:table-cell>
          <table:table-cell office:value-type="float" office:value="0.34056" calcext:value-type="float">
            <text:p>0.34056</text:p>
          </table:table-cell>
          <table:table-cell office:value-type="string" calcext:value-type="string">
            <text:p>$36.34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BR/A</text:p>
          </table:table-cell>
          <table:table-cell office:value-type="string" calcext:value-type="string">
            <text:p>Petroleo Brasileiro S.A.- Petrobras</text:p>
          </table:table-cell>
          <table:table-cell office:value-type="float" office:value="12.805" calcext:value-type="float">
            <text:p>12.805</text:p>
          </table:table-cell>
          <table:table-cell office:value-type="float" office:value="13.3013" calcext:value-type="float">
            <text:p>13.3013</text:p>
          </table:table-cell>
          <table:table-cell office:value-type="string" calcext:value-type="string">
            <text:p>$35.88B</text:p>
          </table:table-cell>
          <table:table-cell office:value-type="float" office:value="15.93661" calcext:value-type="float">
            <text:p>15.93661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SMX</text:p>
          </table:table-cell>
          <table:table-cell office:value-type="string" calcext:value-type="string">
            <text:p>Banco Santander Mexico SA</text:p>
          </table:table-cell>
          <table:table-cell office:value-type="float" office:value="5.23" calcext:value-type="float">
            <text:p>5.23</text:p>
          </table:table-cell>
          <table:table-cell office:value-type="float" office:value="0.09289" calcext:value-type="float">
            <text:p>0.09289</text:p>
          </table:table-cell>
          <table:table-cell office:value-type="string" calcext:value-type="string">
            <text:p>$35.50B</text:p>
          </table:table-cell>
          <table:table-cell office:value-type="float" office:value="3.37195" calcext:value-type="float">
            <text:p>3.37195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CN</text:p>
          </table:table-cell>
          <table:table-cell office:value-type="string" calcext:value-type="string">
            <text:p>Waste Connections Inc.</text:p>
          </table:table-cell>
          <table:table-cell office:value-type="float" office:value="135.86" calcext:value-type="float">
            <text:p>135.86</text:p>
          </table:table-cell>
          <table:table-cell office:value-type="float" office:value="1.13303" calcext:value-type="float">
            <text:p>1.13303</text:p>
          </table:table-cell>
          <table:table-cell office:value-type="string" calcext:value-type="string">
            <text:p>$35.37B</text:p>
          </table:table-cell>
          <table:table-cell office:value-type="float" office:value="0.6707" calcext:value-type="float">
            <text:p>0.6707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Commercial Services &amp; Suppl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BAC</text:p>
          </table:table-cell>
          <table:table-cell office:value-type="string" calcext:value-type="string">
            <text:p>SBA Communications Corp</text:p>
          </table:table-cell>
          <table:table-cell office:value-type="float" office:value="322.87" calcext:value-type="float">
            <text:p>322.87</text:p>
          </table:table-cell>
          <table:table-cell office:value-type="float" office:value="0.68395" calcext:value-type="float">
            <text:p>0.68395</text:p>
          </table:table-cell>
          <table:table-cell office:value-type="string" calcext:value-type="string">
            <text:p>$35.35B</text:p>
          </table:table-cell>
          <table:table-cell office:value-type="float" office:value="0.86691" calcext:value-type="float">
            <text:p>0.8669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Equity Real Estate Investment Trusts (REITs)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Electronic Arts Inc</text:p>
          </table:table-cell>
          <table:table-cell office:value-type="float" office:value="127.4" calcext:value-type="float">
            <text:p>127.4</text:p>
          </table:table-cell>
          <table:table-cell office:value-type="float" office:value="2.48887" calcext:value-type="float">
            <text:p>2.48887</text:p>
          </table:table-cell>
          <table:table-cell office:value-type="string" calcext:value-type="string">
            <text:p>$35.31B</text:p>
          </table:table-cell>
          <table:table-cell office:value-type="float" office:value="0.54157" calcext:value-type="float">
            <text:p>0.54157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TELUS Corp</text:p>
          </table:table-cell>
          <table:table-cell office:value-type="float" office:value="25.6458" calcext:value-type="float">
            <text:p>25.6458</text:p>
          </table:table-cell>
          <table:table-cell office:value-type="float" office:value="1.37108" calcext:value-type="float">
            <text:p>1.37108</text:p>
          </table:table-cell>
          <table:table-cell office:value-type="string" calcext:value-type="string">
            <text:p>$35.30B</text:p>
          </table:table-cell>
          <table:table-cell office:value-type="float" office:value="3.9966" calcext:value-type="float">
            <text:p>3.9966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Diversified Telecommunication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FG</text:p>
          </table:table-cell>
          <table:table-cell office:value-type="string" calcext:value-type="string">
            <text:p>Mizuho Financial Group Inc</text:p>
          </table:table-cell>
          <table:table-cell office:value-type="float" office:value="2.8" calcext:value-type="float">
            <text:p>2.8</text:p>
          </table:table-cell>
          <table:table-cell office:value-type="float" office:value="0.80828" calcext:value-type="float">
            <text:p>0.80828</text:p>
          </table:table-cell>
          <table:table-cell office:value-type="string" calcext:value-type="string">
            <text:p>$35.23B</text:p>
          </table:table-cell>
          <table:table-cell office:value-type="float" office:value="2.4741" calcext:value-type="float">
            <text:p>2.4741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U</text:p>
          </table:table-cell>
          <table:table-cell office:value-type="string" calcext:value-type="string">
            <text:p>Nu Holdings Ltd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$35.05B</text:p>
          </table:table-cell>
          <table:table-cell/>
          <table:table-cell office:value-type="string" calcext:value-type="string">
            <text:p>Brazil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Zoom Video Communications Inc</text:p>
          </table:table-cell>
          <table:table-cell office:value-type="float" office:value="120.3" calcext:value-type="float">
            <text:p>120.3</text:p>
          </table:table-cell>
          <table:table-cell office:value-type="float" office:value="5.11029" calcext:value-type="float">
            <text:p>5.11029</text:p>
          </table:table-cell>
          <table:table-cell office:value-type="string" calcext:value-type="string">
            <text:p>$34.96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LTR</text:p>
          </table:table-cell>
          <table:table-cell office:value-type="string" calcext:value-type="string">
            <text:p>Dollar Tree Inc</text:p>
          </table:table-cell>
          <table:table-cell office:value-type="float" office:value="156.27" calcext:value-type="float">
            <text:p>156.27</text:p>
          </table:table-cell>
          <table:table-cell office:value-type="float" office:value="3.13733" calcext:value-type="float">
            <text:p>3.13733</text:p>
          </table:table-cell>
          <table:table-cell office:value-type="string" calcext:value-type="string">
            <text:p>$34.88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Multiline Retail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JG</text:p>
          </table:table-cell>
          <table:table-cell office:value-type="string" calcext:value-type="string">
            <text:p>Arthur J. Gallagher &amp; Co.</text:p>
          </table:table-cell>
          <table:table-cell office:value-type="float" office:value="167.31" calcext:value-type="float">
            <text:p>167.31</text:p>
          </table:table-cell>
          <table:table-cell office:value-type="float" office:value="0.98253" calcext:value-type="float">
            <text:p>0.98253</text:p>
          </table:table-cell>
          <table:table-cell office:value-type="string" calcext:value-type="string">
            <text:p>$34.75B</text:p>
          </table:table-cell>
          <table:table-cell office:value-type="float" office:value="1.22434" calcext:value-type="float">
            <text:p>1.2243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NG</text:p>
          </table:table-cell>
          <table:table-cell office:value-type="string" calcext:value-type="string">
            <text:p>Cheniere Energy Inc.</text:p>
          </table:table-cell>
          <table:table-cell office:value-type="float" office:value="135.06" calcext:value-type="float">
            <text:p>135.06</text:p>
          </table:table-cell>
          <table:table-cell office:value-type="float" office:value="1.9988" calcext:value-type="float">
            <text:p>1.9988</text:p>
          </table:table-cell>
          <table:table-cell office:value-type="string" calcext:value-type="string">
            <text:p>$34.55B</text:p>
          </table:table-cell>
          <table:table-cell office:value-type="float" office:value="0.97202" calcext:value-type="float">
            <text:p>0.9720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YB</text:p>
          </table:table-cell>
          <table:table-cell office:value-type="string" calcext:value-type="string">
            <text:p>LyondellBasell Industries NV</text:p>
          </table:table-cell>
          <table:table-cell office:value-type="float" office:value="104.78" calcext:value-type="float">
            <text:p>104.78</text:p>
          </table:table-cell>
          <table:table-cell office:value-type="float" office:value="2.43379" calcext:value-type="float">
            <text:p>2.43379</text:p>
          </table:table-cell>
          <table:table-cell office:value-type="string" calcext:value-type="string">
            <text:p>$34.42B</text:p>
          </table:table-cell>
          <table:table-cell office:value-type="float" office:value="4.30722" calcext:value-type="float">
            <text:p>4.3072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HT</text:p>
          </table:table-cell>
          <table:table-cell office:value-type="string" calcext:value-type="string">
            <text:p>Chunghwa Telecom Co Ltd</text:p>
          </table:table-cell>
          <table:table-cell office:value-type="float" office:value="44.2" calcext:value-type="float">
            <text:p>44.2</text:p>
          </table:table-cell>
          <table:table-cell office:value-type="float" office:value="0.11238" calcext:value-type="float">
            <text:p>0.11238</text:p>
          </table:table-cell>
          <table:table-cell office:value-type="string" calcext:value-type="string">
            <text:p>$34.35B</text:p>
          </table:table-cell>
          <table:table-cell office:value-type="float" office:value="3.49078" calcext:value-type="float">
            <text:p>3.49078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Diversified Telecommunication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YUM</text:p>
          </table:table-cell>
          <table:table-cell office:value-type="string" calcext:value-type="string">
            <text:p>YUM BRANDS <text:s/>INC</text:p>
          </table:table-cell>
          <table:table-cell office:value-type="float" office:value="118.71" calcext:value-type="float">
            <text:p>118.71</text:p>
          </table:table-cell>
          <table:table-cell office:value-type="float" office:value="1.77165" calcext:value-type="float">
            <text:p>1.77165</text:p>
          </table:table-cell>
          <table:table-cell office:value-type="string" calcext:value-type="string">
            <text:p>$34.26B</text:p>
          </table:table-cell>
          <table:table-cell office:value-type="float" office:value="1.9234" calcext:value-type="float">
            <text:p>1.923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VB</text:p>
          </table:table-cell>
          <table:table-cell office:value-type="string" calcext:value-type="string">
            <text:p>AvalonBay Communities Inc.</text:p>
          </table:table-cell>
          <table:table-cell office:value-type="float" office:value="242.63" calcext:value-type="float">
            <text:p>242.63</text:p>
          </table:table-cell>
          <table:table-cell office:value-type="float" office:value="0.69984" calcext:value-type="float">
            <text:p>0.69984</text:p>
          </table:table-cell>
          <table:table-cell office:value-type="string" calcext:value-type="string">
            <text:p>$34.22B</text:p>
          </table:table-cell>
          <table:table-cell office:value-type="float" office:value="2.59772" calcext:value-type="float">
            <text:p>2.5977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Equity Real Estate Investment Trusts (REITs)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RH</text:p>
          </table:table-cell>
          <table:table-cell office:value-type="string" calcext:value-type="string">
            <text:p>CRH PLC</text:p>
          </table:table-cell>
          <table:table-cell office:value-type="float" office:value="44.02" calcext:value-type="float">
            <text:p>44.02</text:p>
          </table:table-cell>
          <table:table-cell office:value-type="float" office:value="0.54379" calcext:value-type="float">
            <text:p>0.54379</text:p>
          </table:table-cell>
          <table:table-cell office:value-type="string" calcext:value-type="string">
            <text:p>$34.16B</text:p>
          </table:table-cell>
          <table:table-cell office:value-type="float" office:value="2.7024" calcext:value-type="float">
            <text:p>2.7024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LGN</text:p>
          </table:table-cell>
          <table:table-cell office:value-type="string" calcext:value-type="string">
            <text:p>Align Technology Inc</text:p>
          </table:table-cell>
          <table:table-cell office:value-type="float" office:value="454.67" calcext:value-type="float">
            <text:p>454.67</text:p>
          </table:table-cell>
          <table:table-cell office:value-type="float" office:value="0.77249" calcext:value-type="float">
            <text:p>0.77249</text:p>
          </table:table-cell>
          <table:table-cell office:value-type="string" calcext:value-type="string">
            <text:p>$34.08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VRSK</text:p>
          </table:table-cell>
          <table:table-cell office:value-type="string" calcext:value-type="string">
            <text:p>VERISK ANALYTICS INC</text:p>
          </table:table-cell>
          <table:table-cell office:value-type="float" office:value="210.68" calcext:value-type="float">
            <text:p>210.68</text:p>
          </table:table-cell>
          <table:table-cell office:value-type="float" office:value="1.14954" calcext:value-type="float">
            <text:p>1.14954</text:p>
          </table:table-cell>
          <table:table-cell office:value-type="string" calcext:value-type="string">
            <text:p>$33.92B</text:p>
          </table:table-cell>
          <table:table-cell office:value-type="float" office:value="0.58958" calcext:value-type="float">
            <text:p>0.5895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EG</text:p>
          </table:table-cell>
          <table:table-cell office:value-type="string" calcext:value-type="string">
            <text:p>Public Service Enterprise Group Inc</text:p>
          </table:table-cell>
          <table:table-cell office:value-type="float" office:value="67.19" calcext:value-type="float">
            <text:p>67.19</text:p>
          </table:table-cell>
          <table:table-cell office:value-type="float" office:value="2.11362" calcext:value-type="float">
            <text:p>2.11362</text:p>
          </table:table-cell>
          <table:table-cell office:value-type="string" calcext:value-type="string">
            <text:p>$33.87B</text:p>
          </table:table-cell>
          <table:table-cell office:value-type="float" office:value="3.20237" calcext:value-type="float">
            <text:p>3.20237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ET</text:p>
          </table:table-cell>
          <table:table-cell office:value-type="string" calcext:value-type="string">
            <text:p>Cloudflare Inc</text:p>
          </table:table-cell>
          <table:table-cell office:value-type="float" office:value="116.11" calcext:value-type="float">
            <text:p>116.11</text:p>
          </table:table-cell>
          <table:table-cell office:value-type="float" office:value="5.40899" calcext:value-type="float">
            <text:p>5.40899</text:p>
          </table:table-cell>
          <table:table-cell office:value-type="string" calcext:value-type="string">
            <text:p>$33.85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AL</text:p>
          </table:table-cell>
          <table:table-cell office:value-type="string" calcext:value-type="string">
            <text:p>Halliburton Co</text:p>
          </table:table-cell>
          <table:table-cell office:value-type="float" office:value="37.14" calcext:value-type="float">
            <text:p>37.14</text:p>
          </table:table-cell>
          <table:table-cell office:value-type="float" office:value="12.36566" calcext:value-type="float">
            <text:p>12.36566</text:p>
          </table:table-cell>
          <table:table-cell office:value-type="string" calcext:value-type="string">
            <text:p>$33.77B</text:p>
          </table:table-cell>
          <table:table-cell office:value-type="float" office:value="1.27728" calcext:value-type="float">
            <text:p>1.2772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Energy Equipment &amp;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QR</text:p>
          </table:table-cell>
          <table:table-cell office:value-type="string" calcext:value-type="string">
            <text:p>Equity Residential</text:p>
          </table:table-cell>
          <table:table-cell office:value-type="float" office:value="88.08" calcext:value-type="float">
            <text:p>88.08</text:p>
          </table:table-cell>
          <table:table-cell office:value-type="float" office:value="1.70555" calcext:value-type="float">
            <text:p>1.70555</text:p>
          </table:table-cell>
          <table:table-cell office:value-type="string" calcext:value-type="string">
            <text:p>$33.42B</text:p>
          </table:table-cell>
          <table:table-cell office:value-type="float" office:value="2.81246" calcext:value-type="float">
            <text:p>2.81246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Equity Real Estate Investment Trusts (REITs)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PLX</text:p>
          </table:table-cell>
          <table:table-cell office:value-type="string" calcext:value-type="string">
            <text:p>MPLX LP</text:p>
          </table:table-cell>
          <table:table-cell office:value-type="float" office:value="32.785" calcext:value-type="float">
            <text:p>32.785</text:p>
          </table:table-cell>
          <table:table-cell office:value-type="float" office:value="2.3371" calcext:value-type="float">
            <text:p>2.3371</text:p>
          </table:table-cell>
          <table:table-cell office:value-type="string" calcext:value-type="string">
            <text:p>$33.27B</text:p>
          </table:table-cell>
          <table:table-cell office:value-type="float" office:value="8.60018" calcext:value-type="float">
            <text:p>8.6001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IVB</text:p>
          </table:table-cell>
          <table:table-cell office:value-type="string" calcext:value-type="string">
            <text:p>SVB Financial Group</text:p>
          </table:table-cell>
          <table:table-cell office:value-type="float" office:value="588.46" calcext:value-type="float">
            <text:p>588.46</text:p>
          </table:table-cell>
          <table:table-cell office:value-type="float" office:value="0.45825" calcext:value-type="float">
            <text:p>0.45825</text:p>
          </table:table-cell>
          <table:table-cell office:value-type="string" calcext:value-type="string">
            <text:p>$33.26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astenal Co</text:p>
          </table:table-cell>
          <table:table-cell office:value-type="float" office:value="57.435" calcext:value-type="float">
            <text:p>57.435</text:p>
          </table:table-cell>
          <table:table-cell office:value-type="float" office:value="3.33998" calcext:value-type="float">
            <text:p>3.33998</text:p>
          </table:table-cell>
          <table:table-cell office:value-type="string" calcext:value-type="string">
            <text:p>$33.24B</text:p>
          </table:table-cell>
          <table:table-cell office:value-type="float" office:value="2.14681" calcext:value-type="float">
            <text:p>2.1468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Trading Companies &amp; Distributor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ROW</text:p>
          </table:table-cell>
          <table:table-cell office:value-type="string" calcext:value-type="string">
            <text:p>T. Rowe Price Group Inc</text:p>
          </table:table-cell>
          <table:table-cell office:value-type="float" office:value="148.8" calcext:value-type="float">
            <text:p>148.8</text:p>
          </table:table-cell>
          <table:table-cell office:value-type="float" office:value="1.58111" calcext:value-type="float">
            <text:p>1.58111</text:p>
          </table:table-cell>
          <table:table-cell office:value-type="string" calcext:value-type="string">
            <text:p>$33.23B</text:p>
          </table:table-cell>
          <table:table-cell office:value-type="float" office:value="3.29512" calcext:value-type="float">
            <text:p>3.2951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PNG</text:p>
          </table:table-cell>
          <table:table-cell office:value-type="string" calcext:value-type="string">
            <text:p>Coupang Inc</text:p>
          </table:table-cell>
          <table:table-cell office:value-type="float" office:value="19.51" calcext:value-type="float">
            <text:p>19.51</text:p>
          </table:table-cell>
          <table:table-cell office:value-type="float" office:value="10.66535" calcext:value-type="float">
            <text:p>10.66535</text:p>
          </table:table-cell>
          <table:table-cell office:value-type="string" calcext:value-type="string">
            <text:p>$33.09B</text:p>
          </table:table-cell>
          <table:table-cell/>
          <table:table-cell office:value-type="string" calcext:value-type="string">
            <text:p>South Kore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Ameriprise Financial Inc</text:p>
          </table:table-cell>
          <table:table-cell office:value-type="float" office:value="306.97" calcext:value-type="float">
            <text:p>306.97</text:p>
          </table:table-cell>
          <table:table-cell office:value-type="float" office:value="0.65987" calcext:value-type="float">
            <text:p>0.65987</text:p>
          </table:table-cell>
          <table:table-cell office:value-type="string" calcext:value-type="string">
            <text:p>$33.05B</text:p>
          </table:table-cell>
          <table:table-cell office:value-type="float" office:value="1.51246" calcext:value-type="float">
            <text:p>1.51246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Alexandria Real Estate Equities Inc.</text:p>
          </table:table-cell>
          <table:table-cell office:value-type="float" office:value="193.499" calcext:value-type="float">
            <text:p>193.499</text:p>
          </table:table-cell>
          <table:table-cell office:value-type="float" office:value="0.94804" calcext:value-type="float">
            <text:p>0.94804</text:p>
          </table:table-cell>
          <table:table-cell office:value-type="string" calcext:value-type="string">
            <text:p>$32.91B</text:p>
          </table:table-cell>
          <table:table-cell office:value-type="float" office:value="2.37677" calcext:value-type="float">
            <text:p>2.37677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Equity Real Estate Investment Trusts (REITs)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OTIS</text:p>
          </table:table-cell>
          <table:table-cell office:value-type="string" calcext:value-type="string">
            <text:p>Otis Worldwide Corp</text:p>
          </table:table-cell>
          <table:table-cell office:value-type="float" office:value="77.92" calcext:value-type="float">
            <text:p>77.92</text:p>
          </table:table-cell>
          <table:table-cell office:value-type="float" office:value="2.65256" calcext:value-type="float">
            <text:p>2.65256</text:p>
          </table:table-cell>
          <table:table-cell office:value-type="string" calcext:value-type="string">
            <text:p>$32.86B</text:p>
          </table:table-cell>
          <table:table-cell office:value-type="float" office:value="1.24143" calcext:value-type="float">
            <text:p>1.24143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LF</text:p>
          </table:table-cell>
          <table:table-cell office:value-type="string" calcext:value-type="string">
            <text:p>Sun Life Financial Inc</text:p>
          </table:table-cell>
          <table:table-cell office:value-type="float" office:value="56.495" calcext:value-type="float">
            <text:p>56.495</text:p>
          </table:table-cell>
          <table:table-cell office:value-type="float" office:value="0.88516" calcext:value-type="float">
            <text:p>0.88516</text:p>
          </table:table-cell>
          <table:table-cell office:value-type="string" calcext:value-type="string">
            <text:p>$32.74B</text:p>
          </table:table-cell>
          <table:table-cell office:value-type="float" office:value="3.70841" calcext:value-type="float">
            <text:p>3.70841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BAY</text:p>
          </table:table-cell>
          <table:table-cell office:value-type="string" calcext:value-type="string">
            <text:p>eBay Inc.</text:p>
          </table:table-cell>
          <table:table-cell office:value-type="float" office:value="55.76" calcext:value-type="float">
            <text:p>55.76</text:p>
          </table:table-cell>
          <table:table-cell office:value-type="float" office:value="7.57351" calcext:value-type="float">
            <text:p>7.57351</text:p>
          </table:table-cell>
          <table:table-cell office:value-type="string" calcext:value-type="string">
            <text:p>$32.50B</text:p>
          </table:table-cell>
          <table:table-cell office:value-type="float" office:value="1.59074" calcext:value-type="float">
            <text:p>1.5907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TD</text:p>
          </table:table-cell>
          <table:table-cell office:value-type="string" calcext:value-type="string">
            <text:p>Trade Desk Inc (The)</text:p>
          </table:table-cell>
          <table:table-cell office:value-type="float" office:value="68.555" calcext:value-type="float">
            <text:p>68.555</text:p>
          </table:table-cell>
          <table:table-cell office:value-type="float" office:value="6.13613" calcext:value-type="float">
            <text:p>6.13613</text:p>
          </table:table-cell>
          <table:table-cell office:value-type="string" calcext:value-type="string">
            <text:p>$32.46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T</text:p>
          </table:table-cell>
          <table:table-cell office:value-type="string" calcext:value-type="string">
            <text:p>State Street Corporation</text:p>
          </table:table-cell>
          <table:table-cell office:value-type="float" office:value="90.47" calcext:value-type="float">
            <text:p>90.47</text:p>
          </table:table-cell>
          <table:table-cell office:value-type="float" office:value="2.32812" calcext:value-type="float">
            <text:p>2.32812</text:p>
          </table:table-cell>
          <table:table-cell office:value-type="string" calcext:value-type="string">
            <text:p>$32.35B</text:p>
          </table:table-cell>
          <table:table-cell office:value-type="float" office:value="2.58035" calcext:value-type="float">
            <text:p>2.5803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FF</text:p>
          </table:table-cell>
          <table:table-cell office:value-type="string" calcext:value-type="string">
            <text:p>International Flavors &amp; Fragrances Inc</text:p>
          </table:table-cell>
          <table:table-cell office:value-type="float" office:value="127.5" calcext:value-type="float">
            <text:p>127.5</text:p>
          </table:table-cell>
          <table:table-cell office:value-type="float" office:value="1.52815" calcext:value-type="float">
            <text:p>1.52815</text:p>
          </table:table-cell>
          <table:table-cell office:value-type="string" calcext:value-type="string">
            <text:p>$32.24B</text:p>
          </table:table-cell>
          <table:table-cell office:value-type="float" office:value="2.49664" calcext:value-type="float">
            <text:p>2.4966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OST</text:p>
          </table:table-cell>
          <table:table-cell office:value-type="string" calcext:value-type="string">
            <text:p>Ross Stores Inc</text:p>
          </table:table-cell>
          <table:table-cell office:value-type="float" office:value="91.38" calcext:value-type="float">
            <text:p>91.38</text:p>
          </table:table-cell>
          <table:table-cell office:value-type="float" office:value="2.68641" calcext:value-type="float">
            <text:p>2.68641</text:p>
          </table:table-cell>
          <table:table-cell office:value-type="string" calcext:value-type="string">
            <text:p>$32.18B</text:p>
          </table:table-cell>
          <table:table-cell office:value-type="float" office:value="1.36159" calcext:value-type="float">
            <text:p>1.36159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Retail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ES</text:p>
          </table:table-cell>
          <table:table-cell office:value-type="string" calcext:value-type="string">
            <text:p>Hess Corp</text:p>
          </table:table-cell>
          <table:table-cell office:value-type="float" office:value="102.08" calcext:value-type="float">
            <text:p>102.08</text:p>
          </table:table-cell>
          <table:table-cell office:value-type="float" office:value="2.70561" calcext:value-type="float">
            <text:p>2.70561</text:p>
          </table:table-cell>
          <table:table-cell office:value-type="string" calcext:value-type="string">
            <text:p>$32.17B</text:p>
          </table:table-cell>
          <table:table-cell office:value-type="float" office:value="1.44439" calcext:value-type="float">
            <text:p>1.44439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AMERISOURCEBERGEN CORPORATION</text:p>
          </table:table-cell>
          <table:table-cell office:value-type="float" office:value="152.51" calcext:value-type="float">
            <text:p>152.51</text:p>
          </table:table-cell>
          <table:table-cell office:value-type="float" office:value="1.09973" calcext:value-type="float">
            <text:p>1.09973</text:p>
          </table:table-cell>
          <table:table-cell office:value-type="string" calcext:value-type="string">
            <text:p>$32.04B</text:p>
          </table:table-cell>
          <table:table-cell office:value-type="float" office:value="1.2012" calcext:value-type="float">
            <text:p>1.201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Providers &amp;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VE</text:p>
          </table:table-cell>
          <table:table-cell office:value-type="string" calcext:value-type="string">
            <text:p>Cenovus Energy Inc</text:p>
          </table:table-cell>
          <table:table-cell office:value-type="float" office:value="16.0377" calcext:value-type="float">
            <text:p>16.0377</text:p>
          </table:table-cell>
          <table:table-cell office:value-type="float" office:value="11.60129" calcext:value-type="float">
            <text:p>11.60129</text:p>
          </table:table-cell>
          <table:table-cell office:value-type="string" calcext:value-type="string">
            <text:p>$32.02B</text:p>
          </table:table-cell>
          <table:table-cell office:value-type="float" office:value="0.68059" calcext:value-type="float">
            <text:p>0.68059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RG</text:p>
          </table:table-cell>
          <table:table-cell office:value-type="string" calcext:value-type="string">
            <text:p>Ferguson PLC</text:p>
          </table:table-cell>
          <table:table-cell office:value-type="float" office:value="148.97" calcext:value-type="float">
            <text:p>148.97</text:p>
          </table:table-cell>
          <table:table-cell office:value-type="float" office:value="0.10144" calcext:value-type="float">
            <text:p>0.10144</text:p>
          </table:table-cell>
          <table:table-cell office:value-type="string" calcext:value-type="string">
            <text:p>$32.00B</text:p>
          </table:table-cell>
          <table:table-cell office:value-type="float" office:value="1.71221" calcext:value-type="float">
            <text:p>1.71221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Trading Companies &amp; Distributors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LW</text:p>
          </table:table-cell>
          <table:table-cell office:value-type="string" calcext:value-type="string">
            <text:p>Corning Inc</text:p>
          </table:table-cell>
          <table:table-cell office:value-type="float" office:value="38.29" calcext:value-type="float">
            <text:p>38.29</text:p>
          </table:table-cell>
          <table:table-cell office:value-type="float" office:value="4.71268" calcext:value-type="float">
            <text:p>4.71268</text:p>
          </table:table-cell>
          <table:table-cell office:value-type="string" calcext:value-type="string">
            <text:p>$31.97B</text:p>
          </table:table-cell>
          <table:table-cell office:value-type="float" office:value="2.85714" calcext:value-type="float">
            <text:p>2.8571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Equipment, Instruments &amp; Componen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FS</text:p>
          </table:table-cell>
          <table:table-cell office:value-type="string" calcext:value-type="string">
            <text:p>Discover Financial Services</text:p>
          </table:table-cell>
          <table:table-cell office:value-type="float" office:value="114.56" calcext:value-type="float">
            <text:p>114.56</text:p>
          </table:table-cell>
          <table:table-cell office:value-type="float" office:value="1.88866" calcext:value-type="float">
            <text:p>1.88866</text:p>
          </table:table-cell>
          <table:table-cell office:value-type="string" calcext:value-type="string">
            <text:p>$31.95B</text:p>
          </table:table-cell>
          <table:table-cell office:value-type="float" office:value="1.78364" calcext:value-type="float">
            <text:p>1.7836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onsumer Financ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WG</text:p>
          </table:table-cell>
          <table:table-cell office:value-type="string" calcext:value-type="string">
            <text:p>NatWest Group plc</text:p>
          </table:table-cell>
          <table:table-cell office:value-type="float" office:value="5.92" calcext:value-type="float">
            <text:p>5.92</text:p>
          </table:table-cell>
          <table:table-cell office:value-type="float" office:value="1.47307" calcext:value-type="float">
            <text:p>1.47307</text:p>
          </table:table-cell>
          <table:table-cell office:value-type="string" calcext:value-type="string">
            <text:p>$31.89B</text:p>
          </table:table-cell>
          <table:table-cell office:value-type="float" office:value="5.03399" calcext:value-type="float">
            <text:p>5.0339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ITB</text:p>
          </table:table-cell>
          <table:table-cell office:value-type="string" calcext:value-type="string">
            <text:p>Fifth Third Bancorp</text:p>
          </table:table-cell>
          <table:table-cell office:value-type="float" office:value="47.285" calcext:value-type="float">
            <text:p>47.285</text:p>
          </table:table-cell>
          <table:table-cell office:value-type="float" office:value="5.75437" calcext:value-type="float">
            <text:p>5.75437</text:p>
          </table:table-cell>
          <table:table-cell office:value-type="string" calcext:value-type="string">
            <text:p>$31.86B</text:p>
          </table:table-cell>
          <table:table-cell office:value-type="float" office:value="2.58231" calcext:value-type="float">
            <text:p>2.5823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LK</text:p>
          </table:table-cell>
          <table:table-cell office:value-type="string" calcext:value-type="string">
            <text:p>PT Telekomunikasi Indonesia (Persero) TBK</text:p>
          </table:table-cell>
          <table:table-cell office:value-type="float" office:value="31.985" calcext:value-type="float">
            <text:p>31.985</text:p>
          </table:table-cell>
          <table:table-cell office:value-type="float" office:value="0.27203" calcext:value-type="float">
            <text:p>0.27203</text:p>
          </table:table-cell>
          <table:table-cell office:value-type="string" calcext:value-type="string">
            <text:p>$31.86B</text:p>
          </table:table-cell>
          <table:table-cell office:value-type="float" office:value="2.7438" calcext:value-type="float">
            <text:p>2.7438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Diversified Telecommunication Services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Consolidated Edison Inc.</text:p>
          </table:table-cell>
          <table:table-cell office:value-type="float" office:value="89.24" calcext:value-type="float">
            <text:p>89.24</text:p>
          </table:table-cell>
          <table:table-cell office:value-type="float" office:value="2.2917" calcext:value-type="float">
            <text:p>2.2917</text:p>
          </table:table-cell>
          <table:table-cell office:value-type="string" calcext:value-type="string">
            <text:p>$31.72B</text:p>
          </table:table-cell>
          <table:table-cell office:value-type="float" office:value="3.52797" calcext:value-type="float">
            <text:p>3.52797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OK</text:p>
          </table:table-cell>
          <table:table-cell office:value-type="string" calcext:value-type="string">
            <text:p>Rockwell Automation Inc.</text:p>
          </table:table-cell>
          <table:table-cell office:value-type="float" office:value="273.86" calcext:value-type="float">
            <text:p>273.86</text:p>
          </table:table-cell>
          <table:table-cell office:value-type="float" office:value="0.67402" calcext:value-type="float">
            <text:p>0.67402</text:p>
          </table:table-cell>
          <table:table-cell office:value-type="string" calcext:value-type="string">
            <text:p>$31.71B</text:p>
          </table:table-cell>
          <table:table-cell office:value-type="float" office:value="1.64157" calcext:value-type="float">
            <text:p>1.64157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lectrical Equip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TD</text:p>
          </table:table-cell>
          <table:table-cell office:value-type="string" calcext:value-type="string">
            <text:p>Mettler-Toledo International Inc</text:p>
          </table:table-cell>
          <table:table-cell office:value-type="float" office:value="1401.8975" calcext:value-type="float">
            <text:p>1401.8975</text:p>
          </table:table-cell>
          <table:table-cell office:value-type="float" office:value="0.11424" calcext:value-type="float">
            <text:p>0.11424</text:p>
          </table:table-cell>
          <table:table-cell office:value-type="string" calcext:value-type="string">
            <text:p>$31.71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PTV</text:p>
          </table:table-cell>
          <table:table-cell office:value-type="string" calcext:value-type="string">
            <text:p>Aptiv Plc</text:p>
          </table:table-cell>
          <table:table-cell office:value-type="float" office:value="117.6" calcext:value-type="float">
            <text:p>117.6</text:p>
          </table:table-cell>
          <table:table-cell office:value-type="float" office:value="1.99131" calcext:value-type="float">
            <text:p>1.99131</text:p>
          </table:table-cell>
          <table:table-cell office:value-type="string" calcext:value-type="string">
            <text:p>$31.48B</text:p>
          </table:table-cell>
          <table:table-cell/>
          <table:table-cell office:value-type="string" calcext:value-type="string">
            <text:p>United Kingdom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 Componen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SN</text:p>
          </table:table-cell>
          <table:table-cell office:value-type="string" calcext:value-type="string">
            <text:p>Tyson Foods Inc.</text:p>
          </table:table-cell>
          <table:table-cell office:value-type="float" office:value="86.71" calcext:value-type="float">
            <text:p>86.71</text:p>
          </table:table-cell>
          <table:table-cell office:value-type="float" office:value="2.56931" calcext:value-type="float">
            <text:p>2.56931</text:p>
          </table:table-cell>
          <table:table-cell office:value-type="string" calcext:value-type="string">
            <text:p>$31.38B</text:p>
          </table:table-cell>
          <table:table-cell office:value-type="float" office:value="2.1252" calcext:value-type="float">
            <text:p>2.125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Food Produc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DRNY</text:p>
          </table:table-cell>
          <table:table-cell office:value-type="string" calcext:value-type="string">
            <text:p>Koninklijke Ahold Delhaize NV</text:p>
          </table:table-cell>
          <table:table-cell office:value-type="float" office:value="31.09" calcext:value-type="float">
            <text:p>31.09</text:p>
          </table:table-cell>
          <table:table-cell office:value-type="float" office:value="0.06149" calcext:value-type="float">
            <text:p>0.06149</text:p>
          </table:table-cell>
          <table:table-cell office:value-type="string" calcext:value-type="string">
            <text:p>$31.35B</text:p>
          </table:table-cell>
          <table:table-cell office:value-type="float" office:value="3.18652" calcext:value-type="float">
            <text:p>3.18652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Food &amp; Staples Retailing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IO</text:p>
          </table:table-cell>
          <table:table-cell office:value-type="string" calcext:value-type="string">
            <text:p>NIO Inc</text:p>
          </table:table-cell>
          <table:table-cell office:value-type="float" office:value="21.83" calcext:value-type="float">
            <text:p>21.83</text:p>
          </table:table-cell>
          <table:table-cell office:value-type="float" office:value="59.94479" calcext:value-type="float">
            <text:p>59.94479</text:p>
          </table:table-cell>
          <table:table-cell office:value-type="string" calcext:value-type="string">
            <text:p>$31.28B</text:p>
          </table:table-cell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ORAN</text:p>
          </table:table-cell>
          <table:table-cell office:value-type="string" calcext:value-type="string">
            <text:p>ORANGE</text:p>
          </table:table-cell>
          <table:table-cell office:value-type="float" office:value="11.799" calcext:value-type="float">
            <text:p>11.799</text:p>
          </table:table-cell>
          <table:table-cell office:value-type="float" office:value="1.09628" calcext:value-type="float">
            <text:p>1.09628</text:p>
          </table:table-cell>
          <table:table-cell office:value-type="string" calcext:value-type="string">
            <text:p>$31.18B</text:p>
          </table:table-cell>
          <table:table-cell office:value-type="float" office:value="7.96676" calcext:value-type="float">
            <text:p>7.9667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Diversified Telecommunication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Zscaler Inc</text:p>
          </table:table-cell>
          <table:table-cell office:value-type="float" office:value="232.76" calcext:value-type="float">
            <text:p>232.76</text:p>
          </table:table-cell>
          <table:table-cell office:value-type="float" office:value="2.85824" calcext:value-type="float">
            <text:p>2.85824</text:p>
          </table:table-cell>
          <table:table-cell office:value-type="string" calcext:value-type="string">
            <text:p>$31.16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ME</text:p>
          </table:table-cell>
          <table:table-cell office:value-type="string" calcext:value-type="string">
            <text:p>AMETEK Inc</text:p>
          </table:table-cell>
          <table:table-cell office:value-type="float" office:value="135.08" calcext:value-type="float">
            <text:p>135.08</text:p>
          </table:table-cell>
          <table:table-cell office:value-type="float" office:value="0.98035" calcext:value-type="float">
            <text:p>0.98035</text:p>
          </table:table-cell>
          <table:table-cell office:value-type="string" calcext:value-type="string">
            <text:p>$31.14B</text:p>
          </table:table-cell>
          <table:table-cell office:value-type="float" office:value="0.65335" calcext:value-type="float">
            <text:p>0.6533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lectrical Equip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CAR</text:p>
          </table:table-cell>
          <table:table-cell office:value-type="string" calcext:value-type="string">
            <text:p>PACCAR Inc</text:p>
          </table:table-cell>
          <table:table-cell office:value-type="float" office:value="89.02" calcext:value-type="float">
            <text:p>89.02</text:p>
          </table:table-cell>
          <table:table-cell office:value-type="float" office:value="1.84395" calcext:value-type="float">
            <text:p>1.84395</text:p>
          </table:table-cell>
          <table:table-cell office:value-type="string" calcext:value-type="string">
            <text:p>$30.85B</text:p>
          </table:table-cell>
          <table:table-cell office:value-type="float" office:value="1.53291" calcext:value-type="float">
            <text:p>1.5329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ST</text:p>
          </table:table-cell>
          <table:table-cell office:value-type="string" calcext:value-type="string">
            <text:p>West Pharmaceutical Services Inc.</text:p>
          </table:table-cell>
          <table:table-cell office:value-type="float" office:value="412.54" calcext:value-type="float">
            <text:p>412.54</text:p>
          </table:table-cell>
          <table:table-cell office:value-type="float" office:value="0.41451" calcext:value-type="float">
            <text:p>0.41451</text:p>
          </table:table-cell>
          <table:table-cell office:value-type="string" calcext:value-type="string">
            <text:p>$30.65B</text:p>
          </table:table-cell>
          <table:table-cell office:value-type="float" office:value="0.17448" calcext:value-type="float">
            <text:p>0.1744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DSMY</text:p>
          </table:table-cell>
          <table:table-cell office:value-type="string" calcext:value-type="string">
            <text:p>Koninklijke DSM NV</text:p>
          </table:table-cell>
          <table:table-cell office:value-type="float" office:value="44.2999" calcext:value-type="float">
            <text:p>44.2999</text:p>
          </table:table-cell>
          <table:table-cell/>
          <table:table-cell office:value-type="string" calcext:value-type="string">
            <text:p>$30.64B</text:p>
          </table:table-cell>
          <table:table-cell office:value-type="float" office:value="1.6373" calcext:value-type="float">
            <text:p>1.6373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OKE</text:p>
          </table:table-cell>
          <table:table-cell office:value-type="string" calcext:value-type="string">
            <text:p>ONEOK Inc</text:p>
          </table:table-cell>
          <table:table-cell office:value-type="float" office:value="68.52" calcext:value-type="float">
            <text:p>68.52</text:p>
          </table:table-cell>
          <table:table-cell office:value-type="float" office:value="2.80057" calcext:value-type="float">
            <text:p>2.80057</text:p>
          </table:table-cell>
          <table:table-cell office:value-type="string" calcext:value-type="string">
            <text:p>$30.57B</text:p>
          </table:table-cell>
          <table:table-cell office:value-type="float" office:value="5.45826" calcext:value-type="float">
            <text:p>5.45826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Energy Transfer LP</text:p>
          </table:table-cell>
          <table:table-cell office:value-type="float" office:value="10.195" calcext:value-type="float">
            <text:p>10.195</text:p>
          </table:table-cell>
          <table:table-cell office:value-type="float" office:value="22.40909" calcext:value-type="float">
            <text:p>22.40909</text:p>
          </table:table-cell>
          <table:table-cell office:value-type="string" calcext:value-type="string">
            <text:p>$30.52B</text:p>
          </table:table-cell>
          <table:table-cell office:value-type="float" office:value="7.07071" calcext:value-type="float">
            <text:p>7.0707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Arcelormittal SA</text:p>
          </table:table-cell>
          <table:table-cell office:value-type="float" office:value="33.46" calcext:value-type="float">
            <text:p>33.46</text:p>
          </table:table-cell>
          <table:table-cell office:value-type="float" office:value="5.10575" calcext:value-type="float">
            <text:p>5.10575</text:p>
          </table:table-cell>
          <table:table-cell office:value-type="string" calcext:value-type="string">
            <text:p>$30.47B</text:p>
          </table:table-cell>
          <table:table-cell office:value-type="float" office:value="0.89686" calcext:value-type="float">
            <text:p>0.8968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PG</text:p>
          </table:table-cell>
          <table:table-cell office:value-type="string" calcext:value-type="string">
            <text:p>PPG Industries Inc.</text:p>
          </table:table-cell>
          <table:table-cell office:value-type="float" office:value="130.29" calcext:value-type="float">
            <text:p>130.29</text:p>
          </table:table-cell>
          <table:table-cell office:value-type="float" office:value="1.52842" calcext:value-type="float">
            <text:p>1.52842</text:p>
          </table:table-cell>
          <table:table-cell office:value-type="string" calcext:value-type="string">
            <text:p>$30.44B</text:p>
          </table:table-cell>
          <table:table-cell office:value-type="float" office:value="1.83073" calcext:value-type="float">
            <text:p>1.83073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IIB</text:p>
          </table:table-cell>
          <table:table-cell office:value-type="string" calcext:value-type="string">
            <text:p>Biogen Inc</text:p>
          </table:table-cell>
          <table:table-cell office:value-type="float" office:value="210.68" calcext:value-type="float">
            <text:p>210.68</text:p>
          </table:table-cell>
          <table:table-cell office:value-type="float" office:value="1.48655" calcext:value-type="float">
            <text:p>1.48655</text:p>
          </table:table-cell>
          <table:table-cell office:value-type="string" calcext:value-type="string">
            <text:p>$30.39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NV</text:p>
          </table:table-cell>
          <table:table-cell office:value-type="string" calcext:value-type="string">
            <text:p>Franco-Nevada Corp</text:p>
          </table:table-cell>
          <table:table-cell office:value-type="float" office:value="155.98" calcext:value-type="float">
            <text:p>155.98</text:p>
          </table:table-cell>
          <table:table-cell office:value-type="float" office:value="0.67972" calcext:value-type="float">
            <text:p>0.67972</text:p>
          </table:table-cell>
          <table:table-cell office:value-type="string" calcext:value-type="string">
            <text:p>$30.25B</text:p>
          </table:table-cell>
          <table:table-cell office:value-type="float" office:value="0.80972" calcext:value-type="float">
            <text:p>0.80972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EC</text:p>
          </table:table-cell>
          <table:table-cell office:value-type="string" calcext:value-type="string">
            <text:p>WEC Energy Group Inc</text:p>
          </table:table-cell>
          <table:table-cell office:value-type="float" office:value="95.27" calcext:value-type="float">
            <text:p>95.27</text:p>
          </table:table-cell>
          <table:table-cell office:value-type="float" office:value="1.47397" calcext:value-type="float">
            <text:p>1.47397</text:p>
          </table:table-cell>
          <table:table-cell office:value-type="string" calcext:value-type="string">
            <text:p>$30.19B</text:p>
          </table:table-cell>
          <table:table-cell office:value-type="float" office:value="3.04075" calcext:value-type="float">
            <text:p>3.0407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RC</text:p>
          </table:table-cell>
          <table:table-cell office:value-type="string" calcext:value-type="string">
            <text:p>First Republic Bank</text:p>
          </table:table-cell>
          <table:table-cell office:value-type="float" office:value="172.49" calcext:value-type="float">
            <text:p>172.49</text:p>
          </table:table-cell>
          <table:table-cell office:value-type="float" office:value="1.23633" calcext:value-type="float">
            <text:p>1.23633</text:p>
          </table:table-cell>
          <table:table-cell office:value-type="string" calcext:value-type="string">
            <text:p>$30.14B</text:p>
          </table:table-cell>
          <table:table-cell office:value-type="float" office:value="0.52434" calcext:value-type="float">
            <text:p>0.5243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LL</text:p>
          </table:table-cell>
          <table:table-cell office:value-type="string" calcext:value-type="string">
            <text:p>BALL CORPORATION</text:p>
          </table:table-cell>
          <table:table-cell office:value-type="float" office:value="94.24" calcext:value-type="float">
            <text:p>94.24</text:p>
          </table:table-cell>
          <table:table-cell office:value-type="float" office:value="1.84161" calcext:value-type="float">
            <text:p>1.84161</text:p>
          </table:table-cell>
          <table:table-cell office:value-type="string" calcext:value-type="string">
            <text:p>$30.06B</text:p>
          </table:table-cell>
          <table:table-cell office:value-type="float" office:value="0.85488" calcext:value-type="float">
            <text:p>0.8548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ontainers &amp; Packaging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BRE</text:p>
          </table:table-cell>
          <table:table-cell office:value-type="string" calcext:value-type="string">
            <text:p>CBRE Group Inc</text:p>
          </table:table-cell>
          <table:table-cell office:value-type="float" office:value="92.09" calcext:value-type="float">
            <text:p>92.09</text:p>
          </table:table-cell>
          <table:table-cell office:value-type="float" office:value="1.65423" calcext:value-type="float">
            <text:p>1.65423</text:p>
          </table:table-cell>
          <table:table-cell office:value-type="string" calcext:value-type="string">
            <text:p>$30.00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al Estate Management &amp; Develop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PRT</text:p>
          </table:table-cell>
          <table:table-cell office:value-type="string" calcext:value-type="string">
            <text:p>Copart Inc</text:p>
          </table:table-cell>
          <table:table-cell office:value-type="float" office:value="127.46" calcext:value-type="float">
            <text:p>127.46</text:p>
          </table:table-cell>
          <table:table-cell office:value-type="float" office:value="1.17454" calcext:value-type="float">
            <text:p>1.17454</text:p>
          </table:table-cell>
          <table:table-cell office:value-type="string" calcext:value-type="string">
            <text:p>$29.99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Commercial Services &amp; Suppl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WTR</text:p>
          </table:table-cell>
          <table:table-cell office:value-type="string" calcext:value-type="string">
            <text:p>Twitter Inc</text:p>
          </table:table-cell>
          <table:table-cell office:value-type="float" office:value="38.58" calcext:value-type="float">
            <text:p>38.58</text:p>
          </table:table-cell>
          <table:table-cell office:value-type="float" office:value="19.27398" calcext:value-type="float">
            <text:p>19.27398</text:p>
          </table:table-cell>
          <table:table-cell office:value-type="string" calcext:value-type="string">
            <text:p>$29.98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VEEV</text:p>
          </table:table-cell>
          <table:table-cell office:value-type="string" calcext:value-type="string">
            <text:p>Veeva Systems Inc</text:p>
          </table:table-cell>
          <table:table-cell office:value-type="float" office:value="199.65" calcext:value-type="float">
            <text:p>199.65</text:p>
          </table:table-cell>
          <table:table-cell office:value-type="float" office:value="1.06657" calcext:value-type="float">
            <text:p>1.06657</text:p>
          </table:table-cell>
          <table:table-cell office:value-type="string" calcext:value-type="string">
            <text:p>$29.89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Technology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OK</text:p>
          </table:table-cell>
          <table:table-cell office:value-type="string" calcext:value-type="string">
            <text:p>Nokia OYJ</text:p>
          </table:table-cell>
          <table:table-cell office:value-type="float" office:value="5.365" calcext:value-type="float">
            <text:p>5.365</text:p>
          </table:table-cell>
          <table:table-cell office:value-type="float" office:value="26.59603" calcext:value-type="float">
            <text:p>26.59603</text:p>
          </table:table-cell>
          <table:table-cell office:value-type="string" calcext:value-type="string">
            <text:p>$29.87B</text:p>
          </table:table-cell>
          <table:table-cell/>
          <table:table-cell office:value-type="string" calcext:value-type="string">
            <text:p>Finland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XPE</text:p>
          </table:table-cell>
          <table:table-cell office:value-type="string" calcext:value-type="string">
            <text:p>Expedia Group Inc</text:p>
          </table:table-cell>
          <table:table-cell office:value-type="float" office:value="193.57" calcext:value-type="float">
            <text:p>193.57</text:p>
          </table:table-cell>
          <table:table-cell office:value-type="float" office:value="2.92682" calcext:value-type="float">
            <text:p>2.92682</text:p>
          </table:table-cell>
          <table:table-cell office:value-type="string" calcext:value-type="string">
            <text:p>$29.62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Imperial Oil Ltd</text:p>
          </table:table-cell>
          <table:table-cell office:value-type="float" office:value="44.4956" calcext:value-type="float">
            <text:p>44.4956</text:p>
          </table:table-cell>
          <table:table-cell office:value-type="float" office:value="0.4534" calcext:value-type="float">
            <text:p>0.4534</text:p>
          </table:table-cell>
          <table:table-cell office:value-type="string" calcext:value-type="string">
            <text:p>$29.59B</text:p>
          </table:table-cell>
          <table:table-cell office:value-type="float" office:value="2.4351" calcext:value-type="float">
            <text:p>2.4351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VS</text:p>
          </table:table-cell>
          <table:table-cell office:value-type="string" calcext:value-type="string">
            <text:p>Las Vegas Sands Corp</text:p>
          </table:table-cell>
          <table:table-cell office:value-type="float" office:value="39.35" calcext:value-type="float">
            <text:p>39.35</text:p>
          </table:table-cell>
          <table:table-cell office:value-type="float" office:value="9.24871" calcext:value-type="float">
            <text:p>9.24871</text:p>
          </table:table-cell>
          <table:table-cell office:value-type="string" calcext:value-type="string">
            <text:p>$29.56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taurants &amp; Leisu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HI</text:p>
          </table:table-cell>
          <table:table-cell office:value-type="string" calcext:value-type="string">
            <text:p>D.R. Horton Inc.</text:p>
          </table:table-cell>
          <table:table-cell office:value-type="float" office:value="82.92" calcext:value-type="float">
            <text:p>82.92</text:p>
          </table:table-cell>
          <table:table-cell office:value-type="float" office:value="3.48895" calcext:value-type="float">
            <text:p>3.48895</text:p>
          </table:table-cell>
          <table:table-cell office:value-type="string" calcext:value-type="string">
            <text:p>$29.38B</text:p>
          </table:table-cell>
          <table:table-cell office:value-type="float" office:value="1.08538" calcext:value-type="float">
            <text:p>1.0853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usehold Durabl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MI</text:p>
          </table:table-cell>
          <table:table-cell office:value-type="string" calcext:value-type="string">
            <text:p>Cummins Inc.</text:p>
          </table:table-cell>
          <table:table-cell office:value-type="float" office:value="208.59" calcext:value-type="float">
            <text:p>208.59</text:p>
          </table:table-cell>
          <table:table-cell office:value-type="float" office:value="1.1996" calcext:value-type="float">
            <text:p>1.1996</text:p>
          </table:table-cell>
          <table:table-cell office:value-type="string" calcext:value-type="string">
            <text:p>$29.36B</text:p>
          </table:table-cell>
          <table:table-cell office:value-type="float" office:value="2.81349" calcext:value-type="float">
            <text:p>2.81349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Weyerhaeuser Co</text:p>
          </table:table-cell>
          <table:table-cell office:value-type="float" office:value="38.185" calcext:value-type="float">
            <text:p>38.185</text:p>
          </table:table-cell>
          <table:table-cell office:value-type="float" office:value="4.05308" calcext:value-type="float">
            <text:p>4.05308</text:p>
          </table:table-cell>
          <table:table-cell office:value-type="string" calcext:value-type="string">
            <text:p>$29.25B</text:p>
          </table:table-cell>
          <table:table-cell office:value-type="float" office:value="1.8372" calcext:value-type="float">
            <text:p>1.837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Equity Real Estate Investment Trusts (REITs)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DAQ</text:p>
          </table:table-cell>
          <table:table-cell office:value-type="string" calcext:value-type="string">
            <text:p>Nasdaq Inc</text:p>
          </table:table-cell>
          <table:table-cell office:value-type="float" office:value="177.01" calcext:value-type="float">
            <text:p>177.01</text:p>
          </table:table-cell>
          <table:table-cell office:value-type="float" office:value="0.89301" calcext:value-type="float">
            <text:p>0.89301</text:p>
          </table:table-cell>
          <table:table-cell office:value-type="string" calcext:value-type="string">
            <text:p>$29.21B</text:p>
          </table:table-cell>
          <table:table-cell office:value-type="float" office:value="1.21594" calcext:value-type="float">
            <text:p>1.2159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Keysight Technologies Inc</text:p>
          </table:table-cell>
          <table:table-cell office:value-type="float" office:value="159.245" calcext:value-type="float">
            <text:p>159.245</text:p>
          </table:table-cell>
          <table:table-cell office:value-type="float" office:value="1.22214" calcext:value-type="float">
            <text:p>1.22214</text:p>
          </table:table-cell>
          <table:table-cell office:value-type="string" calcext:value-type="string">
            <text:p>$29.17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Equipment, Instruments &amp; Componen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Eversource Energy</text:p>
          </table:table-cell>
          <table:table-cell office:value-type="float" office:value="83.95" calcext:value-type="float">
            <text:p>83.95</text:p>
          </table:table-cell>
          <table:table-cell office:value-type="float" office:value="1.80355" calcext:value-type="float">
            <text:p>1.80355</text:p>
          </table:table-cell>
          <table:table-cell office:value-type="string" calcext:value-type="string">
            <text:p>$29.11B</text:p>
          </table:table-cell>
          <table:table-cell office:value-type="float" office:value="3.01704" calcext:value-type="float">
            <text:p>3.0170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FX</text:p>
          </table:table-cell>
          <table:table-cell office:value-type="string" calcext:value-type="string">
            <text:p>Equifax Inc.</text:p>
          </table:table-cell>
          <table:table-cell office:value-type="float" office:value="239.34" calcext:value-type="float">
            <text:p>239.34</text:p>
          </table:table-cell>
          <table:table-cell office:value-type="float" office:value="0.98003" calcext:value-type="float">
            <text:p>0.98003</text:p>
          </table:table-cell>
          <table:table-cell office:value-type="string" calcext:value-type="string">
            <text:p>$29.04B</text:p>
          </table:table-cell>
          <table:table-cell office:value-type="float" office:value="0.6559" calcext:value-type="float">
            <text:p>0.6559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WLO</text:p>
          </table:table-cell>
          <table:table-cell office:value-type="string" calcext:value-type="string">
            <text:p>Twilio Inc</text:p>
          </table:table-cell>
          <table:table-cell office:value-type="float" office:value="164.61" calcext:value-type="float">
            <text:p>164.61</text:p>
          </table:table-cell>
          <table:table-cell office:value-type="float" office:value="3.44532" calcext:value-type="float">
            <text:p>3.44532</text:p>
          </table:table-cell>
          <table:table-cell office:value-type="string" calcext:value-type="string">
            <text:p>$28.58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WK</text:p>
          </table:table-cell>
          <table:table-cell office:value-type="string" calcext:value-type="string">
            <text:p>American Water Works Company Inc</text:p>
          </table:table-cell>
          <table:table-cell office:value-type="float" office:value="156.185" calcext:value-type="float">
            <text:p>156.185</text:p>
          </table:table-cell>
          <table:table-cell office:value-type="float" office:value="0.95871" calcext:value-type="float">
            <text:p>0.95871</text:p>
          </table:table-cell>
          <table:table-cell office:value-type="string" calcext:value-type="string">
            <text:p>$28.53B</text:p>
          </table:table-cell>
          <table:table-cell office:value-type="float" office:value="1.53493" calcext:value-type="float">
            <text:p>1.53493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Water Utilit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TCH</text:p>
          </table:table-cell>
          <table:table-cell office:value-type="string" calcext:value-type="string">
            <text:p>Match Group Inc</text:p>
          </table:table-cell>
          <table:table-cell office:value-type="float" office:value="105" calcext:value-type="float">
            <text:p>105</text:p>
          </table:table-cell>
          <table:table-cell office:value-type="float" office:value="2.86382" calcext:value-type="float">
            <text:p>2.86382</text:p>
          </table:table-cell>
          <table:table-cell office:value-type="string" calcext:value-type="string">
            <text:p>$28.52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EM</text:p>
          </table:table-cell>
          <table:table-cell office:value-type="string" calcext:value-type="string">
            <text:p>Agnico Eagle Mines Ltd</text:p>
          </table:table-cell>
          <table:table-cell office:value-type="float" office:value="61.46" calcext:value-type="float">
            <text:p>61.46</text:p>
          </table:table-cell>
          <table:table-cell office:value-type="float" office:value="3.07415" calcext:value-type="float">
            <text:p>3.07415</text:p>
          </table:table-cell>
          <table:table-cell office:value-type="string" calcext:value-type="string">
            <text:p>$28.41B</text:p>
          </table:table-cell>
          <table:table-cell office:value-type="float" office:value="2.56123" calcext:value-type="float">
            <text:p>2.56123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Metals &amp; Mining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SCDY</text:p>
          </table:table-cell>
          <table:table-cell office:value-type="string" calcext:value-type="string">
            <text:p>Tesco PLC</text:p>
          </table:table-cell>
          <table:table-cell office:value-type="float" office:value="11.0701" calcext:value-type="float">
            <text:p>11.0701</text:p>
          </table:table-cell>
          <table:table-cell/>
          <table:table-cell office:value-type="string" calcext:value-type="string">
            <text:p>$27.91B</text:p>
          </table:table-cell>
          <table:table-cell office:value-type="float" office:value="4.87264" calcext:value-type="float">
            <text:p>4.87264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Food &amp; Staples Retailing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Telefonaktiebolaget LM Ericsson</text:p>
          </table:table-cell>
          <table:table-cell office:value-type="float" office:value="9.149" calcext:value-type="float">
            <text:p>9.149</text:p>
          </table:table-cell>
          <table:table-cell office:value-type="float" office:value="9.71367" calcext:value-type="float">
            <text:p>9.71367</text:p>
          </table:table-cell>
          <table:table-cell office:value-type="string" calcext:value-type="string">
            <text:p>$27.77B</text:p>
          </table:table-cell>
          <table:table-cell office:value-type="float" office:value="3.48392" calcext:value-type="float">
            <text:p>3.48392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nity Software Inc</text:p>
          </table:table-cell>
          <table:table-cell office:value-type="float" office:value="97.5" calcext:value-type="float">
            <text:p>97.5</text:p>
          </table:table-cell>
          <table:table-cell office:value-type="float" office:value="4.99342" calcext:value-type="float">
            <text:p>4.99342</text:p>
          </table:table-cell>
          <table:table-cell office:value-type="string" calcext:value-type="string">
            <text:p>$27.69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IP</text:p>
          </table:table-cell>
          <table:table-cell office:value-type="string" calcext:value-type="string">
            <text:p>Brookfield Infrastructure Partners LP</text:p>
          </table:table-cell>
          <table:table-cell office:value-type="float" office:value="63.955" calcext:value-type="float">
            <text:p>63.955</text:p>
          </table:table-cell>
          <table:table-cell office:value-type="float" office:value="0.31576" calcext:value-type="float">
            <text:p>0.31576</text:p>
          </table:table-cell>
          <table:table-cell office:value-type="string" calcext:value-type="string">
            <text:p>$27.53B</text:p>
          </table:table-cell>
          <table:table-cell office:value-type="float" office:value="3.35248" calcext:value-type="float">
            <text:p>3.35248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ERN</text:p>
          </table:table-cell>
          <table:table-cell office:value-type="string" calcext:value-type="string">
            <text:p>Cerner Corp</text:p>
          </table:table-cell>
          <table:table-cell office:value-type="float" office:value="93.72" calcext:value-type="float">
            <text:p>93.72</text:p>
          </table:table-cell>
          <table:table-cell office:value-type="float" office:value="4.81151" calcext:value-type="float">
            <text:p>4.81151</text:p>
          </table:table-cell>
          <table:table-cell office:value-type="string" calcext:value-type="string">
            <text:p>$27.46B</text:p>
          </table:table-cell>
          <table:table-cell office:value-type="float" office:value="1.15372" calcext:value-type="float">
            <text:p>1.1537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Technology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BLX</text:p>
          </table:table-cell>
          <table:table-cell office:value-type="string" calcext:value-type="string">
            <text:p>Roblox Corp</text:p>
          </table:table-cell>
          <table:table-cell office:value-type="float" office:value="51.17" calcext:value-type="float">
            <text:p>51.17</text:p>
          </table:table-cell>
          <table:table-cell office:value-type="float" office:value="25.00723" calcext:value-type="float">
            <text:p>25.00723</text:p>
          </table:table-cell>
          <table:table-cell office:value-type="string" calcext:value-type="string">
            <text:p>$27.40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BKR</text:p>
          </table:table-cell>
          <table:table-cell office:value-type="string" calcext:value-type="string">
            <text:p>Interactive Brokers Group Inc</text:p>
          </table:table-cell>
          <table:table-cell office:value-type="float" office:value="67.9" calcext:value-type="float">
            <text:p>67.9</text:p>
          </table:table-cell>
          <table:table-cell office:value-type="float" office:value="0.8715" calcext:value-type="float">
            <text:p>0.8715</text:p>
          </table:table-cell>
          <table:table-cell office:value-type="string" calcext:value-type="string">
            <text:p>$27.36B</text:p>
          </table:table-cell>
          <table:table-cell office:value-type="float" office:value="0.61143" calcext:value-type="float">
            <text:p>0.61143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SBR</text:p>
          </table:table-cell>
          <table:table-cell office:value-type="string" calcext:value-type="string">
            <text:p>Banco Santander Brasil SA</text:p>
          </table:table-cell>
          <table:table-cell office:value-type="float" office:value="7.265" calcext:value-type="float">
            <text:p>7.265</text:p>
          </table:table-cell>
          <table:table-cell office:value-type="float" office:value="1.3058" calcext:value-type="float">
            <text:p>1.3058</text:p>
          </table:table-cell>
          <table:table-cell office:value-type="string" calcext:value-type="string">
            <text:p>$27.32B</text:p>
          </table:table-cell>
          <table:table-cell office:value-type="float" office:value="8.94152" calcext:value-type="float">
            <text:p>8.94152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TW</text:p>
          </table:table-cell>
          <table:table-cell office:value-type="string" calcext:value-type="string">
            <text:p>Willis Towers Watson plc</text:p>
          </table:table-cell>
          <table:table-cell office:value-type="float" office:value="234.34" calcext:value-type="float">
            <text:p>234.34</text:p>
          </table:table-cell>
          <table:table-cell office:value-type="float" office:value="1.21521" calcext:value-type="float">
            <text:p>1.21521</text:p>
          </table:table-cell>
          <table:table-cell office:value-type="string" calcext:value-type="string">
            <text:p>$27.24B</text:p>
          </table:table-cell>
          <table:table-cell office:value-type="float" office:value="1.41777" calcext:value-type="float">
            <text:p>1.41777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i Auto Inc</text:p>
          </table:table-cell>
          <table:table-cell office:value-type="float" office:value="27.44" calcext:value-type="float">
            <text:p>27.44</text:p>
          </table:table-cell>
          <table:table-cell office:value-type="float" office:value="10.33316" calcext:value-type="float">
            <text:p>10.33316</text:p>
          </table:table-cell>
          <table:table-cell office:value-type="string" calcext:value-type="string">
            <text:p>$27.20B</text:p>
          </table:table-cell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RL</text:p>
          </table:table-cell>
          <table:table-cell office:value-type="string" calcext:value-type="string">
            <text:p>Hormel Foods Corp</text:p>
          </table:table-cell>
          <table:table-cell office:value-type="float" office:value="49.69" calcext:value-type="float">
            <text:p>49.69</text:p>
          </table:table-cell>
          <table:table-cell office:value-type="float" office:value="2.25631" calcext:value-type="float">
            <text:p>2.25631</text:p>
          </table:table-cell>
          <table:table-cell office:value-type="string" calcext:value-type="string">
            <text:p>$27.11B</text:p>
          </table:table-cell>
          <table:table-cell office:value-type="float" office:value="2.09045" calcext:value-type="float">
            <text:p>2.0904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Food Produc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NSS</text:p>
          </table:table-cell>
          <table:table-cell office:value-type="string" calcext:value-type="string">
            <text:p>ANSYS Inc</text:p>
          </table:table-cell>
          <table:table-cell office:value-type="float" office:value="316" calcext:value-type="float">
            <text:p>316</text:p>
          </table:table-cell>
          <table:table-cell office:value-type="float" office:value="0.50233" calcext:value-type="float">
            <text:p>0.50233</text:p>
          </table:table-cell>
          <table:table-cell office:value-type="string" calcext:value-type="string">
            <text:p>$27.10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POT</text:p>
          </table:table-cell>
          <table:table-cell office:value-type="string" calcext:value-type="string">
            <text:p>Spotify Technology S.A</text:p>
          </table:table-cell>
          <table:table-cell office:value-type="float" office:value="146.46" calcext:value-type="float">
            <text:p>146.46</text:p>
          </table:table-cell>
          <table:table-cell office:value-type="float" office:value="2.00664" calcext:value-type="float">
            <text:p>2.00664</text:p>
          </table:table-cell>
          <table:table-cell office:value-type="string" calcext:value-type="string">
            <text:p>$26.98B</text:p>
          </table:table-cell>
          <table:table-cell/>
          <table:table-cell office:value-type="string" calcext:value-type="string">
            <text:p>Luxembourg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N Semiconductor Corp</text:p>
          </table:table-cell>
          <table:table-cell office:value-type="float" office:value="62.28" calcext:value-type="float">
            <text:p>62.28</text:p>
          </table:table-cell>
          <table:table-cell office:value-type="float" office:value="6.90148" calcext:value-type="float">
            <text:p>6.90148</text:p>
          </table:table-cell>
          <table:table-cell office:value-type="string" calcext:value-type="string">
            <text:p>$26.78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HG</text:p>
          </table:table-cell>
          <table:table-cell office:value-type="string" calcext:value-type="string">
            <text:p>Koninklijke Philips NV</text:p>
          </table:table-cell>
          <table:table-cell office:value-type="float" office:value="31.105" calcext:value-type="float">
            <text:p>31.105</text:p>
          </table:table-cell>
          <table:table-cell office:value-type="float" office:value="2.0005" calcext:value-type="float">
            <text:p>2.0005</text:p>
          </table:table-cell>
          <table:table-cell office:value-type="string" calcext:value-type="string">
            <text:p>$26.78B</text:p>
          </table:table-cell>
          <table:table-cell office:value-type="float" office:value="6.49167" calcext:value-type="float">
            <text:p>6.49167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OKTA</text:p>
          </table:table-cell>
          <table:table-cell office:value-type="string" calcext:value-type="string">
            <text:p>OKTA INC</text:p>
          </table:table-cell>
          <table:table-cell office:value-type="float" office:value="165.77" calcext:value-type="float">
            <text:p>165.77</text:p>
          </table:table-cell>
          <table:table-cell office:value-type="float" office:value="2.08999" calcext:value-type="float">
            <text:p>2.08999</text:p>
          </table:table-cell>
          <table:table-cell office:value-type="string" calcext:value-type="string">
            <text:p>$26.55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MongoDB Inc</text:p>
          </table:table-cell>
          <table:table-cell office:value-type="float" office:value="409.09" calcext:value-type="float">
            <text:p>409.09</text:p>
          </table:table-cell>
          <table:table-cell office:value-type="float" office:value="1.20701" calcext:value-type="float">
            <text:p>1.20701</text:p>
          </table:table-cell>
          <table:table-cell office:value-type="string" calcext:value-type="string">
            <text:p>$26.38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XR</text:p>
          </table:table-cell>
          <table:table-cell office:value-type="string" calcext:value-type="string">
            <text:p>Extra Space Storage Inc</text:p>
          </table:table-cell>
          <table:table-cell office:value-type="float" office:value="195.54" calcext:value-type="float">
            <text:p>195.54</text:p>
          </table:table-cell>
          <table:table-cell office:value-type="float" office:value="0.7266" calcext:value-type="float">
            <text:p>0.7266</text:p>
          </table:table-cell>
          <table:table-cell office:value-type="string" calcext:value-type="string">
            <text:p>$26.28B</text:p>
          </table:table-cell>
          <table:table-cell office:value-type="float" office:value="3.06247" calcext:value-type="float">
            <text:p>3.06247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Equity Real Estate Investment Trusts (REITs)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TUB</text:p>
          </table:table-cell>
          <table:table-cell office:value-type="string" calcext:value-type="string">
            <text:p>Itau Unibanco Holding SA</text:p>
          </table:table-cell>
          <table:table-cell office:value-type="float" office:value="5.5135" calcext:value-type="float">
            <text:p>5.5135</text:p>
          </table:table-cell>
          <table:table-cell office:value-type="float" office:value="45.69086" calcext:value-type="float">
            <text:p>45.69086</text:p>
          </table:table-cell>
          <table:table-cell office:value-type="string" calcext:value-type="string">
            <text:p>$26.13B</text:p>
          </table:table-cell>
          <table:table-cell office:value-type="float" office:value="2.47946" calcext:value-type="float">
            <text:p>2.47946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SCO</text:p>
          </table:table-cell>
          <table:table-cell office:value-type="string" calcext:value-type="string">
            <text:p>Tractor Supply Co</text:p>
          </table:table-cell>
          <table:table-cell office:value-type="float" office:value="231.32" calcext:value-type="float">
            <text:p>231.32</text:p>
          </table:table-cell>
          <table:table-cell office:value-type="float" office:value="0.87317" calcext:value-type="float">
            <text:p>0.87317</text:p>
          </table:table-cell>
          <table:table-cell office:value-type="string" calcext:value-type="string">
            <text:p>$26.12B</text:p>
          </table:table-cell>
          <table:table-cell office:value-type="float" office:value="1.58902" calcext:value-type="float">
            <text:p>1.5890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Retail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GEN</text:p>
          </table:table-cell>
          <table:table-cell office:value-type="string" calcext:value-type="string">
            <text:p>Seagen Inc</text:p>
          </table:table-cell>
          <table:table-cell office:value-type="float" office:value="144.04" calcext:value-type="float">
            <text:p>144.04</text:p>
          </table:table-cell>
          <table:table-cell office:value-type="float" office:value="1.05973" calcext:value-type="float">
            <text:p>1.05973</text:p>
          </table:table-cell>
          <table:table-cell office:value-type="string" calcext:value-type="string">
            <text:p>$25.99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WW</text:p>
          </table:table-cell>
          <table:table-cell office:value-type="string" calcext:value-type="string">
            <text:p>Grainger (W.W.) Inc</text:p>
          </table:table-cell>
          <table:table-cell office:value-type="float" office:value="501.95" calcext:value-type="float">
            <text:p>501.95</text:p>
          </table:table-cell>
          <table:table-cell office:value-type="float" office:value="0.27042" calcext:value-type="float">
            <text:p>0.27042</text:p>
          </table:table-cell>
          <table:table-cell office:value-type="string" calcext:value-type="string">
            <text:p>$25.87B</text:p>
          </table:table-cell>
          <table:table-cell office:value-type="float" office:value="1.27997" calcext:value-type="float">
            <text:p>1.27997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Trading Companies &amp; Distributor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H</text:p>
          </table:table-cell>
          <table:table-cell office:value-type="string" calcext:value-type="string">
            <text:p>Laboratory Corp of America Holdings</text:p>
          </table:table-cell>
          <table:table-cell office:value-type="float" office:value="277.235" calcext:value-type="float">
            <text:p>277.235</text:p>
          </table:table-cell>
          <table:table-cell office:value-type="float" office:value="0.88753" calcext:value-type="float">
            <text:p>0.88753</text:p>
          </table:table-cell>
          <table:table-cell office:value-type="string" calcext:value-type="string">
            <text:p>$25.84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Providers &amp;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EF</text:p>
          </table:table-cell>
          <table:table-cell office:value-type="string" calcext:value-type="string">
            <text:p>Telefonica SA</text:p>
          </table:table-cell>
          <table:table-cell office:value-type="float" office:value="4.625" calcext:value-type="float">
            <text:p>4.625</text:p>
          </table:table-cell>
          <table:table-cell office:value-type="float" office:value="2.31553" calcext:value-type="float">
            <text:p>2.31553</text:p>
          </table:table-cell>
          <table:table-cell office:value-type="string" calcext:value-type="string">
            <text:p>$25.83B</text:p>
          </table:table-cell>
          <table:table-cell office:value-type="float" office:value="9.59666" calcext:value-type="float">
            <text:p>9.5966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Diversified Telecommunication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YV</text:p>
          </table:table-cell>
          <table:table-cell office:value-type="string" calcext:value-type="string">
            <text:p>Live Nation Entertainment Inc</text:p>
          </table:table-cell>
          <table:table-cell office:value-type="float" office:value="117.88" calcext:value-type="float">
            <text:p>117.88</text:p>
          </table:table-cell>
          <table:table-cell office:value-type="float" office:value="2.52574" calcext:value-type="float">
            <text:p>2.52574</text:p>
          </table:table-cell>
          <table:table-cell office:value-type="string" calcext:value-type="string">
            <text:p>$25.59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LTR</text:p>
          </table:table-cell>
          <table:table-cell office:value-type="string" calcext:value-type="string">
            <text:p>Palantir Technologies Inc</text:p>
          </table:table-cell>
          <table:table-cell office:value-type="float" office:value="13.3222" calcext:value-type="float">
            <text:p>13.3222</text:p>
          </table:table-cell>
          <table:table-cell office:value-type="float" office:value="49.85849" calcext:value-type="float">
            <text:p>49.85849</text:p>
          </table:table-cell>
          <table:table-cell office:value-type="string" calcext:value-type="string">
            <text:p>$25.55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SGP</text:p>
          </table:table-cell>
          <table:table-cell office:value-type="string" calcext:value-type="string">
            <text:p>CoStar Group Inc</text:p>
          </table:table-cell>
          <table:table-cell office:value-type="float" office:value="66.12" calcext:value-type="float">
            <text:p>66.12</text:p>
          </table:table-cell>
          <table:table-cell office:value-type="float" office:value="2.40265" calcext:value-type="float">
            <text:p>2.40265</text:p>
          </table:table-cell>
          <table:table-cell office:value-type="string" calcext:value-type="string">
            <text:p>$25.49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Southwest Airlines Co.</text:p>
          </table:table-cell>
          <table:table-cell office:value-type="float" office:value="43.2" calcext:value-type="float">
            <text:p>43.2</text:p>
          </table:table-cell>
          <table:table-cell office:value-type="float" office:value="9.04837" calcext:value-type="float">
            <text:p>9.04837</text:p>
          </table:table-cell>
          <table:table-cell office:value-type="string" calcext:value-type="string">
            <text:p>$25.34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ZBH</text:p>
          </table:table-cell>
          <table:table-cell office:value-type="string" calcext:value-type="string">
            <text:p>Zimmer Biomet Holdings Inc</text:p>
          </table:table-cell>
          <table:table-cell office:value-type="float" office:value="120.295" calcext:value-type="float">
            <text:p>120.295</text:p>
          </table:table-cell>
          <table:table-cell office:value-type="float" office:value="1.89804" calcext:value-type="float">
            <text:p>1.89804</text:p>
          </table:table-cell>
          <table:table-cell office:value-type="string" calcext:value-type="string">
            <text:p>$25.32B</text:p>
          </table:table-cell>
          <table:table-cell office:value-type="float" office:value="0.79313" calcext:value-type="float">
            <text:p>0.79313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Deutsche Bank AG</text:p>
          </table:table-cell>
          <table:table-cell office:value-type="float" office:value="12.885" calcext:value-type="float">
            <text:p>12.885</text:p>
          </table:table-cell>
          <table:table-cell office:value-type="float" office:value="5.54816" calcext:value-type="float">
            <text:p>5.54816</text:p>
          </table:table-cell>
          <table:table-cell office:value-type="string" calcext:value-type="string">
            <text:p>$25.32B</text:p>
          </table:table-cell>
          <table:table-cell/>
          <table:table-cell office:value-type="string" calcext:value-type="string">
            <text:p>Germany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AJ</text:p>
          </table:table-cell>
          <table:table-cell office:value-type="string" calcext:value-type="string">
            <text:p>Canon Inc</text:p>
          </table:table-cell>
          <table:table-cell office:value-type="float" office:value="23.995" calcext:value-type="float">
            <text:p>23.995</text:p>
          </table:table-cell>
          <table:table-cell office:value-type="float" office:value="0.27596" calcext:value-type="float">
            <text:p>0.27596</text:p>
          </table:table-cell>
          <table:table-cell office:value-type="string" calcext:value-type="string">
            <text:p>$25.26B</text:p>
          </table:table-cell>
          <table:table-cell office:value-type="float" office:value="5.15599" calcext:value-type="float">
            <text:p>5.15599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RI</text:p>
          </table:table-cell>
          <table:table-cell office:value-type="string" calcext:value-type="string">
            <text:p>United Rentals Inc.</text:p>
          </table:table-cell>
          <table:table-cell office:value-type="float" office:value="355.225" calcext:value-type="float">
            <text:p>355.225</text:p>
          </table:table-cell>
          <table:table-cell office:value-type="float" office:value="0.69886" calcext:value-type="float">
            <text:p>0.69886</text:p>
          </table:table-cell>
          <table:table-cell office:value-type="string" calcext:value-type="string">
            <text:p>$25.19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Trading Companies &amp; Distributor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IX</text:p>
          </table:table-cell>
          <table:table-cell office:value-type="string" calcext:value-type="string">
            <text:p>Edison International</text:p>
          </table:table-cell>
          <table:table-cell office:value-type="float" office:value="66.09" calcext:value-type="float">
            <text:p>66.09</text:p>
          </table:table-cell>
          <table:table-cell office:value-type="float" office:value="2.11647" calcext:value-type="float">
            <text:p>2.11647</text:p>
          </table:table-cell>
          <table:table-cell office:value-type="string" calcext:value-type="string">
            <text:p>$24.91B</text:p>
          </table:table-cell>
          <table:table-cell office:value-type="float" office:value="4.27873" calcext:value-type="float">
            <text:p>4.27873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ZNP</text:p>
          </table:table-cell>
          <table:table-cell office:value-type="string" calcext:value-type="string">
            <text:p>Horizon Therapeutics Public Ltd Co</text:p>
          </table:table-cell>
          <table:table-cell office:value-type="float" office:value="109.18" calcext:value-type="float">
            <text:p>109.18</text:p>
          </table:table-cell>
          <table:table-cell office:value-type="float" office:value="1.615" calcext:value-type="float">
            <text:p>1.615</text:p>
          </table:table-cell>
          <table:table-cell office:value-type="string" calcext:value-type="string">
            <text:p>$24.90B</text:p>
          </table:table-cell>
          <table:table-cell/>
          <table:table-cell office:value-type="string" calcext:value-type="string">
            <text:p>Ireland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FirstEnergy Corp.</text:p>
          </table:table-cell>
          <table:table-cell office:value-type="float" office:value="43.6" calcext:value-type="float">
            <text:p>43.6</text:p>
          </table:table-cell>
          <table:table-cell office:value-type="float" office:value="4.1943" calcext:value-type="float">
            <text:p>4.1943</text:p>
          </table:table-cell>
          <table:table-cell office:value-type="string" calcext:value-type="string">
            <text:p>$24.87B</text:p>
          </table:table-cell>
          <table:table-cell office:value-type="float" office:value="3.57798" calcext:value-type="float">
            <text:p>3.5779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ENPH</text:p>
          </table:table-cell>
          <table:table-cell office:value-type="string" calcext:value-type="string">
            <text:p>Enphase Energy Inc</text:p>
          </table:table-cell>
          <table:table-cell office:value-type="float" office:value="189.59" calcext:value-type="float">
            <text:p>189.59</text:p>
          </table:table-cell>
          <table:table-cell office:value-type="float" office:value="2.98903" calcext:value-type="float">
            <text:p>2.98903</text:p>
          </table:table-cell>
          <table:table-cell office:value-type="string" calcext:value-type="string">
            <text:p>$24.84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IRI</text:p>
          </table:table-cell>
          <table:table-cell office:value-type="string" calcext:value-type="string">
            <text:p>Sirius XM Holdings Inc</text:p>
          </table:table-cell>
          <table:table-cell office:value-type="float" office:value="6.375" calcext:value-type="float">
            <text:p>6.375</text:p>
          </table:table-cell>
          <table:table-cell office:value-type="float" office:value="20.42064" calcext:value-type="float">
            <text:p>20.42064</text:p>
          </table:table-cell>
          <table:table-cell office:value-type="string" calcext:value-type="string">
            <text:p>$24.83B</text:p>
          </table:table-cell>
          <table:table-cell office:value-type="float" office:value="1.3966" calcext:value-type="float">
            <text:p>1.3966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ANG</text:p>
          </table:table-cell>
          <table:table-cell office:value-type="string" calcext:value-type="string">
            <text:p>Diamondback Energy Inc</text:p>
          </table:table-cell>
          <table:table-cell office:value-type="float" office:value="137.24" calcext:value-type="float">
            <text:p>137.24</text:p>
          </table:table-cell>
          <table:table-cell office:value-type="float" office:value="2.99624" calcext:value-type="float">
            <text:p>2.99624</text:p>
          </table:table-cell>
          <table:table-cell office:value-type="string" calcext:value-type="string">
            <text:p>$24.82B</text:p>
          </table:table-cell>
          <table:table-cell office:value-type="float" office:value="1.71576" calcext:value-type="float">
            <text:p>1.71576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OS</text:p>
          </table:table-cell>
          <table:table-cell office:value-type="string" calcext:value-type="string">
            <text:p>Mosaic Company (The)</text:p>
          </table:table-cell>
          <table:table-cell office:value-type="float" office:value="65.325" calcext:value-type="float">
            <text:p>65.325</text:p>
          </table:table-cell>
          <table:table-cell office:value-type="float" office:value="7.08542" calcext:value-type="float">
            <text:p>7.08542</text:p>
          </table:table-cell>
          <table:table-cell office:value-type="string" calcext:value-type="string">
            <text:p>$24.75B</text:p>
          </table:table-cell>
          <table:table-cell office:value-type="float" office:value="0.66964" calcext:value-type="float">
            <text:p>0.66964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NVH</text:p>
          </table:table-cell>
          <table:table-cell office:value-type="string" calcext:value-type="string">
            <text:p>Invitation Homes Inc</text:p>
          </table:table-cell>
          <table:table-cell office:value-type="float" office:value="40.47" calcext:value-type="float">
            <text:p>40.47</text:p>
          </table:table-cell>
          <table:table-cell office:value-type="float" office:value="4.32135" calcext:value-type="float">
            <text:p>4.32135</text:p>
          </table:table-cell>
          <table:table-cell office:value-type="string" calcext:value-type="string">
            <text:p>$24.65B</text:p>
          </table:table-cell>
          <table:table-cell office:value-type="float" office:value="2.16963" calcext:value-type="float">
            <text:p>2.16963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Equity Real Estate Investment Trusts (REITs)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TE</text:p>
          </table:table-cell>
          <table:table-cell office:value-type="string" calcext:value-type="string">
            <text:p>DTE Energy Co</text:p>
          </table:table-cell>
          <table:table-cell office:value-type="float" office:value="126.12" calcext:value-type="float">
            <text:p>126.12</text:p>
          </table:table-cell>
          <table:table-cell office:value-type="float" office:value="1.11057" calcext:value-type="float">
            <text:p>1.11057</text:p>
          </table:table-cell>
          <table:table-cell office:value-type="string" calcext:value-type="string">
            <text:p>$24.62B</text:p>
          </table:table-cell>
          <table:table-cell office:value-type="float" office:value="2.78521" calcext:value-type="float">
            <text:p>2.7852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Gartner Inc</text:p>
          </table:table-cell>
          <table:table-cell office:value-type="float" office:value="298.62" calcext:value-type="float">
            <text:p>298.62</text:p>
          </table:table-cell>
          <table:table-cell office:value-type="float" office:value="0.51041" calcext:value-type="float">
            <text:p>0.51041</text:p>
          </table:table-cell>
          <table:table-cell office:value-type="string" calcext:value-type="string">
            <text:p>$24.42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WK</text:p>
          </table:table-cell>
          <table:table-cell office:value-type="string" calcext:value-type="string">
            <text:p>Stanley Black &amp; Decker Inc</text:p>
          </table:table-cell>
          <table:table-cell office:value-type="float" office:value="146.25" calcext:value-type="float">
            <text:p>146.25</text:p>
          </table:table-cell>
          <table:table-cell office:value-type="float" office:value="1.68889" calcext:value-type="float">
            <text:p>1.68889</text:p>
          </table:table-cell>
          <table:table-cell office:value-type="string" calcext:value-type="string">
            <text:p>$24.22B</text:p>
          </table:table-cell>
          <table:table-cell office:value-type="float" office:value="2.13182" calcext:value-type="float">
            <text:p>2.1318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VMC</text:p>
          </table:table-cell>
          <table:table-cell office:value-type="string" calcext:value-type="string">
            <text:p>Vulcan Materials Co</text:p>
          </table:table-cell>
          <table:table-cell office:value-type="float" office:value="181.55" calcext:value-type="float">
            <text:p>181.55</text:p>
          </table:table-cell>
          <table:table-cell office:value-type="float" office:value="0.80896" calcext:value-type="float">
            <text:p>0.80896</text:p>
          </table:table-cell>
          <table:table-cell office:value-type="string" calcext:value-type="string">
            <text:p>$24.21B</text:p>
          </table:table-cell>
          <table:table-cell office:value-type="float" office:value="0.87753" calcext:value-type="float">
            <text:p>0.87753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KC</text:p>
          </table:table-cell>
          <table:table-cell office:value-type="string" calcext:value-type="string">
            <text:p>McCormick &amp; Co Inc</text:p>
          </table:table-cell>
          <table:table-cell office:value-type="float" office:value="96.76" calcext:value-type="float">
            <text:p>96.76</text:p>
          </table:table-cell>
          <table:table-cell office:value-type="float" office:value="1.60624" calcext:value-type="float">
            <text:p>1.60624</text:p>
          </table:table-cell>
          <table:table-cell office:value-type="string" calcext:value-type="string">
            <text:p>$24.16B</text:p>
          </table:table-cell>
          <table:table-cell office:value-type="float" office:value="1.53019" calcext:value-type="float">
            <text:p>1.53019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Food Produc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DW</text:p>
          </table:table-cell>
          <table:table-cell office:value-type="string" calcext:value-type="string">
            <text:p>CDW Corp</text:p>
          </table:table-cell>
          <table:table-cell office:value-type="float" office:value="178.1" calcext:value-type="float">
            <text:p>178.1</text:p>
          </table:table-cell>
          <table:table-cell office:value-type="float" office:value="0.915" calcext:value-type="float">
            <text:p>0.915</text:p>
          </table:table-cell>
          <table:table-cell office:value-type="string" calcext:value-type="string">
            <text:p>$24.13B</text:p>
          </table:table-cell>
          <table:table-cell office:value-type="float" office:value="1.11863" calcext:value-type="float">
            <text:p>1.11863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Equipment, Instruments &amp; Componen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AA</text:p>
          </table:table-cell>
          <table:table-cell office:value-type="string" calcext:value-type="string">
            <text:p>Mid-America Apartment Communities Inc</text:p>
          </table:table-cell>
          <table:table-cell office:value-type="float" office:value="204.09" calcext:value-type="float">
            <text:p>204.09</text:p>
          </table:table-cell>
          <table:table-cell office:value-type="float" office:value="0.63106" calcext:value-type="float">
            <text:p>0.63106</text:p>
          </table:table-cell>
          <table:table-cell office:value-type="string" calcext:value-type="string">
            <text:p>$23.87B</text:p>
          </table:table-cell>
          <table:table-cell office:value-type="float" office:value="2.10165" calcext:value-type="float">
            <text:p>2.1016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Equity Real Estate Investment Trusts (REITs)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LM</text:p>
          </table:table-cell>
          <table:table-cell office:value-type="string" calcext:value-type="string">
            <text:p>Martin Marietta Materials Inc.</text:p>
          </table:table-cell>
          <table:table-cell office:value-type="float" office:value="383.915" calcext:value-type="float">
            <text:p>383.915</text:p>
          </table:table-cell>
          <table:table-cell office:value-type="float" office:value="0.42112" calcext:value-type="float">
            <text:p>0.42112</text:p>
          </table:table-cell>
          <table:table-cell office:value-type="string" calcext:value-type="string">
            <text:p>$23.87B</text:p>
          </table:table-cell>
          <table:table-cell office:value-type="float" office:value="0.63779" calcext:value-type="float">
            <text:p>0.63779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TRS</text:p>
          </table:table-cell>
          <table:table-cell office:value-type="string" calcext:value-type="string">
            <text:p>Northern Trust Corp</text:p>
          </table:table-cell>
          <table:table-cell office:value-type="float" office:value="116.77" calcext:value-type="float">
            <text:p>116.77</text:p>
          </table:table-cell>
          <table:table-cell office:value-type="float" office:value="0.88097" calcext:value-type="float">
            <text:p>0.88097</text:p>
          </table:table-cell>
          <table:table-cell office:value-type="string" calcext:value-type="string">
            <text:p>$23.81B</text:p>
          </table:table-cell>
          <table:table-cell office:value-type="float" office:value="2.4452" calcext:value-type="float">
            <text:p>2.445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VTR</text:p>
          </table:table-cell>
          <table:table-cell office:value-type="string" calcext:value-type="string">
            <text:p>Ventas Inc.</text:p>
          </table:table-cell>
          <table:table-cell office:value-type="float" office:value="60.275" calcext:value-type="float">
            <text:p>60.275</text:p>
          </table:table-cell>
          <table:table-cell office:value-type="float" office:value="2.50551" calcext:value-type="float">
            <text:p>2.50551</text:p>
          </table:table-cell>
          <table:table-cell office:value-type="string" calcext:value-type="string">
            <text:p>$23.74B</text:p>
          </table:table-cell>
          <table:table-cell office:value-type="float" office:value="3.02928" calcext:value-type="float">
            <text:p>3.0292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Equity Real Estate Investment Trusts (REITs)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X</text:p>
          </table:table-cell>
          <table:table-cell office:value-type="string" calcext:value-type="string">
            <text:p>Orix Corp</text:p>
          </table:table-cell>
          <table:table-cell office:value-type="float" office:value="101.72" calcext:value-type="float">
            <text:p>101.72</text:p>
          </table:table-cell>
          <table:table-cell office:value-type="float" office:value="0.03275" calcext:value-type="float">
            <text:p>0.03275</text:p>
          </table:table-cell>
          <table:table-cell office:value-type="string" calcext:value-type="string">
            <text:p>$23.73B</text:p>
          </table:table-cell>
          <table:table-cell office:value-type="float" office:value="3.70436" calcext:value-type="float">
            <text:p>3.70436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Financial Services</text:p>
          </table:table-cell>
          <table:table-cell office:value-type="string" calcext:value-type="string">
            <text:p>No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IG</text:p>
          </table:table-cell>
          <table:table-cell office:value-type="string" calcext:value-type="string">
            <text:p>Hartford Financial Services Group Inc. (The)</text:p>
          </table:table-cell>
          <table:table-cell office:value-type="float" office:value="71.673" calcext:value-type="float">
            <text:p>71.673</text:p>
          </table:table-cell>
          <table:table-cell office:value-type="float" office:value="1.95705" calcext:value-type="float">
            <text:p>1.95705</text:p>
          </table:table-cell>
          <table:table-cell office:value-type="string" calcext:value-type="string">
            <text:p>$23.72B</text:p>
          </table:table-cell>
          <table:table-cell office:value-type="float" office:value="2.15355" calcext:value-type="float">
            <text:p>2.1535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VRSN</text:p>
          </table:table-cell>
          <table:table-cell office:value-type="string" calcext:value-type="string">
            <text:p>Verisign Inc</text:p>
          </table:table-cell>
          <table:table-cell office:value-type="float" office:value="218.38" calcext:value-type="float">
            <text:p>218.38</text:p>
          </table:table-cell>
          <table:table-cell office:value-type="float" office:value="0.66939" calcext:value-type="float">
            <text:p>0.66939</text:p>
          </table:table-cell>
          <table:table-cell office:value-type="string" calcext:value-type="string">
            <text:p>$23.68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HD</text:p>
          </table:table-cell>
          <table:table-cell office:value-type="string" calcext:value-type="string">
            <text:p>Church &amp; Dwight Co Inc</text:p>
          </table:table-cell>
          <table:table-cell office:value-type="float" office:value="97.74" calcext:value-type="float">
            <text:p>97.74</text:p>
          </table:table-cell>
          <table:table-cell office:value-type="float" office:value="1.73082" calcext:value-type="float">
            <text:p>1.73082</text:p>
          </table:table-cell>
          <table:table-cell office:value-type="string" calcext:value-type="string">
            <text:p>$23.67B</text:p>
          </table:table-cell>
          <table:table-cell office:value-type="float" office:value="1.07648" calcext:value-type="float">
            <text:p>1.07648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ousehold Produc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PRX</text:p>
          </table:table-cell>
          <table:table-cell office:value-type="string" calcext:value-type="string">
            <text:p>Royalty Pharma plc</text:p>
          </table:table-cell>
          <table:table-cell office:value-type="float" office:value="38.8" calcext:value-type="float">
            <text:p>38.8</text:p>
          </table:table-cell>
          <table:table-cell office:value-type="float" office:value="1.92105" calcext:value-type="float">
            <text:p>1.92105</text:p>
          </table:table-cell>
          <table:table-cell office:value-type="string" calcext:value-type="string">
            <text:p>$23.66B</text:p>
          </table:table-cell>
          <table:table-cell office:value-type="float" office:value="1.95072" calcext:value-type="float">
            <text:p>1.95072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QP</text:p>
          </table:table-cell>
          <table:table-cell office:value-type="string" calcext:value-type="string">
            <text:p>Cheniere Energy Partners LP</text:p>
          </table:table-cell>
          <table:table-cell office:value-type="float" office:value="50.05" calcext:value-type="float">
            <text:p>50.05</text:p>
          </table:table-cell>
          <table:table-cell office:value-type="float" office:value="0.23509" calcext:value-type="float">
            <text:p>0.23509</text:p>
          </table:table-cell>
          <table:table-cell office:value-type="string" calcext:value-type="string">
            <text:p>$23.63B</text:p>
          </table:table-cell>
          <table:table-cell office:value-type="float" office:value="5.73535" calcext:value-type="float">
            <text:p>5.7353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VNA</text:p>
          </table:table-cell>
          <table:table-cell office:value-type="string" calcext:value-type="string">
            <text:p>Carvana Co</text:p>
          </table:table-cell>
          <table:table-cell office:value-type="float" office:value="141.815" calcext:value-type="float">
            <text:p>141.815</text:p>
          </table:table-cell>
          <table:table-cell office:value-type="float" office:value="3.31296" calcext:value-type="float">
            <text:p>3.31296</text:p>
          </table:table-cell>
          <table:table-cell office:value-type="string" calcext:value-type="string">
            <text:p>$23.58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Retail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UMC</text:p>
          </table:table-cell>
          <table:table-cell office:value-type="string" calcext:value-type="string">
            <text:p>United Microelectronics Corp</text:p>
          </table:table-cell>
          <table:table-cell office:value-type="float" office:value="9.485" calcext:value-type="float">
            <text:p>9.485</text:p>
          </table:table-cell>
          <table:table-cell office:value-type="float" office:value="9.09008" calcext:value-type="float">
            <text:p>9.09008</text:p>
          </table:table-cell>
          <table:table-cell office:value-type="string" calcext:value-type="string">
            <text:p>$23.49B</text:p>
          </table:table-cell>
          <table:table-cell office:value-type="float" office:value="3.04611" calcext:value-type="float">
            <text:p>3.04611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 &amp; Semiconductor Equipment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MAB</text:p>
          </table:table-cell>
          <table:table-cell office:value-type="string" calcext:value-type="string">
            <text:p>Genmab A/S</text:p>
          </table:table-cell>
          <table:table-cell office:value-type="float" office:value="35.925" calcext:value-type="float">
            <text:p>35.925</text:p>
          </table:table-cell>
          <table:table-cell office:value-type="float" office:value="0.58036" calcext:value-type="float">
            <text:p>0.58036</text:p>
          </table:table-cell>
          <table:table-cell office:value-type="string" calcext:value-type="string">
            <text:p>$23.48B</text:p>
          </table:table-cell>
          <table:table-cell/>
          <table:table-cell office:value-type="string" calcext:value-type="string">
            <text:p>Denmark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E</text:p>
          </table:table-cell>
          <table:table-cell office:value-type="string" calcext:value-type="string">
            <text:p>Steris Plc</text:p>
          </table:table-cell>
          <table:table-cell office:value-type="float" office:value="235.48" calcext:value-type="float">
            <text:p>235.48</text:p>
          </table:table-cell>
          <table:table-cell office:value-type="float" office:value="0.48335" calcext:value-type="float">
            <text:p>0.48335</text:p>
          </table:table-cell>
          <table:table-cell office:value-type="string" calcext:value-type="string">
            <text:p>$23.42B</text:p>
          </table:table-cell>
          <table:table-cell office:value-type="float" office:value="0.73523" calcext:value-type="float">
            <text:p>0.73523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 &amp; Suppl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XPEV</text:p>
          </table:table-cell>
          <table:table-cell office:value-type="string" calcext:value-type="string">
            <text:p>XPeng Inc</text:p>
          </table:table-cell>
          <table:table-cell office:value-type="float" office:value="29.15" calcext:value-type="float">
            <text:p>29.15</text:p>
          </table:table-cell>
          <table:table-cell office:value-type="float" office:value="12.75071" calcext:value-type="float">
            <text:p>12.75071</text:p>
          </table:table-cell>
          <table:table-cell office:value-type="string" calcext:value-type="string">
            <text:p>$23.40B</text:p>
          </table:table-cell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mobil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TB</text:p>
          </table:table-cell>
          <table:table-cell office:value-type="string" calcext:value-type="string">
            <text:p>M&amp;T Bank Corp</text:p>
          </table:table-cell>
          <table:table-cell office:value-type="float" office:value="183.46" calcext:value-type="float">
            <text:p>183.46</text:p>
          </table:table-cell>
          <table:table-cell office:value-type="float" office:value="1.29467" calcext:value-type="float">
            <text:p>1.29467</text:p>
          </table:table-cell>
          <table:table-cell office:value-type="string" calcext:value-type="string">
            <text:p>$23.30B</text:p>
          </table:table-cell>
          <table:table-cell office:value-type="float" office:value="2.6581" calcext:value-type="float">
            <text:p>2.658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Bank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Albemarle Corp</text:p>
          </table:table-cell>
          <table:table-cell office:value-type="float" office:value="205.05" calcext:value-type="float">
            <text:p>205.05</text:p>
          </table:table-cell>
          <table:table-cell office:value-type="float" office:value="1.13668" calcext:value-type="float">
            <text:p>1.13668</text:p>
          </table:table-cell>
          <table:table-cell office:value-type="string" calcext:value-type="string">
            <text:p>$23.25B</text:p>
          </table:table-cell>
          <table:table-cell office:value-type="float" office:value="0.79525" calcext:value-type="float">
            <text:p>0.7952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AL</text:p>
          </table:table-cell>
          <table:table-cell office:value-type="string" calcext:value-type="string">
            <text:p>Delta Air Lines Inc</text:p>
          </table:table-cell>
          <table:table-cell office:value-type="float" office:value="37.13" calcext:value-type="float">
            <text:p>37.13</text:p>
          </table:table-cell>
          <table:table-cell office:value-type="float" office:value="15.5912" calcext:value-type="float">
            <text:p>15.5912</text:p>
          </table:table-cell>
          <table:table-cell office:value-type="string" calcext:value-type="string">
            <text:p>$23.10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EE</text:p>
          </table:table-cell>
          <table:table-cell office:value-type="string" calcext:value-type="string">
            <text:p>Ameren Corporation</text:p>
          </table:table-cell>
          <table:table-cell office:value-type="float" office:value="88.82" calcext:value-type="float">
            <text:p>88.82</text:p>
          </table:table-cell>
          <table:table-cell office:value-type="float" office:value="1.24014" calcext:value-type="float">
            <text:p>1.24014</text:p>
          </table:table-cell>
          <table:table-cell office:value-type="string" calcext:value-type="string">
            <text:p>$23.06B</text:p>
          </table:table-cell>
          <table:table-cell office:value-type="float" office:value="2.63805" calcext:value-type="float">
            <text:p>2.6380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RES</text:p>
          </table:table-cell>
          <table:table-cell office:value-type="string" calcext:value-type="string">
            <text:p>Ares Management Corp</text:p>
          </table:table-cell>
          <table:table-cell office:value-type="float" office:value="80.19" calcext:value-type="float">
            <text:p>80.19</text:p>
          </table:table-cell>
          <table:table-cell office:value-type="float" office:value="0.77301" calcext:value-type="float">
            <text:p>0.77301</text:p>
          </table:table-cell>
          <table:table-cell office:value-type="string" calcext:value-type="string">
            <text:p>$23.00B</text:p>
          </table:table-cell>
          <table:table-cell office:value-type="float" office:value="3.11105" calcext:value-type="float">
            <text:p>3.11105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apital Market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LR</text:p>
          </table:table-cell>
          <table:table-cell office:value-type="string" calcext:value-type="string">
            <text:p>Continental Resources Inc</text:p>
          </table:table-cell>
          <table:table-cell office:value-type="float" office:value="62.02" calcext:value-type="float">
            <text:p>62.02</text:p>
          </table:table-cell>
          <table:table-cell office:value-type="float" office:value="2.01645" calcext:value-type="float">
            <text:p>2.01645</text:p>
          </table:table-cell>
          <table:table-cell office:value-type="string" calcext:value-type="string">
            <text:p>$23.00B</text:p>
          </table:table-cell>
          <table:table-cell office:value-type="float" office:value="1.45731" calcext:value-type="float">
            <text:p>1.45731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, Gas &amp; Consumable Fuels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ILL</text:p>
          </table:table-cell>
          <table:table-cell office:value-type="string" calcext:value-type="string">
            <text:p>Bill.com Holdings Inc</text:p>
          </table:table-cell>
          <table:table-cell office:value-type="float" office:value="234.22" calcext:value-type="float">
            <text:p>234.22</text:p>
          </table:table-cell>
          <table:table-cell office:value-type="float" office:value="2.27362" calcext:value-type="float">
            <text:p>2.27362</text:p>
          </table:table-cell>
          <table:table-cell office:value-type="string" calcext:value-type="string">
            <text:p>$22.99B</text:p>
          </table:table-cell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Yes (Option Chain)</text:p>
          </table:table-cell>
          <table:table-cell table:number-columns-repeated="5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# List of 500 large cap stock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ighlighted cells have been user-added and may not meet the criteria included in the screen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idelity does not guarantee the suitability or potential value of any particular investment or information source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ta and information is provided by third-parties and is for informational purposes only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ll data is historical and is subject to revision or change at any time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erformance data quoted represents past performance and the return and principal value of an investment will fluctuat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 that an investor's shares when redeemed may be worth more or less than their original cost.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idelity Brokerage Servic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ember NYSE SIPC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900 Salem Stree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mithfield RI 02917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AS OF 02:50 PM ET 03/22/2022 Quotes delayed at least 15 minutes.</text:p>
          </table:table-cell>
          <table:table-cell table:number-columns-repeated="63"/>
        </table:table-row>
        <table:table-row table:style-name="ro1" table:number-rows-repeated="10480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 style:vertical-align="middl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sic_20_Facts" style:display-name="PageStyle_Basic Fa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2T11:56:53.529225108</dc:date>
    <meta:editing-duration>PT6M41S</meta:editing-duration>
    <meta:editing-cycles>1</meta:editing-cycles>
    <meta:document-statistic meta:table-count="1" meta:cell-count="4894" meta:object-count="0"/>
    <meta:generator>LibreOffice/6.4.7.2$Linux_X86_64 LibreOffice_project/40$Build-2</meta:generator>
  </office:meta>
</office:document-meta>
</file>